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3" style:data-style-name="N0">
      <style:table-cell-properties style:vertical-align="automatic" fo:background-color="transparent"/>
    </style:style>
    <style:style style:name="ce3" style:family="table-cell" style:parent-style-name="_54364__51456__32_3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_54364__51456__32_3" style:data-style-name="N0">
      <style:table-cell-properties style:vertical-align="automatic" fo:background-color="transparent" style:repeat-content="false"/>
      <style:paragraph-properties fo:text-align="start" fo:margin-left="0.353cm"/>
    </style:style>
    <style:style style:name="ce5" style:family="table-cell" style:parent-style-name="Default" style:data-style-name="N0">
      <style:table-cell-properties fo:border="thin solid #999999"/>
    </style:style>
    <style:style style:name="ce6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7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8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9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0" style:family="table-cell" style:parent-style-name="Default" style:data-style-name="N0">
      <style:table-cell-properties fo:border-top="thin solid #FFFFFF" fo:border-bottom="none" fo:border-left="thin solid #FFFFFF" fo:border-right="none"/>
    </style:style>
    <style:style style:name="ce11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2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13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14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17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18" style:family="table-cell" style:parent-style-name="Default" style:data-style-name="N0">
      <style:table-cell-properties fo:border-top="thin solid #999999" fo:border-bottom="thin solid #999999" fo:border-left="thin solid #FFFFFF" fo:border-right="none"/>
    </style:style>
    <style:style style:name="ce19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21" style:family="table-cell" style:parent-style-name="Default" style:data-style-name="N0">
      <style:table-cell-properties fo:border="thin solid #000000" fo:background-color="#FFFF00"/>
    </style:style>
    <style:style style:name="ce2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none" fo:border-bottom="thin solid #000000" fo:border-left="thick solid #000000" fo:border-right="thin solid #000000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ck solid #000000"/>
      <style:text-properties fo:color="#FF0000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/>
    </style:style>
    <style:style style:name="ce29" style:family="table-cell" style:parent-style-name="Default" style:data-style-name="N0">
      <style:table-cell-properties fo:border-top="thin solid #000000" fo:border-bottom="thin solid #000000" fo:border-left="thick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="thin solid #000000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35" style:family="table-cell" style:parent-style-name="Default" style:data-style-name="N0">
      <style:table-cell-properties fo:border-top="thick solid #000000" fo:border-bottom="thin solid #000000" fo:border-left="none" fo:border-right="none" style:vertical-align="automatic" fo:background-color="#FFFFFF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/>
    </style:style>
    <style:style style:name="ce37" style:family="table-cell" style:parent-style-name="Default" style:data-style-name="N0">
      <style:table-cell-properties fo:border-top="thin solid #000000" fo:border-bottom="none" fo:border-left="thick solid #000000" fo:border-right="thin solid #000000"/>
    </style:style>
    <style:style style:name="ce38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0" style:family="table-cell" style:parent-style-name="Default" style:data-style-name="N0">
      <style:table-cell-properties fo:border-top="thin solid #000000" fo:border-bottom="thin double #000000" fo:border-left="thin solid #000000" fo:border-right="none" style:vertical-align="automatic" fo:background-color="#FFFFFF"/>
    </style:style>
    <style:style style:name="ce41" style:family="table-cell" style:parent-style-name="Default" style:data-style-name="N0">
      <style:table-cell-properties fo:border-top="thin double #000000" fo:border-bottom="thin solid #000000" fo:border-left="thick solid #000000" fo:border-right="thin solid #000000"/>
    </style:style>
    <style:style style:name="ce42" style:family="table-cell" style:parent-style-name="Default" style:data-style-name="N0">
      <style:table-cell-properties fo:border-top="thin double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thin double #000000" fo:border-bottom="thin solid #000000" fo:border-left="thin solid #000000" fo:border-right="thin solid #000000"/>
    </style:style>
    <style:style style:name="ce44" style:family="table-cell" style:parent-style-name="Default" style:data-style-name="N0">
      <style:table-cell-properties fo:border-top="thin double #000000" fo:border-bottom="thin solid #000000" fo:border-left="thin solid #000000" fo:border-right="none" style:vertical-align="automatic" fo:background-color="#FFFFFF"/>
    </style:style>
    <style:style style:name="ce45" style:family="table-cell" style:parent-style-name="Default" style:data-style-name="N0">
      <style:table-cell-properties fo:border-top="thin solid #000000" fo:border-bottom="thin double #000000" fo:border-left="none" fo:border-right="none" style:vertical-align="automatic" fo:background-color="#FFFFFF"/>
    </style:style>
    <style:style style:name="ce46" style:family="table-cell" style:parent-style-name="Default" style:data-style-name="N0">
      <style:table-cell-properties fo:border-top="thin solid #000000" fo:border-bottom="thin double #000000" fo:border-left="thick solid #000000" fo:border-right="thin solid #000000"/>
    </style:style>
    <style:style style:name="ce47" style:family="table-cell" style:parent-style-name="Default" style:data-style-name="N0">
      <style:table-cell-properties fo:border-top="thin solid #000000" fo:border-bottom="thin double #000000" fo:border-left="none" fo:border-right="thin solid #000000" style:vertical-align="automatic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fo:border-top="thin solid #000000" fo:border-bottom="thin double #000000" fo:border-left="thin solid #000000" fo:border-right="thin solid #000000"/>
    </style:style>
    <style:style style:name="ce49" style:family="table-cell" style:parent-style-name="Default" style:data-style-name="N0">
      <style:table-cell-properties fo:border-top="thin solid #000000" fo:border-bottom="thin double #000000" fo:border-left="thin solid #000000" fo:border-right="none" style:vertical-align="automatic" fo:wrap-option="wrap" fo:background-color="#FFFFFF"/>
    </style:style>
    <style:style style:name="ce50" style:family="table-cell" style:parent-style-name="Default" style:data-style-name="N0">
      <style:table-cell-properties fo:border-top="thin double #000000" fo:border-bottom="thin solid #000000" fo:border-left="none" fo:border-right="none" style:vertical-align="automatic" fo:background-color="#FFFFFF"/>
    </style:style>
    <style:style style:name="ce51" style:family="table-cell" style:parent-style-name="Default" style:data-style-name="N0">
      <style:table-cell-properties fo:border-top="thin double #000000" fo:border-bottom="thin solid #000000" fo:border-left="thin solid #000000" fo:border-right="none" style:vertical-align="automatic" fo:wrap-option="wrap" fo:background-color="#FFFFFF"/>
    </style:style>
    <style:style style:name="ce52" style:family="table-cell" style:parent-style-name="Default" style:data-style-name="N0">
      <style:table-cell-properties fo:border-top="thin solid #000000" fo:border-bottom="thick solid #000000" fo:border-left="thick solid #000000" fo:border-right="thin solid #000000"/>
    </style:style>
    <style:style style:name="ce53" style:family="table-cell" style:parent-style-name="Default" style:data-style-name="N0">
      <style:table-cell-properties fo:border-top="thin solid #000000" fo:border-bottom="thick solid #000000" fo:border-left="none" fo:border-right="thin solid #000000" style:vertical-align="automatic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thin solid #000000" fo:border-bottom="thick solid #000000" fo:border-left="thin solid #000000" fo:border-right="thin solid #000000"/>
    </style:style>
    <style:style style:name="ce55" style:family="table-cell" style:parent-style-name="Default" style:data-style-name="N0">
      <style:table-cell-properties fo:border-top="thin solid #000000" fo:border-bottom="thick solid #000000" fo:border-left="thin solid #000000" fo:border-right="none" style:vertical-align="automatic" fo:background-color="#FFFFFF"/>
    </style:style>
    <style:style style:name="ce56" style:family="table-cell" style:parent-style-name="Default" style:data-style-name="N0">
      <style:table-cell-properties fo:border-top="thin solid #000000" fo:border-bottom="thin double #000000" fo:border-left="none" fo:border-right="none" style:vertical-align="automatic" fo:wrap-option="wrap" fo:background-color="#FFFFFF"/>
    </style:style>
    <style:style style:name="ce57" style:family="table-cell" style:parent-style-name="Default" style:data-style-name="N0">
      <style:table-cell-properties fo:border-top="thick solid #000000" fo:border-bottom="thin solid #000000" fo:border-left="thick solid #000000" fo:border-right="thin solid #000000"/>
    </style:style>
    <style:style style:name="ce58" style:family="table-cell" style:parent-style-name="Default" style:data-style-name="N0">
      <style:table-cell-properties fo:border-top="thick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-top="thick solid #000000" fo:border-bottom="thin solid #000000" fo:border-left="thin solid #000000" fo:border-right="thin solid #000000"/>
    </style:style>
    <style:style style:name="ce60" style:family="table-cell" style:parent-style-name="Default" style:data-style-name="N0">
      <style:table-cell-properties fo:border-top="thick solid #000000" fo:border-bottom="thin solid #000000" fo:border-left="thin solid #000000" fo:border-right="none" style:vertical-align="automatic" fo:background-color="#FFFFFF"/>
    </style:style>
    <style:style style:name="ce61" style:family="table-cell" style:parent-style-name="Default" style:data-style-name="N0">
      <style:table-cell-properties fo:border-top="thin double #000000" fo:border-bottom="thin solid #000000" fo:border-left="none" fo:border-right="none" style:vertical-align="automatic" fo:wrap-option="wrap" fo:background-color="#FFFFFF"/>
    </style:style>
    <style:style style:name="ce62" style:family="table-cell" style:parent-style-name="Default" style:data-style-name="N0">
      <style:table-cell-properties fo:border-top="thin solid #000000" fo:border-bottom="thick solid #000000" fo:border-left="none" fo:border-right="none" style:vertical-align="automatic" fo:background-color="#FFFFFF"/>
    </style:style>
    <style:style style:name="ce63" style:family="table-cell" style:parent-style-name="Default" style:data-style-name="N0">
      <style:table-cell-properties fo:border-top="thick solid #000000" fo:border-bottom="thick solid #000000" fo:border-left="thick solid #000000" fo:border-right="thin solid #000000"/>
    </style:style>
    <style:style style:name="ce64" style:family="table-cell" style:parent-style-name="Default" style:data-style-name="N0">
      <style:table-cell-properties fo:border-top="thick solid #000000" fo:border-bottom="thick solid #000000" fo:border-left="none" fo:border-right="thin solid #000000" style:vertical-align="automatic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fo:border-top="thick solid #000000" fo:border-bottom="thick solid #000000" fo:border-left="thin solid #000000" fo:border-right="thin solid #000000"/>
    </style:style>
    <style:style style:name="ce66" style:family="table-cell" style:parent-style-name="Default" style:data-style-name="N0">
      <style:table-cell-properties fo:border-top="thick solid #000000" fo:border-bottom="thick solid #000000" fo:border-left="thin solid #000000" fo:border-right="none" style:vertical-align="automatic" fo:background-color="#FFFFFF"/>
    </style:style>
    <style:style style:name="ce67" style:family="table-cell" style:parent-style-name="Default" style:data-style-name="N0">
      <style:table-cell-properties fo:border-top="thin solid #000000" fo:border-bottom="thick solid #000000" fo:border-left="thin solid #000000" fo:border-right="none"/>
      <style:text-properties fo:color="#FF0000"/>
    </style:style>
    <style:style style:name="ce68" style:family="table-cell" style:parent-style-name="Default" style:data-style-name="N0">
      <style:table-cell-properties fo:border-top="thick solid #000000" fo:border-bottom="thick solid #000000" fo:border-left="none" fo:border-right="none" style:vertical-align="automatic" fo:background-color="#FFFFFF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ED7D31"/>
    </style:style>
    <style:style style:name="ce70" style:family="table-cell" style:parent-style-name="Default" style:data-style-name="N0">
      <style:table-cell-properties fo:border="thin solid #000000"/>
      <style:text-properties fo:color="#ED7D31"/>
    </style:style>
    <style:style style:name="ce71" style:family="table-cell" style:parent-style-name="Default" style:data-style-name="N0">
      <style:table-cell-properties fo:border-top="thin double #000000" fo:border-bottom="thin double #000000" fo:border-left="thick solid #000000" fo:border-right="thin solid #000000"/>
    </style:style>
    <style:style style:name="ce72" style:family="table-cell" style:parent-style-name="Default" style:data-style-name="N0">
      <style:table-cell-properties fo:border-top="thin double #000000" fo:border-bottom="thin double #000000" fo:border-left="none" fo:border-right="thin solid #000000" style:vertical-align="automatic" style:repeat-content="false"/>
      <style:paragraph-properties fo:text-align="start" fo:margin-left="0cm"/>
    </style:style>
    <style:style style:name="ce73" style:family="table-cell" style:parent-style-name="Default" style:data-style-name="N0">
      <style:table-cell-properties fo:border-top="thin double #000000" fo:border-bottom="thin double #000000" fo:border-left="thin solid #000000" fo:border-right="thin solid #000000"/>
    </style:style>
    <style:style style:name="ce74" style:family="table-cell" style:parent-style-name="Default" style:data-style-name="N0">
      <style:table-cell-properties fo:border-top="thin double #000000" fo:border-bottom="thin double #000000" fo:border-left="thin solid #000000" fo:border-right="none" style:vertical-align="automatic" fo:background-color="#FFFFFF"/>
    </style:style>
    <style:style style:name="ce75" style:family="table-cell" style:parent-style-name="Default" style:data-style-name="N0">
      <style:table-cell-properties fo:border-top="thin double #000000" fo:border-bottom="thick solid #000000" fo:border-left="thick solid #000000" fo:border-right="thin solid #000000"/>
    </style:style>
    <style:style style:name="ce76" style:family="table-cell" style:parent-style-name="Default" style:data-style-name="N0">
      <style:table-cell-properties fo:border-top="thin double #000000" fo:border-bottom="thick solid #000000" fo:border-left="none" fo:border-right="thin solid #000000" style:vertical-align="automatic" style:repeat-content="false"/>
      <style:paragraph-properties fo:text-align="start" fo:margin-left="0cm"/>
    </style:style>
    <style:style style:name="ce77" style:family="table-cell" style:parent-style-name="Default" style:data-style-name="N0">
      <style:table-cell-properties fo:border-top="thin double #000000" fo:border-bottom="thick solid #000000" fo:border-left="thin solid #000000" fo:border-right="thin solid #000000"/>
    </style:style>
    <style:style style:name="ce78" style:family="table-cell" style:parent-style-name="Default" style:data-style-name="N0">
      <style:table-cell-properties fo:border-top="thin double #000000" fo:border-bottom="thick solid #000000" fo:border-left="thin solid #000000" fo:border-right="none" style:vertical-align="automatic" fo:wrap-option="wrap" fo:background-color="#FFFFFF"/>
    </style:style>
    <style:style style:name="ce79" style:family="table-cell" style:parent-style-name="Default" style:data-style-name="N0">
      <style:table-cell-properties fo:border-top="thin double #000000" fo:border-bottom="thin double #000000" fo:border-left="none" fo:border-right="none" style:vertical-align="automatic" fo:background-color="#FFFFFF"/>
    </style:style>
    <style:style style:name="ce80" style:family="table-cell" style:parent-style-name="Default" style:data-style-name="N0">
      <style:table-cell-properties fo:border-top="thin double #000000" fo:border-bottom="thick solid #000000" fo:border-left="none" fo:border-right="none" style:vertical-align="automatic" fo:wrap-option="wrap" fo:background-color="#FFFFFF"/>
    </style:style>
    <style:style style:name="ce81" style:family="table-cell" style:parent-style-name="Default" style:data-style-name="N0">
      <style:table-cell-properties fo:border-top="thin solid #000000" fo:border-bottom="thick solid #000000" fo:border-left="thin solid #000000" fo:border-right="thin solid #000000"/>
      <style:text-properties fo:color="#ED7D31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fo:color="#FFC000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thick solid #000000" fo:background-color="#FFFFFF"/>
      <style:text-properties fo:color="#FFC000"/>
    </style:style>
    <style:style style:name="ce84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#FFFFFF"/>
      <style:text-properties fo:color="#FFC000"/>
    </style:style>
    <style:style style:name="ce85" style:family="table-cell" style:parent-style-name="Default" style:data-style-name="N0">
      <style:table-cell-properties fo:border-top="thick solid #000000" fo:border-bottom="thin solid #000000" fo:border-left="thin solid #000000" fo:border-right="thick solid #000000"/>
      <style:text-properties fo:color="#00B050"/>
    </style:style>
    <style:style style:name="ce86" style:family="table-cell" style:parent-style-name="Default" style:data-style-name="N0">
      <style:table-cell-properties fo:border-top="thin solid #000000" fo:border-bottom="thin solid #000000" fo:border-left="thin solid #000000" fo:border-right="thick solid #000000"/>
      <style:text-properties fo:color="#00B050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thick solid #000000"/>
      <style:text-properties fo:color="#00B050"/>
    </style:style>
    <style:style style:name="ce88" style:family="table-cell" style:parent-style-name="Default" style:data-style-name="N0">
      <style:table-cell-properties fo:border-top="thick solid #000000" fo:border-bottom="none" fo:border-left="thick solid #000000" fo:border-right="thin solid #000000"/>
    </style:style>
    <style:style style:name="ce89" style:family="table-cell" style:parent-style-name="Default" style:data-style-name="N0">
      <style:table-cell-properties fo:border-top="thick solid #000000" fo:border-bottom="none" fo:border-left="none" fo:border-right="thin solid #000000" style:vertical-align="automatic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fo:border-top="thick solid #000000" fo:border-bottom="none" fo:border-left="thin solid #000000" fo:border-right="thin solid #000000"/>
    </style:style>
    <style:style style:name="ce91" style:family="table-cell" style:parent-style-name="Default" style:data-style-name="N0">
      <style:table-cell-properties fo:border-top="thin solid #000000" fo:border-bottom="thick solid #000000" fo:border-left="thin solid #000000" fo:border-right="thick solid #000000"/>
      <style:text-properties fo:color="#00B050"/>
    </style:style>
    <style:style style:name="ce92" style:family="table-cell" style:parent-style-name="Default" style:data-style-name="N0">
      <style:table-cell-properties fo:border-top="thick solid #000000" fo:border-bottom="thick solid #000000" fo:border-left="thin solid #000000" fo:border-right="thick solid #000000"/>
      <style:text-properties fo:color="#00B0F0"/>
    </style:style>
    <style:style style:name="ce93" style:family="table-cell" style:parent-style-name="Default" style:data-style-name="N0">
      <style:table-cell-properties fo:border-top="thick solid #000000" fo:border-bottom="thin solid #000000" fo:border-left="thin solid #000000" fo:border-right="thick solid #000000"/>
      <style:text-properties fo:color="#305496"/>
    </style:style>
    <style:style style:name="ce9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305496"/>
    </style:style>
    <style:style style:name="ce95" style:family="table-cell" style:parent-style-name="Default" style:data-style-name="N0">
      <style:table-cell-properties fo:border-top="thin solid #000000" fo:border-bottom="thick solid #000000" fo:border-left="thin solid #000000" fo:border-right="thick solid #000000"/>
      <style:text-properties fo:color="#305496"/>
    </style:style>
    <style:style style:name="ce96" style:family="table-cell" style:parent-style-name="Default" style:data-style-name="N0">
      <style:table-cell-properties fo:border-top="none" fo:border-bottom="thick solid #000000" fo:border-left="thin solid #000000" fo:border-right="thin solid #000000"/>
    </style:style>
    <style:style style:name="ce9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</style:style>
    <style:style style:name="ce98" style:family="table-cell" style:parent-style-name="_54364__51456__32_2" style:data-style-name="N0">
      <style:table-cell-properties style:vertical-align="middle" fo:background-color="transparent"/>
    </style:style>
    <style:style style:name="ce99" style:family="table-cell" style:parent-style-name="_54364__51456__32_2" style:data-style-name="N0">
      <style:table-cell-properties fo:border-top="none" fo:border-bottom="none" fo:border-left="thin double #000000" fo:border-right="none" style:vertical-align="middle" fo:wrap-option="wrap" fo:background-color="transparent"/>
    </style:style>
    <style:style style:name="ce100" style:family="table-cell" style:parent-style-name="_54364__51456__32_2" style:data-style-name="N0">
      <style:table-cell-properties fo:border-top="none" fo:border-bottom="none" fo:border-left="none" fo:border-right="thin double #000000" style:vertical-align="middle" fo:wrap-option="wrap" fo:background-color="#D9E1F2"/>
    </style:style>
    <style:style style:name="ce101" style:family="table-cell" style:parent-style-name="_54364__51456__32_2" style:data-style-name="N0">
      <style:table-cell-properties fo:border-top="none" fo:border-bottom="none" fo:border-left="thin double #000000" fo:border-right="none" style:vertical-align="middle" fo:background-color="transparent"/>
    </style:style>
    <style:style style:name="ce102" style:family="table-cell" style:parent-style-name="_54364__51456__32_2" style:data-style-name="N0">
      <style:table-cell-properties fo:border-top="none" fo:border-bottom="none" fo:border-left="none" fo:border-right="thin double #000000" style:vertical-align="middle" fo:wrap-option="wrap" fo:background-color="#FCE4D6"/>
    </style:style>
    <style:style style:name="ce103" style:family="table-cell" style:parent-style-name="_54364__51456__32_2" style:data-style-name="N0">
      <style:table-cell-properties fo:border-top="none" fo:border-bottom="thin double #000000" fo:border-left="thin double #000000" fo:border-right="none" style:vertical-align="middle" fo:background-color="transparent"/>
    </style:style>
    <style:style style:name="ce104" style:family="table-cell" style:parent-style-name="_54364__51456__32_2" style:data-style-name="N0">
      <style:table-cell-properties fo:border-top="none" fo:border-bottom="thin double #000000" fo:border-left="none" fo:border-right="none" style:vertical-align="middle" fo:background-color="transparent"/>
    </style:style>
    <style:style style:name="ce105" style:family="table-cell" style:parent-style-name="_54364__51456__32_2" style:data-style-name="N0">
      <style:table-cell-properties fo:border-top="none" fo:border-bottom="thin double #000000" fo:border-left="none" fo:border-right="thin double #000000" style:vertical-align="middle" fo:wrap-option="wrap" fo:background-color="#D9E1F2"/>
    </style:style>
    <style:style style:name="ce106" style:family="table-cell" style:parent-style-name="_54364__51456__32_2" style:data-style-name="N0">
      <style:table-cell-properties fo:border-top="thin double #000000" fo:border-bottom="none" fo:border-left="thin double #000000" fo:border-right="none" style:vertical-align="middle" fo:wrap-option="wrap" fo:background-color="transparent"/>
    </style:style>
    <style:style style:name="ce107" style:family="table-cell" style:parent-style-name="_54364__51456__32_2" style:data-style-name="N0">
      <style:table-cell-properties fo:border-top="thin double #000000" fo:border-bottom="none" fo:border-left="none" fo:border-right="none" style:vertical-align="middle" fo:background-color="transparent"/>
    </style:style>
    <style:style style:name="ce108" style:family="table-cell" style:parent-style-name="_54364__51456__32_2" style:data-style-name="N0">
      <style:table-cell-properties fo:border-top="thin double #000000" fo:border-bottom="none" fo:border-left="none" fo:border-right="thin double #000000" style:vertical-align="middle" fo:wrap-option="wrap" fo:background-color="#FCE4D6"/>
    </style:style>
    <style:style style:name="ce109" style:family="table-cell" style:parent-style-name="_54364__51456__32_2" style:data-style-name="N0">
      <style:table-cell-properties fo:border-top="none" fo:border-bottom="thin double #000000" fo:border-left="none" fo:border-right="thin double #000000" style:vertical-align="middle" fo:wrap-option="wrap" fo:background-color="#FCE4D6"/>
    </style:style>
    <style:style style:name="ce110" style:family="table-cell" style:parent-style-name="_54364__51456__32_2" style:data-style-name="N0">
      <style:table-cell-properties fo:border-top="thin double #000000" fo:border-bottom="none" fo:border-left="thin double #000000" fo:border-right="none" style:vertical-align="middle" fo:background-color="transparent"/>
    </style:style>
    <style:style style:name="ce111" style:family="table-cell" style:parent-style-name="_54364__51456__32_2" style:data-style-name="N0">
      <style:table-cell-properties fo:border-top="thin double #000000" fo:border-bottom="none" fo:border-left="none" fo:border-right="thin double #000000" style:vertical-align="middle" fo:wrap-option="wrap" fo:background-color="#D9E1F2"/>
    </style:style>
    <style:style style:name="ce112" style:family="table-cell" style:parent-style-name="_54364__51456__32_2" style:data-style-name="N0">
      <style:table-cell-properties fo:border-top="thin double #000000" fo:border-bottom="thin double #000000" fo:border-left="thin double #000000" fo:border-right="none" style:vertical-align="middle" fo:wrap-option="wrap" fo:background-color="transparent"/>
    </style:style>
    <style:style style:name="ce113" style:family="table-cell" style:parent-style-name="_54364__51456__32_2" style:data-style-name="N0">
      <style:table-cell-properties fo:border-top="thin double #000000" fo:border-bottom="thin double #000000" fo:border-left="none" fo:border-right="none" style:vertical-align="middle" fo:background-color="transparent"/>
    </style:style>
    <style:style style:name="ce114" style:family="table-cell" style:parent-style-name="_54364__51456__32_2" style:data-style-name="N0">
      <style:table-cell-properties fo:border-top="thin double #000000" fo:border-bottom="thin double #000000" fo:border-left="none" fo:border-right="thin double #000000" style:vertical-align="middle" fo:wrap-option="wrap" fo:background-color="#FCE4D6"/>
    </style:style>
    <style:style style:name="ce115" style:family="table-cell" style:parent-style-name="_54364__51456__32_2" style:data-style-name="N0">
      <style:table-cell-properties fo:border="thick solid #000000" style:vertical-align="middle" fo:background-color="transparent" style:repeat-content="false"/>
      <style:paragraph-properties fo:text-align="center"/>
    </style:style>
    <style:style style:name="ce116" style:family="table-cell" style:parent-style-name="_54616__51060__54140__47553__53356_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301875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5.3975cm"/>
    </style:style>
    <style:style style:name="co9" style:family="table-column">
      <style:table-column-properties fo:break-before="auto" style:column-width="3.14854166666667cm"/>
    </style:style>
    <style:style style:name="co10" style:family="table-column">
      <style:table-column-properties fo:break-before="auto" style:column-width="6.429375cm"/>
    </style:style>
    <style:style style:name="co11" style:family="table-column">
      <style:table-column-properties fo:break-before="auto" style:column-width="4.18041666666667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1.45520833333333cm"/>
    </style:style>
    <style:style style:name="co14" style:family="table-column">
      <style:table-column-properties fo:break-before="auto" style:column-width="1.79916666666667cm"/>
    </style:style>
    <style:style style:name="co15" style:family="table-column">
      <style:table-column-properties fo:break-before="auto" style:column-width="1.11125cm"/>
    </style:style>
    <style:style style:name="co16" style:family="table-column">
      <style:table-column-properties fo:break-before="auto" style:column-width="1.05833333333333cm"/>
    </style:style>
    <style:style style:name="co17" style:family="table-column">
      <style:table-column-properties fo:break-before="auto" style:column-width="1.13770833333333cm"/>
    </style:style>
    <style:style style:name="co18" style:family="table-column">
      <style:table-column-properties fo:break-before="auto" style:column-width="1.031875cm"/>
    </style:style>
    <style:style style:name="co19" style:family="table-column">
      <style:table-column-properties fo:break-before="auto" style:column-width="0.846666666666667cm"/>
    </style:style>
    <style:style style:name="co20" style:family="table-column">
      <style:table-column-properties fo:break-before="auto" style:column-width="2.301875cm" style:use-optimal-column-width="true"/>
    </style:style>
    <style:style style:name="co21" style:family="table-column">
      <style:table-column-properties fo:break-before="auto" style:column-width="2.32833333333333cm" style:use-optimal-column-width="true"/>
    </style:style>
    <style:style style:name="co22" style:family="table-column">
      <style:table-column-properties fo:break-before="auto" style:column-width="2.03729166666667cm" style:use-optimal-column-width="true"/>
    </style:style>
    <style:style style:name="co23" style:family="table-column">
      <style:table-column-properties fo:break-before="auto" style:column-width="2.460625cm"/>
    </style:style>
    <style:style style:name="co24" style:family="table-column">
      <style:table-column-properties fo:break-before="auto" style:column-width="6.29708333333333cm"/>
    </style:style>
    <style:style style:name="co25" style:family="table-column">
      <style:table-column-properties fo:break-before="auto" style:column-width="3.99520833333333cm"/>
    </style:style>
    <style:style style:name="co26" style:family="table-column">
      <style:table-column-properties fo:break-before="auto" style:column-width="2.67229166666667cm" style:use-optimal-column-width="true"/>
    </style:style>
    <style:style style:name="co27" style:family="table-column">
      <style:table-column-properties fo:break-before="auto" style:column-width="5.05354166666667cm" style:use-optimal-column-width="true"/>
    </style:style>
    <style:style style:name="co28" style:family="table-column">
      <style:table-column-properties fo:break-before="auto" style:column-width="6.05895833333333cm" style:use-optimal-column-width="true"/>
    </style:style>
    <style:style style:name="co29" style:family="table-column">
      <style:table-column-properties fo:break-before="auto" style:column-width="6.87916666666667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50.25pt" style:use-optimal-row-height="true" fo:break-before="auto"/>
    </style:style>
    <style:style style:name="ro7" style:family="table-row">
      <style:table-row-properties style:row-height="49.5pt" style:use-optimal-row-height="true" fo:break-before="auto"/>
    </style:style>
    <style:style style:name="ro8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요약_전체_리전별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table:number-columns-repeated="5"/>
          <table:table-cell table:style-name="ce2">
            <draw:frame draw:z-index="1" draw:id="id0" draw:style-name="a0" draw:name="차트 1" svg:x="0.48958in" svg:y="0.15625in" svg:width="6.08333in" svg:height="4.229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행 레이블</text:p>
          </table:table-cell>
          <table:table-cell office:value-type="string" table:style-name="ce2">
            <text:p>개수 : 성패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KR</text:p>
          </table:table-cell>
          <table:table-cell office:value-type="float" office:value="14" table:style-name="ce2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6월</text:p>
          </table:table-cell>
          <table:table-cell office:value-type="float" office:value="14" table:style-name="ce2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N</text:p>
          </table:table-cell>
          <table:table-cell office:value-type="float" office:value="5" table:style-name="ce2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6월</text:p>
          </table:table-cell>
          <table:table-cell office:value-type="float" office:value="5" table:style-name="ce2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U</text:p>
          </table:table-cell>
          <table:table-cell office:value-type="float" office:value="6" table:style-name="ce2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6월</text:p>
          </table:table-cell>
          <table:table-cell office:value-type="float" office:value="6" table:style-name="ce2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N</text:p>
          </table:table-cell>
          <table:table-cell office:value-type="float" office:value="5" table:style-name="ce2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6월</text:p>
          </table:table-cell>
          <table:table-cell office:value-type="float" office:value="5" table:style-name="ce2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NA</text:p>
          </table:table-cell>
          <table:table-cell office:value-type="float" office:value="7" table:style-name="ce2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6월</text:p>
          </table:table-cell>
          <table:table-cell office:value-type="float" office:value="7" table:style-name="ce2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U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6월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G</text:p>
          </table:table-cell>
          <table:table-cell office:value-type="float" office:value="2" table:style-name="ce2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6월</text:p>
          </table:table-cell>
          <table:table-cell office:value-type="float" office:value="2" table:style-name="ce2">
            <text:p>2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총합계</text:p>
          </table:table-cell>
          <table:table-cell office:value-type="float" office:value="40" table:style-name="ce2">
            <text:p>40</text:p>
          </table:table-cell>
          <table:table-cell table:number-columns-repeated="16382" table:style-name="ce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2">
            <text:p>개수 : 진행상태</text:p>
          </table:table-cell>
          <table:table-cell office:value-type="string" table:style-name="ce2">
            <text:p>열 레이블</text:p>
          </table:table-cell>
          <table:table-cell table:number-columns-repeated="2" table:style-name="ce2"/>
          <table:table-cell table:style-name="ce2">
            <draw:frame draw:z-index="2" draw:id="id1" draw:style-name="a1" draw:name="차트 2" svg:x="0.53646in" svg:y="0.09375in" svg:width="9.26563in" svg:height="5.3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2">
            <text:p>행 레이블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진행</text:p>
          </table:table-cell>
          <table:table-cell office:value-type="string" table:style-name="ce2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N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4월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6월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U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4월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6월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4월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6월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R</text:p>
          </table:table-cell>
          <table:table-cell office:value-type="float" office:value="17" table:style-name="ce2">
            <text:p>17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4월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6월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NA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4월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5월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6월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U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4월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6월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G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4월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6월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총합계</text:p>
          </table:table-cell>
          <table:table-cell office:value-type="float" office:value="55" table:style-name="ce2">
            <text:p>55</text:p>
          </table:table-cell>
          <table:table-cell office:value-type="float" office:value="16" table:style-name="ce2">
            <text:p>16</text:p>
          </table:table-cell>
          <table:table-cell office:value-type="float" office:value="71" table:style-name="ce2">
            <text:p>71</text:p>
          </table:table-cell>
          <table:table-cell table:number-columns-repeated="16380"/>
        </table:table-row>
        <table:table-row table:number-rows-repeated="1048528" table:style-name="ro1">
          <table:table-cell table:number-columns-repeated="16384"/>
        </table:table-row>
      </table:table>
      <table:table table:name="자료취합_근거" table:style-name="ta1">
        <table:table-column table:style-name="co5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참조 예(매 달 마지막 주의 주간보고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16">
            <text:p><text:a xlink:href="https://cody-ecm.autoever.com/pages/viewpage.action?pageId=373245327">https://cody-ecm.autoever.com/pages/viewpage.action?pageId=373245327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20220707 / 2-11. IT Vendor Management / 하드웨어 벤더 관리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참고 : 모든 데이터는 주간보고서의 2-11 벤더관리 항목을 기준으로 하였고 각 장비의 벤더사마다 점검주기가 다른것이 전제이며, 전 달과 비교하여 보고서가 갱신되지 않은 중복값은 제외하여 기입했습니다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요약그래프의 값은 해당 달의 해당 리전의 점검리포트가 갱신 되었으면 완료=성공 값으로, 갱신되지 않았으면 중복값으로 카운트에서 누락하였고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예외로 6월의 리포트에서는 갱신되지 않은 값은 진행=진행중으로 남겨놓았습니다.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요약_전체_벤더별" table:style-name="ta2"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3" table:default-cell-style-name="ce1"/>
        <table:table-column table:style-name="co14" table:default-cell-style-name="ce1"/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5" table:number-columns-repeated="16360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5">
            <text:p>월</text:p>
          </table:table-cell>
          <table:table-cell office:value-type="string" table:style-name="ce5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리전</text:p>
          </table:table-cell>
          <table:table-cell office:value-type="string" table:style-name="ce5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벤더</text:p>
          </table:table-cell>
          <table:table-cell office:value-type="string" table:style-name="ce6">
            <text:p>진행상태</text:p>
          </table:table-cell>
          <table:table-cell office:value-type="string" table:style-name="ce7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A10</text:p>
          </table:table-cell>
          <table:table-cell table:style-name="ce8"/>
          <table:table-cell office:value-type="float" office:value="29" table:style-name="ce7">
            <text:p>29</text:p>
          </table:table-cell>
          <table:table-cell table:style-name="ce1">
            <draw:frame draw:z-index="1" draw:id="id2" draw:style-name="a2" draw:name="차트 4" svg:x="1.25in" svg:y="0.07812in" svg:width="8.11458in" svg:height="4.5260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29" table:style-name="ce1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Arista</text:p>
          </table:table-cell>
          <table:table-cell table:style-name="ce10"/>
          <table:table-cell office:value-type="float" office:value="19" table:style-name="ce11">
            <text:p>19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16" table:style-name="ce11">
            <text:p>16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진행</text:p>
          </table:table-cell>
          <table:table-cell office:value-type="float" office:value="3" table:style-name="ce1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isco</text:p>
          </table:table-cell>
          <table:table-cell table:style-name="ce10"/>
          <table:table-cell office:value-type="float" office:value="5" table:style-name="ce11">
            <text:p>5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5" table:style-name="ce1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Dell</text:p>
          </table:table-cell>
          <table:table-cell table:style-name="ce10"/>
          <table:table-cell office:value-type="float" office:value="19" table:style-name="ce11">
            <text:p>19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14" table:style-name="ce11">
            <text:p>14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진행</text:p>
          </table:table-cell>
          <table:table-cell office:value-type="float" office:value="5" table:style-name="ce1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F5</text:p>
          </table:table-cell>
          <table:table-cell table:style-name="ce10"/>
          <table:table-cell office:value-type="float" office:value="7" table:style-name="ce11">
            <text:p>7</text:p>
          </table:table-cell>
          <table:table-cell table:number-columns-repeated="16381" table:style-name="ce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7" table:style-name="ce11">
            <text:p>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HP</text:p>
          </table:table-cell>
          <table:table-cell table:style-name="ce10"/>
          <table:table-cell office:value-type="float" office:value="9" table:style-name="ce11">
            <text:p>9</text:p>
          </table:table-cell>
          <table:table-cell table:number-columns-repeated="16381" table:style-name="ce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6" table:style-name="ce11">
            <text:p>6</text:p>
          </table:table-cell>
          <table:table-cell table:number-columns-repeated="16381" table:style-name="ce1"/>
        </table:table-row>
        <table:table-row table:style-name="ro1">
          <table:table-cell table:style-name="ce9"/>
          <table:table-cell office:value-type="string" table:style-name="ce10">
            <text:p>진행</text:p>
          </table:table-cell>
          <table:table-cell office:value-type="float" office:value="3" table:style-name="ce1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NetApp</text:p>
          </table:table-cell>
          <table:table-cell table:style-name="ce10"/>
          <table:table-cell office:value-type="float" office:value="34" table:style-name="ce11">
            <text:p>34</text:p>
          </table:table-cell>
          <table:table-cell table:number-columns-repeated="16381" table:style-name="ce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34" table:style-name="ce11">
            <text:p>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Netbackup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81" table:style-name="ce1"/>
        </table:table-row>
        <table:table-row table:style-name="ro1">
          <table:table-cell table:style-name="ce9"/>
          <table:table-cell office:value-type="string" table:style-name="ce10">
            <text:p>진행</text:p>
          </table:table-cell>
          <table:table-cell office:value-type="float" office:value="1" table:style-name="ce1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NGFW</text:p>
          </table:table-cell>
          <table:table-cell table:style-name="ce10"/>
          <table:table-cell office:value-type="float" office:value="3" table:style-name="ce11">
            <text:p>3</text:p>
          </table:table-cell>
          <table:table-cell table:number-columns-repeated="16381" table:style-name="ce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2" table:style-name="ce11">
            <text:p>2</text:p>
          </table:table-cell>
          <table:table-cell table:number-columns-repeated="16381" table:style-name="ce1"/>
        </table:table-row>
        <table:table-row table:style-name="ro1">
          <table:table-cell table:style-name="ce9"/>
          <table:table-cell office:value-type="string" table:style-name="ce10">
            <text:p>진행</text:p>
          </table:table-cell>
          <table:table-cell office:value-type="float" office:value="1" table:style-name="ce1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Paloalto</text:p>
          </table:table-cell>
          <table:table-cell table:style-name="ce10"/>
          <table:table-cell office:value-type="float" office:value="22" table:style-name="ce11">
            <text:p>22</text:p>
          </table:table-cell>
          <table:table-cell table:number-columns-repeated="16381" table:style-name="ce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19" table:style-name="ce11">
            <text:p>19</text:p>
          </table:table-cell>
          <table:table-cell table:number-columns-repeated="16381" table:style-name="ce1"/>
        </table:table-row>
        <table:table-row table:style-name="ro1">
          <table:table-cell table:style-name="ce9"/>
          <table:table-cell office:value-type="string" table:style-name="ce10">
            <text:p>진행</text:p>
          </table:table-cell>
          <table:table-cell office:value-type="float" office:value="3" table:style-name="ce11">
            <text:p>3</text:p>
          </table:table-cell>
          <table:table-cell table:number-columns-repeated="2" table:style-name="ce1"/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string" table:style-name="ce9">
            <text:p>QCT</text:p>
          </table:table-cell>
          <table:table-cell table:style-name="ce10"/>
          <table:table-cell office:value-type="float" office:value="2" table:style-name="ce11">
            <text:p>2</text:p>
          </table:table-cell>
          <table:table-cell table:number-columns-repeated="16381" table:style-name="ce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"/>
          <table:table-cell table:number-columns-repeated="2" table:style-name="ce6"/>
          <table:table-cell table:style-name="ce8"/>
          <table:table-cell table:style-name="ce12"/>
          <table:table-cell table:number-columns-repeated="16375"/>
        </table:table-row>
        <table:table-row table:style-name="ro1">
          <table:table-cell office:value-type="string" table:style-name="ce9">
            <text:p>SAC</text:p>
          </table:table-cell>
          <table:table-cell table:style-name="ce10"/>
          <table:table-cell office:value-type="float" office:value="2" table:style-name="ce11">
            <text:p>2</text:p>
          </table:table-cell>
          <table:table-cell table:number-columns-repeated="2" table:style-name="ce1"/>
          <table:table-cell table:number-columns-repeated="2" table:style-name="ce6"/>
          <table:table-cell table:style-name="ce13"/>
          <table:table-cell table:style-name="ce7"/>
          <table:table-cell table:number-columns-repeated="16375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"/>
          <table:table-cell table:style-name="ce14"/>
          <table:table-cell table:style-name="ce6"/>
          <table:table-cell table:style-name="ce13"/>
          <table:table-cell table:style-name="ce7"/>
          <table:table-cell table:number-columns-repeated="16375"/>
        </table:table-row>
        <table:table-row table:style-name="ro1">
          <table:table-cell office:value-type="string" table:style-name="ce9">
            <text:p>WAF</text:p>
          </table:table-cell>
          <table:table-cell table:style-name="ce10"/>
          <table:table-cell office:value-type="float" office:value="5" table:style-name="ce11">
            <text:p>5</text:p>
          </table:table-cell>
          <table:table-cell table:number-columns-repeated="2" table:style-name="ce1"/>
          <table:table-cell table:style-name="ce15"/>
          <table:table-cell table:style-name="ce9"/>
          <table:table-cell table:style-name="ce16"/>
          <table:table-cell table:style-name="ce11"/>
          <table:table-cell table:number-columns-repeated="16375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5" table:style-name="ce11">
            <text:p>5</text:p>
          </table:table-cell>
          <table:table-cell table:number-columns-repeated="2" table:style-name="ce1"/>
          <table:table-cell table:style-name="ce15"/>
          <table:table-cell table:style-name="ce9"/>
          <table:table-cell table:style-name="ce16"/>
          <table:table-cell table:style-name="ce11"/>
          <table:table-cell table:number-columns-repeated="16375"/>
        </table:table-row>
        <table:table-row table:style-name="ro1">
          <table:table-cell office:value-type="string" table:style-name="ce17">
            <text:p>총합계</text:p>
          </table:table-cell>
          <table:table-cell table:style-name="ce18"/>
          <table:table-cell office:value-type="float" office:value="157" table:style-name="ce5">
            <text:p>157</text:p>
          </table:table-cell>
          <table:table-cell table:number-columns-repeated="2" table:style-name="ce1"/>
          <table:table-cell table:style-name="ce15"/>
          <table:table-cell table:style-name="ce9"/>
          <table:table-cell table:style-name="ce16"/>
          <table:table-cell table:style-name="ce11"/>
          <table:table-cell table:number-columns-repeated="16375"/>
        </table:table-row>
        <table:table-row table:style-name="ro1">
          <table:table-cell table:number-columns-repeated="5" table:style-name="ce1"/>
          <table:table-cell table:style-name="ce15"/>
          <table:table-cell table:style-name="ce9"/>
          <table:table-cell table:style-name="ce16"/>
          <table:table-cell table:style-name="ce11"/>
          <table:table-cell table:number-columns-repeated="16375"/>
        </table:table-row>
        <table:table-row table:style-name="ro1">
          <table:table-cell table:number-columns-repeated="5" table:style-name="ce1"/>
          <table:table-cell table:style-name="ce19"/>
          <table:table-cell table:style-name="ce17"/>
          <table:table-cell table:style-name="ce20"/>
          <table:table-cell table:style-name="ce5"/>
          <table:table-cell table:number-columns-repeated="16375"/>
        </table:table-row>
        <table:table-row table:number-rows-repeated="1048535" table:style-name="ro1">
          <table:table-cell table:number-columns-repeated="16384"/>
        </table:table-row>
      </table:table>
      <table:table table:name="요약_KR" table:style-name="ta2"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3" table:default-cell-style-name="ce1"/>
        <table:table-column table:style-name="co14" table:default-cell-style-name="ce1"/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5" table:number-columns-repeated="16360" table:default-cell-style-name="ce1"/>
        <table:table-row table:style-name="ro1">
          <table:table-cell office:value-type="string" table:style-name="ce5">
            <text:p>월</text:p>
          </table:table-cell>
          <table:table-cell office:value-type="string" table:style-name="ce5">
            <text:p>6월</text:p>
          </table:table-cell>
          <table:table-cell table:number-columns-repeated="4" table:style-name="ce1"/>
          <table:table-cell table:style-name="ce1">
            <draw:frame draw:z-index="1" draw:id="id3" draw:style-name="a3" draw:name="차트 1" svg:x="0in" svg:y="0.03646in" svg:width="6.9375in" svg:height="3.8906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5">
            <text:p>리전</text:p>
          </table:table-cell>
          <table:table-cell office:value-type="string" table:style-name="ce5">
            <text:p>K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벤더</text:p>
          </table:table-cell>
          <table:table-cell office:value-type="string" table:style-name="ce6">
            <text:p>진행상태</text:p>
          </table:table-cell>
          <table:table-cell office:value-type="string" table:style-name="ce7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A10</text:p>
          </table:table-cell>
          <table:table-cell table:style-name="ce8"/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Arista</text:p>
          </table:table-cell>
          <table:table-cell table:style-name="ce10"/>
          <table:table-cell office:value-type="float" office:value="2" table:style-name="ce11">
            <text:p>2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진행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Dell</text:p>
          </table:table-cell>
          <table:table-cell table:style-name="ce10"/>
          <table:table-cell office:value-type="float" office:value="4" table:style-name="ce11">
            <text:p>4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2" table:style-name="ce11">
            <text:p>2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진행</text:p>
          </table:table-cell>
          <table:table-cell office:value-type="float" office:value="2" table:style-name="ce1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F5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P</text:p>
          </table:table-cell>
          <table:table-cell table:style-name="ce10"/>
          <table:table-cell office:value-type="float" office:value="2" table:style-name="ce11">
            <text:p>2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진행</text:p>
          </table:table-cell>
          <table:table-cell office:value-type="float" office:value="1" table:style-name="ce1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NetApp</text:p>
          </table:table-cell>
          <table:table-cell table:style-name="ce10"/>
          <table:table-cell office:value-type="float" office:value="3" table:style-name="ce11">
            <text:p>3</text:p>
          </table:table-cell>
          <table:table-cell table:number-columns-repeated="16381" table:style-name="ce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3" table:style-name="ce1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QCT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81" table:style-name="ce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1" table:style-name="ce1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7">
            <text:p>총합계</text:p>
          </table:table-cell>
          <table:table-cell table:style-name="ce18"/>
          <table:table-cell office:value-type="float" office:value="14" table:style-name="ce5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리전</text:p>
          </table:table-cell>
          <table:table-cell office:value-type="string" table:style-name="ce5">
            <text:p>KR</text:p>
          </table:table-cell>
          <table:table-cell table:number-columns-repeated="3" table:style-name="ce1"/>
          <table:table-cell table:style-name="ce1">
            <draw:frame draw:z-index="2" draw:id="id4" draw:style-name="a4" draw:name="차트 2" svg:x="2.53125in" svg:y="0.00521in" svg:width="6.88542in" svg:height="3.8489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개수 : 진행상태</text:p>
          </table:table-cell>
          <table:table-cell office:value-type="string" table:style-name="ce6">
            <text:p>열 레이블</text:p>
          </table:table-cell>
          <table:table-cell table:style-name="ce8"/>
          <table:table-cell table:style-name="ce12"/>
          <table:table-cell table:number-columns-repeated="16380"/>
        </table:table-row>
        <table:table-row table:style-name="ro1">
          <table:table-cell office:value-type="string" table:style-name="ce6">
            <text:p>행 레이블</text:p>
          </table:table-cell>
          <table:table-cell office:value-type="string" table:style-name="ce6">
            <text:p>완료</text:p>
          </table:table-cell>
          <table:table-cell office:value-type="string" table:style-name="ce13">
            <text:p>진행</text:p>
          </table:table-cell>
          <table:table-cell office:value-type="string" table:style-name="ce7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1월</text:p>
          </table:table-cell>
          <table:table-cell office:value-type="float" office:value="12" table:style-name="ce6">
            <text:p>12</text:p>
          </table:table-cell>
          <table:table-cell table:style-name="ce13"/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2월</text:p>
          </table:table-cell>
          <table:table-cell office:value-type="float" office:value="7" table:style-name="ce9">
            <text:p>7</text:p>
          </table:table-cell>
          <table:table-cell table:style-name="ce16"/>
          <table:table-cell office:value-type="float" office:value="7" table:style-name="ce1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3월</text:p>
          </table:table-cell>
          <table:table-cell office:value-type="float" office:value="6" table:style-name="ce9">
            <text:p>6</text:p>
          </table:table-cell>
          <table:table-cell table:style-name="ce16"/>
          <table:table-cell office:value-type="float" office:value="6" table:style-name="ce1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4월</text:p>
          </table:table-cell>
          <table:table-cell office:value-type="float" office:value="7" table:style-name="ce9">
            <text:p>7</text:p>
          </table:table-cell>
          <table:table-cell table:style-name="ce16"/>
          <table:table-cell office:value-type="float" office:value="7" table:style-name="ce1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월</text:p>
          </table:table-cell>
          <table:table-cell office:value-type="float" office:value="10" table:style-name="ce9">
            <text:p>10</text:p>
          </table:table-cell>
          <table:table-cell office:value-type="float" office:value="4" table:style-name="ce16">
            <text:p>4</text:p>
          </table:table-cell>
          <table:table-cell office:value-type="float" office:value="14" table:style-name="ce11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42" table:style-name="ce17">
            <text:p>42</text:p>
          </table:table-cell>
          <table:table-cell office:value-type="float" office:value="4" table:style-name="ce20">
            <text:p>4</text:p>
          </table:table-cell>
          <table:table-cell office:value-type="float" office:value="46" table:style-name="ce5">
            <text:p>46</text:p>
          </table:table-cell>
          <table:table-cell table:number-columns-repeated="16380"/>
        </table:table-row>
        <table:table-row table:number-rows-repeated="1048544" table:style-name="ro1">
          <table:table-cell table:number-columns-repeated="16384"/>
        </table:table-row>
      </table:table>
      <table:table table:name="요약_NA" table:style-name="ta2">
        <table:table-column table:style-name="co9" table:default-cell-style-name="ce1"/>
        <table:table-column table:style-name="co23" table:default-cell-style-name="ce1"/>
        <table:table-column table:style-name="co15" table:default-cell-style-name="ce1"/>
        <table:table-column table:style-name="co1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3" table:default-cell-style-name="ce1"/>
        <table:table-column table:style-name="co14" table:default-cell-style-name="ce1"/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5" table:number-columns-repeated="16360" table:default-cell-style-name="ce1"/>
        <table:table-row table:style-name="ro1">
          <table:table-cell office:value-type="string" table:style-name="ce5">
            <text:p>월</text:p>
          </table:table-cell>
          <table:table-cell office:value-type="string" table:style-name="ce5">
            <text:p>6월</text:p>
          </table:table-cell>
          <table:table-cell table:number-columns-repeated="4" table:style-name="ce1"/>
          <table:table-cell table:style-name="ce1">
            <draw:frame draw:z-index="1" draw:id="id5" draw:style-name="a5" draw:name="차트 1" svg:x="0in" svg:y="0.03646in" svg:width="6.9375in" svg:height="3.8906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5">
            <text:p>리전</text:p>
          </table:table-cell>
          <table:table-cell office:value-type="string" table:style-name="ce5">
            <text:p>NA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벤더</text:p>
          </table:table-cell>
          <table:table-cell office:value-type="string" table:style-name="ce6">
            <text:p>진행상태</text:p>
          </table:table-cell>
          <table:table-cell office:value-type="string" table:style-name="ce7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A10</text:p>
          </table:table-cell>
          <table:table-cell table:style-name="ce8"/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Arista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Dell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진행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P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진행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NetApp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Netbackup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진행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Paloalto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81" table:style-name="ce1"/>
        </table:table-row>
        <table:table-row table:style-name="ro1">
          <table:table-cell table:style-name="ce9"/>
          <table:table-cell office:value-type="string" table:style-name="ce10">
            <text:p>진행</text:p>
          </table:table-cell>
          <table:table-cell office:value-type="float" office:value="1" table:style-name="ce1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7">
            <text:p>총합계</text:p>
          </table:table-cell>
          <table:table-cell table:style-name="ce18"/>
          <table:table-cell office:value-type="float" office:value="7" table:style-name="ce5">
            <text:p>7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5">
            <text:p>리전</text:p>
          </table:table-cell>
          <table:table-cell office:value-type="string" table:style-name="ce5">
            <text:p>NA</text:p>
          </table:table-cell>
          <table:table-cell table:number-columns-repeated="3" table:style-name="ce1"/>
          <table:table-cell table:style-name="ce1">
            <draw:frame draw:z-index="2" draw:id="id6" draw:style-name="a6" draw:name="차트 2" svg:x="2.53125in" svg:y="0.00521in" svg:width="6.88542in" svg:height="3.84896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개수 : 진행상태</text:p>
          </table:table-cell>
          <table:table-cell office:value-type="string" table:style-name="ce6">
            <text:p>열 레이블</text:p>
          </table:table-cell>
          <table:table-cell table:style-name="ce8"/>
          <table:table-cell table:style-name="ce12"/>
          <table:table-cell table:number-columns-repeated="16380"/>
        </table:table-row>
        <table:table-row table:style-name="ro1">
          <table:table-cell office:value-type="string" table:style-name="ce6">
            <text:p>행 레이블</text:p>
          </table:table-cell>
          <table:table-cell office:value-type="string" table:style-name="ce6">
            <text:p>완료</text:p>
          </table:table-cell>
          <table:table-cell office:value-type="string" table:style-name="ce13">
            <text:p>진행</text:p>
          </table:table-cell>
          <table:table-cell office:value-type="string" table:style-name="ce7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1월</text:p>
          </table:table-cell>
          <table:table-cell office:value-type="float" office:value="6" table:style-name="ce6">
            <text:p>6</text:p>
          </table:table-cell>
          <table:table-cell table:style-name="ce13"/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2월</text:p>
          </table:table-cell>
          <table:table-cell office:value-type="float" office:value="5" table:style-name="ce9">
            <text:p>5</text:p>
          </table:table-cell>
          <table:table-cell table:style-name="ce16"/>
          <table:table-cell office:value-type="float" office:value="5" table:style-name="ce1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3월</text:p>
          </table:table-cell>
          <table:table-cell office:value-type="float" office:value="3" table:style-name="ce9">
            <text:p>3</text:p>
          </table:table-cell>
          <table:table-cell table:style-name="ce16"/>
          <table:table-cell office:value-type="float" office:value="3" table:style-name="ce1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4월</text:p>
          </table:table-cell>
          <table:table-cell office:value-type="float" office:value="4" table:style-name="ce9">
            <text:p>4</text:p>
          </table:table-cell>
          <table:table-cell table:style-name="ce16"/>
          <table:table-cell office:value-type="float" office:value="4" table:style-name="ce1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5월</text:p>
          </table:table-cell>
          <table:table-cell office:value-type="float" office:value="1" table:style-name="ce9">
            <text:p>1</text:p>
          </table:table-cell>
          <table:table-cell table:style-name="ce16"/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월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7" table:style-name="ce1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22" table:style-name="ce17">
            <text:p>22</text:p>
          </table:table-cell>
          <table:table-cell office:value-type="float" office:value="4" table:style-name="ce20">
            <text:p>4</text:p>
          </table:table-cell>
          <table:table-cell office:value-type="float" office:value="26" table:style-name="ce5">
            <text:p>26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요약_EU" table:style-name="ta2">
        <table:table-column table:style-name="co9" table:default-cell-style-name="ce1"/>
        <table:table-column table:style-name="co23" table:default-cell-style-name="ce1"/>
        <table:table-column table:style-name="co15" table:default-cell-style-name="ce1"/>
        <table:table-column table:style-name="co1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3" table:default-cell-style-name="ce1"/>
        <table:table-column table:style-name="co14" table:default-cell-style-name="ce1"/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5" table:number-columns-repeated="16360" table:default-cell-style-name="ce1"/>
        <table:table-row table:style-name="ro1">
          <table:table-cell office:value-type="string" table:style-name="ce5">
            <text:p>월</text:p>
          </table:table-cell>
          <table:table-cell office:value-type="string" table:style-name="ce5">
            <text:p>6월</text:p>
          </table:table-cell>
          <table:table-cell table:number-columns-repeated="4" table:style-name="ce1"/>
          <table:table-cell table:style-name="ce1">
            <draw:frame draw:z-index="1" draw:id="id7" draw:style-name="a7" draw:name="차트 1" svg:x="0in" svg:y="0.03646in" svg:width="6.9375in" svg:height="3.8906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5">
            <text:p>리전</text:p>
          </table:table-cell>
          <table:table-cell office:value-type="string" table:style-name="ce5">
            <text:p>EU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벤더</text:p>
          </table:table-cell>
          <table:table-cell office:value-type="string" table:style-name="ce6">
            <text:p>진행상태</text:p>
          </table:table-cell>
          <table:table-cell office:value-type="string" table:style-name="ce7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A10</text:p>
          </table:table-cell>
          <table:table-cell table:style-name="ce8"/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Arista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진행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P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진행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NetApp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NGFW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진행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WAF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총합계</text:p>
          </table:table-cell>
          <table:table-cell table:style-name="ce18"/>
          <table:table-cell office:value-type="float" office:value="6" table:style-name="ce5">
            <text:p>6</text:p>
          </table:table-cell>
          <table:table-cell table:number-columns-repeated="16381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5">
            <text:p>리전</text:p>
          </table:table-cell>
          <table:table-cell office:value-type="string" table:style-name="ce5">
            <text:p>EU</text:p>
          </table:table-cell>
          <table:table-cell table:number-columns-repeated="3" table:style-name="ce1"/>
          <table:table-cell table:style-name="ce1">
            <draw:frame draw:z-index="2" draw:id="id8" draw:style-name="a8" draw:name="차트 2" svg:x="2.53125in" svg:y="0.00521in" svg:width="6.88542in" svg:height="3.84896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개수 : 진행상태</text:p>
          </table:table-cell>
          <table:table-cell office:value-type="string" table:style-name="ce6">
            <text:p>열 레이블</text:p>
          </table:table-cell>
          <table:table-cell table:style-name="ce8"/>
          <table:table-cell table:style-name="ce12"/>
          <table:table-cell table:number-columns-repeated="16380"/>
        </table:table-row>
        <table:table-row table:style-name="ro1">
          <table:table-cell office:value-type="string" table:style-name="ce6">
            <text:p>행 레이블</text:p>
          </table:table-cell>
          <table:table-cell office:value-type="string" table:style-name="ce6">
            <text:p>완료</text:p>
          </table:table-cell>
          <table:table-cell office:value-type="string" table:style-name="ce13">
            <text:p>진행</text:p>
          </table:table-cell>
          <table:table-cell office:value-type="string" table:style-name="ce7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1월</text:p>
          </table:table-cell>
          <table:table-cell office:value-type="float" office:value="8" table:style-name="ce6">
            <text:p>8</text:p>
          </table:table-cell>
          <table:table-cell table:style-name="ce13"/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2월</text:p>
          </table:table-cell>
          <table:table-cell office:value-type="float" office:value="5" table:style-name="ce9">
            <text:p>5</text:p>
          </table:table-cell>
          <table:table-cell table:style-name="ce16"/>
          <table:table-cell office:value-type="float" office:value="5" table:style-name="ce1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3월</text:p>
          </table:table-cell>
          <table:table-cell office:value-type="float" office:value="3" table:style-name="ce9">
            <text:p>3</text:p>
          </table:table-cell>
          <table:table-cell table:style-name="ce16"/>
          <table:table-cell office:value-type="float" office:value="3" table:style-name="ce1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4월</text:p>
          </table:table-cell>
          <table:table-cell office:value-type="float" office:value="7" table:style-name="ce9">
            <text:p>7</text:p>
          </table:table-cell>
          <table:table-cell table:style-name="ce16"/>
          <table:table-cell office:value-type="float" office:value="7" table:style-name="ce1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월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6" table:style-name="ce1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26" table:style-name="ce17">
            <text:p>26</text:p>
          </table:table-cell>
          <table:table-cell office:value-type="float" office:value="3" table:style-name="ce20">
            <text:p>3</text:p>
          </table:table-cell>
          <table:table-cell office:value-type="float" office:value="29" table:style-name="ce5">
            <text:p>29</text:p>
          </table:table-cell>
          <table:table-cell table:number-columns-repeated="16380"/>
        </table:table-row>
        <table:table-row table:number-rows-repeated="1048544" table:style-name="ro1">
          <table:table-cell table:number-columns-repeated="16384"/>
        </table:table-row>
      </table:table>
      <table:table table:name="요약_CN" table:style-name="ta2">
        <table:table-column table:style-name="co9" table:default-cell-style-name="ce1"/>
        <table:table-column table:style-name="co23" table:default-cell-style-name="ce1"/>
        <table:table-column table:style-name="co15" table:default-cell-style-name="ce1"/>
        <table:table-column table:style-name="co1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3" table:default-cell-style-name="ce1"/>
        <table:table-column table:style-name="co14" table:default-cell-style-name="ce1"/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5" table:number-columns-repeated="16360" table:default-cell-style-name="ce1"/>
        <table:table-row table:style-name="ro1">
          <table:table-cell office:value-type="string" table:style-name="ce5">
            <text:p>월</text:p>
          </table:table-cell>
          <table:table-cell office:value-type="string" table:style-name="ce5">
            <text:p>6월</text:p>
          </table:table-cell>
          <table:table-cell table:number-columns-repeated="4" table:style-name="ce1"/>
          <table:table-cell table:style-name="ce1">
            <draw:frame draw:z-index="1" draw:id="id9" draw:style-name="a9" draw:name="차트 2" svg:x="0in" svg:y="0.03646in" svg:width="6.9375in" svg:height="3.8906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5">
            <text:p>리전</text:p>
          </table:table-cell>
          <table:table-cell office:value-type="string" table:style-name="ce5">
            <text:p>C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벤더</text:p>
          </table:table-cell>
          <table:table-cell office:value-type="string" table:style-name="ce6">
            <text:p>진행상태</text:p>
          </table:table-cell>
          <table:table-cell office:value-type="string" table:style-name="ce7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Dell</text:p>
          </table:table-cell>
          <table:table-cell table:style-name="ce8"/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진행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F5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NetApp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Paloalto</text:p>
          </table:table-cell>
          <table:table-cell table:style-name="ce10"/>
          <table:table-cell office:value-type="float" office:value="2" table:style-name="ce11">
            <text:p>2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진행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총합계</text:p>
          </table:table-cell>
          <table:table-cell table:style-name="ce18"/>
          <table:table-cell office:value-type="float" office:value="5" table:style-name="ce5">
            <text:p>5</text:p>
          </table:table-cell>
          <table:table-cell table:number-columns-repeated="1638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5">
            <text:p>리전</text:p>
          </table:table-cell>
          <table:table-cell office:value-type="string" table:style-name="ce5">
            <text:p>CN</text:p>
          </table:table-cell>
          <table:table-cell table:number-columns-repeated="3" table:style-name="ce1"/>
          <table:table-cell table:style-name="ce1">
            <draw:frame draw:z-index="2" draw:id="id10" draw:style-name="a10" draw:name="차트 3" svg:x="2.53125in" svg:y="0.00521in" svg:width="6.88542in" svg:height="3.84896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개수 : 진행상태</text:p>
          </table:table-cell>
          <table:table-cell office:value-type="string" table:style-name="ce6">
            <text:p>열 레이블</text:p>
          </table:table-cell>
          <table:table-cell table:style-name="ce8"/>
          <table:table-cell table:style-name="ce12"/>
          <table:table-cell table:number-columns-repeated="16380"/>
        </table:table-row>
        <table:table-row table:style-name="ro1">
          <table:table-cell office:value-type="string" table:style-name="ce6">
            <text:p>행 레이블</text:p>
          </table:table-cell>
          <table:table-cell office:value-type="string" table:style-name="ce6">
            <text:p>완료</text:p>
          </table:table-cell>
          <table:table-cell office:value-type="string" table:style-name="ce13">
            <text:p>진행</text:p>
          </table:table-cell>
          <table:table-cell office:value-type="string" table:style-name="ce7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1월</text:p>
          </table:table-cell>
          <table:table-cell office:value-type="float" office:value="5" table:style-name="ce6">
            <text:p>5</text:p>
          </table:table-cell>
          <table:table-cell table:style-name="ce13"/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2월</text:p>
          </table:table-cell>
          <table:table-cell office:value-type="float" office:value="4" table:style-name="ce9">
            <text:p>4</text:p>
          </table:table-cell>
          <table:table-cell table:style-name="ce16"/>
          <table:table-cell office:value-type="float" office:value="4" table:style-name="ce1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3월</text:p>
          </table:table-cell>
          <table:table-cell office:value-type="float" office:value="3" table:style-name="ce9">
            <text:p>3</text:p>
          </table:table-cell>
          <table:table-cell table:style-name="ce16"/>
          <table:table-cell office:value-type="float" office:value="3" table:style-name="ce1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4월</text:p>
          </table:table-cell>
          <table:table-cell office:value-type="float" office:value="5" table:style-name="ce9">
            <text:p>5</text:p>
          </table:table-cell>
          <table:table-cell table:style-name="ce16"/>
          <table:table-cell office:value-type="float" office:value="5" table:style-name="ce1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월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5" table:style-name="ce1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20" table:style-name="ce17">
            <text:p>20</text:p>
          </table:table-cell>
          <table:table-cell office:value-type="float" office:value="2" table:style-name="ce20">
            <text:p>2</text:p>
          </table:table-cell>
          <table:table-cell office:value-type="float" office:value="22" table:style-name="ce5">
            <text:p>22</text:p>
          </table:table-cell>
          <table:table-cell table:number-columns-repeated="16380"/>
        </table:table-row>
        <table:table-row table:number-rows-repeated="1048544" table:style-name="ro1">
          <table:table-cell table:number-columns-repeated="16384"/>
        </table:table-row>
      </table:table>
      <table:table table:name="요약_IN" table:style-name="ta2">
        <table:table-column table:style-name="co9" table:default-cell-style-name="ce1"/>
        <table:table-column table:style-name="co23" table:default-cell-style-name="ce1"/>
        <table:table-column table:style-name="co15" table:default-cell-style-name="ce1"/>
        <table:table-column table:style-name="co1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3" table:default-cell-style-name="ce1"/>
        <table:table-column table:style-name="co14" table:default-cell-style-name="ce1"/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5" table:number-columns-repeated="16360" table:default-cell-style-name="ce1"/>
        <table:table-row table:style-name="ro1">
          <table:table-cell office:value-type="string" table:style-name="ce5">
            <text:p>월</text:p>
          </table:table-cell>
          <table:table-cell office:value-type="string" table:style-name="ce5">
            <text:p>6월</text:p>
          </table:table-cell>
          <table:table-cell table:number-columns-repeated="4" table:style-name="ce1"/>
          <table:table-cell table:style-name="ce1">
            <draw:frame draw:z-index="1" draw:id="id11" draw:style-name="a11" draw:name="차트 1" svg:x="0in" svg:y="0.03646in" svg:width="6.9375in" svg:height="3.8906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5">
            <text:p>리전</text:p>
          </table:table-cell>
          <table:table-cell office:value-type="string" table:style-name="ce5">
            <text:p>I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벤더</text:p>
          </table:table-cell>
          <table:table-cell office:value-type="string" table:style-name="ce6">
            <text:p>진행상태</text:p>
          </table:table-cell>
          <table:table-cell office:value-type="string" table:style-name="ce7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A10</text:p>
          </table:table-cell>
          <table:table-cell table:style-name="ce8"/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Arista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진행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Dell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진행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NetApp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Paloalto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총합계</text:p>
          </table:table-cell>
          <table:table-cell table:style-name="ce18"/>
          <table:table-cell office:value-type="float" office:value="5" table:style-name="ce5">
            <text:p>5</text:p>
          </table:table-cell>
          <table:table-cell table:number-columns-repeated="1638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5">
            <text:p>리전</text:p>
          </table:table-cell>
          <table:table-cell office:value-type="string" table:style-name="ce5">
            <text:p>IN</text:p>
          </table:table-cell>
          <table:table-cell table:number-columns-repeated="3" table:style-name="ce1"/>
          <table:table-cell table:style-name="ce1">
            <draw:frame draw:z-index="2" draw:id="id12" draw:style-name="a12" draw:name="차트 2" svg:x="2.53125in" svg:y="0.00521in" svg:width="6.88542in" svg:height="3.84896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개수 : 진행상태</text:p>
          </table:table-cell>
          <table:table-cell office:value-type="string" table:style-name="ce6">
            <text:p>열 레이블</text:p>
          </table:table-cell>
          <table:table-cell table:style-name="ce8"/>
          <table:table-cell table:style-name="ce12"/>
          <table:table-cell table:number-columns-repeated="16380"/>
        </table:table-row>
        <table:table-row table:style-name="ro1">
          <table:table-cell office:value-type="string" table:style-name="ce6">
            <text:p>행 레이블</text:p>
          </table:table-cell>
          <table:table-cell office:value-type="string" table:style-name="ce6">
            <text:p>완료</text:p>
          </table:table-cell>
          <table:table-cell office:value-type="string" table:style-name="ce13">
            <text:p>진행</text:p>
          </table:table-cell>
          <table:table-cell office:value-type="string" table:style-name="ce7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1월</text:p>
          </table:table-cell>
          <table:table-cell office:value-type="float" office:value="5" table:style-name="ce6">
            <text:p>5</text:p>
          </table:table-cell>
          <table:table-cell table:style-name="ce13"/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2월</text:p>
          </table:table-cell>
          <table:table-cell office:value-type="float" office:value="4" table:style-name="ce9">
            <text:p>4</text:p>
          </table:table-cell>
          <table:table-cell table:style-name="ce16"/>
          <table:table-cell office:value-type="float" office:value="4" table:style-name="ce1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3월</text:p>
          </table:table-cell>
          <table:table-cell office:value-type="float" office:value="3" table:style-name="ce9">
            <text:p>3</text:p>
          </table:table-cell>
          <table:table-cell table:style-name="ce16"/>
          <table:table-cell office:value-type="float" office:value="3" table:style-name="ce1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4월</text:p>
          </table:table-cell>
          <table:table-cell office:value-type="float" office:value="5" table:style-name="ce9">
            <text:p>5</text:p>
          </table:table-cell>
          <table:table-cell table:style-name="ce16"/>
          <table:table-cell office:value-type="float" office:value="5" table:style-name="ce1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월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5" table:style-name="ce1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20" table:style-name="ce17">
            <text:p>20</text:p>
          </table:table-cell>
          <table:table-cell office:value-type="float" office:value="2" table:style-name="ce20">
            <text:p>2</text:p>
          </table:table-cell>
          <table:table-cell office:value-type="float" office:value="22" table:style-name="ce5">
            <text:p>22</text:p>
          </table:table-cell>
          <table:table-cell table:number-columns-repeated="16380"/>
        </table:table-row>
        <table:table-row table:number-rows-repeated="1048544" table:style-name="ro1">
          <table:table-cell table:number-columns-repeated="16384"/>
        </table:table-row>
      </table:table>
      <table:table table:name="요약_RU" table:style-name="ta2">
        <table:table-column table:style-name="co9" table:default-cell-style-name="ce1"/>
        <table:table-column table:style-name="co23" table:default-cell-style-name="ce1"/>
        <table:table-column table:style-name="co12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3" table:default-cell-style-name="ce1"/>
        <table:table-column table:style-name="co14" table:default-cell-style-name="ce1"/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5" table:number-columns-repeated="16360" table:default-cell-style-name="ce1"/>
        <table:table-row table:style-name="ro1">
          <table:table-cell office:value-type="string" table:style-name="ce5">
            <text:p>월</text:p>
          </table:table-cell>
          <table:table-cell office:value-type="string" table:style-name="ce5">
            <text:p>6월</text:p>
          </table:table-cell>
          <table:table-cell table:number-columns-repeated="4" table:style-name="ce1"/>
          <table:table-cell table:style-name="ce1">
            <draw:frame draw:z-index="1" draw:id="id13" draw:style-name="a13" draw:name="차트 1" svg:x="0in" svg:y="0.03646in" svg:width="6.9375in" svg:height="3.8906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5">
            <text:p>리전</text:p>
          </table:table-cell>
          <table:table-cell office:value-type="string" table:style-name="ce5">
            <text:p>RU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벤더</text:p>
          </table:table-cell>
          <table:table-cell office:value-type="string" table:style-name="ce6">
            <text:p>진행상태</text:p>
          </table:table-cell>
          <table:table-cell office:value-type="string" table:style-name="ce7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A10</text:p>
          </table:table-cell>
          <table:table-cell table:style-name="ce8"/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총합계</text:p>
          </table:table-cell>
          <table:table-cell table:style-name="ce18"/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office:value-type="string" table:style-name="ce5">
            <text:p>리전</text:p>
          </table:table-cell>
          <table:table-cell office:value-type="string" table:style-name="ce5">
            <text:p>RU</text:p>
          </table:table-cell>
          <table:table-cell table:number-columns-repeated="3" table:style-name="ce1"/>
          <table:table-cell table:style-name="ce1">
            <draw:frame draw:z-index="2" draw:id="id14" draw:style-name="a14" draw:name="차트 2" svg:x="2.53125in" svg:y="0.00521in" svg:width="6.88542in" svg:height="3.84896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개수 : 진행상태</text:p>
          </table:table-cell>
          <table:table-cell office:value-type="string" table:style-name="ce6">
            <text:p>열 레이블</text:p>
          </table:table-cell>
          <table:table-cell table:style-name="ce12"/>
          <table:table-cell table:number-columns-repeated="16381"/>
        </table:table-row>
        <table:table-row table:style-name="ro1">
          <table:table-cell office:value-type="string" table:style-name="ce6">
            <text:p>행 레이블</text:p>
          </table:table-cell>
          <table:table-cell office:value-type="string" table:style-name="ce6">
            <text:p>완료</text:p>
          </table:table-cell>
          <table:table-cell office:value-type="string" table:style-name="ce7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1월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2월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3월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4월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6월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6" table:style-name="ce17">
            <text:p>6</text:p>
          </table:table-cell>
          <table:table-cell office:value-type="float" office:value="6" table:style-name="ce5">
            <text:p>6</text:p>
          </table:table-cell>
          <table:table-cell table:number-columns-repeated="16381"/>
        </table:table-row>
        <table:table-row table:number-rows-repeated="1048544" table:style-name="ro1">
          <table:table-cell table:number-columns-repeated="16384"/>
        </table:table-row>
      </table:table>
      <table:table table:name="요약_SG" table:style-name="ta2">
        <table:table-column table:style-name="co9" table:default-cell-style-name="ce1"/>
        <table:table-column table:style-name="co23" table:default-cell-style-name="ce1"/>
        <table:table-column table:style-name="co15" table:default-cell-style-name="ce1"/>
        <table:table-column table:style-name="co1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3" table:default-cell-style-name="ce1"/>
        <table:table-column table:style-name="co14" table:default-cell-style-name="ce1"/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5" table:number-columns-repeated="16360" table:default-cell-style-name="ce1"/>
        <table:table-row table:style-name="ro1">
          <table:table-cell office:value-type="string" table:style-name="ce5">
            <text:p>월</text:p>
          </table:table-cell>
          <table:table-cell office:value-type="string" table:style-name="ce5">
            <text:p>6월</text:p>
          </table:table-cell>
          <table:table-cell table:number-columns-repeated="4" table:style-name="ce1"/>
          <table:table-cell table:style-name="ce1">
            <draw:frame draw:z-index="1" draw:id="id15" draw:style-name="a15" draw:name="차트 1" svg:x="0in" svg:y="0.03646in" svg:width="6.9375in" svg:height="3.8906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리전</text:p>
          </table:table-cell>
          <table:table-cell office:value-type="string" table:style-name="ce5">
            <text:p>SG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벤더</text:p>
          </table:table-cell>
          <table:table-cell office:value-type="string" table:style-name="ce6">
            <text:p>진행상태</text:p>
          </table:table-cell>
          <table:table-cell office:value-type="string" table:style-name="ce7">
            <text:p>개수 : 추가칼럼(from 컨플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F5</text:p>
          </table:table-cell>
          <table:table-cell table:style-name="ce8"/>
          <table:table-cell office:value-type="float" office:value="1" table:style-name="ce7">
            <text:p>1</text:p>
          </table:table-cell>
          <table:table-cell table:number-columns-repeated="16381" table:style-name="ce1"/>
        </table:table-row>
        <table:table-row table:style-name="ro1">
          <table:table-cell table:style-name="ce9"/>
          <table:table-cell office:value-type="string" table:style-name="ce10">
            <text:p>완료</text:p>
          </table:table-cell>
          <table:table-cell office:value-type="float" office:value="1" table:style-name="ce1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Paloalto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81" table:style-name="ce1"/>
        </table:table-row>
        <table:table-row table:style-name="ro1">
          <table:table-cell table:style-name="ce9"/>
          <table:table-cell office:value-type="string" table:style-name="ce10">
            <text:p>진행</text:p>
          </table:table-cell>
          <table:table-cell office:value-type="float" office:value="1" table:style-name="ce1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7">
            <text:p>총합계</text:p>
          </table:table-cell>
          <table:table-cell table:style-name="ce18"/>
          <table:table-cell office:value-type="float" office:value="2" table:style-name="ce5">
            <text:p>2</text:p>
          </table:table-cell>
          <table:table-cell table:number-columns-repeated="16381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18" table:style-name="ce1"/>
          <table:table-cell office:value-type="string" table:style-name="ce1">
            <text:p>\</text:p>
          </table:table-cell>
          <table:table-cell table:number-columns-repeated="16365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5">
            <text:p>리전</text:p>
          </table:table-cell>
          <table:table-cell office:value-type="string" table:style-name="ce5">
            <text:p>SG</text:p>
          </table:table-cell>
          <table:table-cell table:number-columns-repeated="3" table:style-name="ce1"/>
          <table:table-cell table:style-name="ce1">
            <draw:frame draw:z-index="2" draw:id="id16" draw:style-name="a16" draw:name="차트 2" svg:x="2.53125in" svg:y="0.00521in" svg:width="6.88542in" svg:height="3.84896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개수 : 진행상태</text:p>
          </table:table-cell>
          <table:table-cell office:value-type="string" table:style-name="ce6">
            <text:p>열 레이블</text:p>
          </table:table-cell>
          <table:table-cell table:style-name="ce8"/>
          <table:table-cell table:style-name="ce12"/>
          <table:table-cell table:number-columns-repeated="16380"/>
        </table:table-row>
        <table:table-row table:style-name="ro1">
          <table:table-cell office:value-type="string" table:style-name="ce6">
            <text:p>행 레이블</text:p>
          </table:table-cell>
          <table:table-cell office:value-type="string" table:style-name="ce6">
            <text:p>완료</text:p>
          </table:table-cell>
          <table:table-cell office:value-type="string" table:style-name="ce13">
            <text:p>진행</text:p>
          </table:table-cell>
          <table:table-cell office:value-type="string" table:style-name="ce7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1월</text:p>
          </table:table-cell>
          <table:table-cell office:value-type="float" office:value="1" table:style-name="ce6">
            <text:p>1</text:p>
          </table:table-cell>
          <table:table-cell table:style-name="ce13"/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2월</text:p>
          </table:table-cell>
          <table:table-cell office:value-type="float" office:value="1" table:style-name="ce9">
            <text:p>1</text:p>
          </table:table-cell>
          <table:table-cell table:style-name="ce16"/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3월</text:p>
          </table:table-cell>
          <table:table-cell office:value-type="float" office:value="1" table:style-name="ce9">
            <text:p>1</text:p>
          </table:table-cell>
          <table:table-cell table:style-name="ce16"/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4월</text:p>
          </table:table-cell>
          <table:table-cell office:value-type="float" office:value="1" table:style-name="ce9">
            <text:p>1</text:p>
          </table:table-cell>
          <table:table-cell table:style-name="ce16"/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월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5" table:style-name="ce17">
            <text:p>5</text:p>
          </table:table-cell>
          <table:table-cell office:value-type="float" office:value="1" table:style-name="ce20">
            <text:p>1</text:p>
          </table:table-cell>
          <table:table-cell office:value-type="float" office:value="6" table:style-name="ce5">
            <text:p>6</text:p>
          </table:table-cell>
          <table:table-cell table:number-columns-repeated="16380"/>
        </table:table-row>
        <table:table-row table:number-rows-repeated="1048544" table:style-name="ro1">
          <table:table-cell table:number-columns-repeated="16384"/>
        </table:table-row>
      </table:table>
      <table:table table:name="자료포멧" table:style-name="ta1">
        <table:table-column table:style-name="co5" table:number-columns-repeated="8" table:default-cell-style-name="ce1"/>
        <table:table-column table:style-name="co24" table:number-columns-repeated="2" table:default-cell-style-name="ce1"/>
        <table:table-column table:style-name="co5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범례:</text:p>
          </table:table-cell>
          <table:table-cell table:number-columns-repeated="2" table:style-name="ce1"/>
          <table:table-cell office:value-type="string" table:style-name="ce1">
            <text:p>월</text:p>
          </table:table-cell>
          <table:table-cell office:value-type="string" table:style-name="ce1">
            <text:p>1~6, 완료일 기준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진행상태</text:p>
          </table:table-cell>
          <table:table-cell office:value-type="string" table:style-name="ce1">
            <text:p>계획,진행,완료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성패</text:p>
          </table:table-cell>
          <table:table-cell office:value-type="string" table:style-name="ce1">
            <text:p>성공,실패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1">
            <text:p>년도</text:p>
          </table:table-cell>
          <table:table-cell office:value-type="string" table:style-name="ce21">
            <text:p>월</text:p>
          </table:table-cell>
          <table:table-cell office:value-type="string" table:style-name="ce21">
            <text:p>리전</text:p>
          </table:table-cell>
          <table:table-cell office:value-type="string" table:style-name="ce22">
            <text:p>AZ</text:p>
          </table:table-cell>
          <table:table-cell office:value-type="string" table:style-name="ce21">
            <text:p>테넌트</text:p>
          </table:table-cell>
          <table:table-cell office:value-type="string" table:style-name="ce21">
            <text:p>진행상태</text:p>
          </table:table-cell>
          <table:table-cell office:value-type="string" table:style-name="ce21">
            <text:p>성패</text:p>
          </table:table-cell>
          <table:table-cell office:value-type="string" table:style-name="ce21">
            <text:p>분기별</text:p>
          </table:table-cell>
          <table:table-cell office:value-type="string" table:style-name="ce21">
            <text:p>벤더</text:p>
          </table:table-cell>
          <table:table-cell office:value-type="string" table:style-name="ce21">
            <text:p>추가칼럼(from 컨플)</text:p>
          </table:table-cell>
          <table:table-cell office:value-type="string" table:style-name="ce21">
            <text:p>데이터분류</text:p>
          </table:table-cell>
          <table:table-cell office:value-type="string" table:style-name="ce21">
            <text:p>분기별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3">
            <text:p>22년</text:p>
          </table:table-cell>
          <table:table-cell office:value-type="string" table:style-name="ce24">
            <text:p>1월</text:p>
          </table:table-cell>
          <table:table-cell office:value-type="string" table:style-name="ce23">
            <text:p>KR</text:p>
          </table:table-cell>
          <table:table-cell office:value-type="string" table:style-name="ce25">
            <text:p>1센터</text:p>
          </table:table-cell>
          <table:table-cell office:value-type="string" table:style-name="ce26">
            <text:p>CCS</text:p>
          </table:table-cell>
          <table:table-cell office:value-type="string" table:style-name="ce26">
            <text:p>완료</text:p>
          </table:table-cell>
          <table:table-cell office:value-type="string" table:style-name="ce26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Cisco" table:formula="of:=TRIM([.L8])" table:style-name="ce1">
            <text:p>Cisco</text:p>
          </table:table-cell>
          <table:table-cell office:value-type="string" table:style-name="ce28">
            <text:p>KR &gt; Cisco : <text:s/>(월별) 월별 점검 내수 CCS 정기점검 cisco(12월).pdf</text:p>
          </table:table-cell>
          <table:table-cell office:value-type="string" table:style-name="ce1">
            <text:p><text:s/>Cisco<text:s/></text:p>
          </table:table-cell>
          <table:table-cell office:value-type="string" office:string-value="월" table:formula="of:=IF(ISERROR(SEARCH(&quot;*분기*&quot;;[.K8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29">
            <text:p>KR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10" table:formula="of:=TRIM([.L9])" table:style-name="ce1">
            <text:p>A10</text:p>
          </table:table-cell>
          <table:table-cell office:value-type="string" table:style-name="ce33">
            <text:p>KR&gt;A10 : <text:s/>(월별) 월별 점검 내수 CCS 정기점검 A10(12월).pptx</text:p>
          </table:table-cell>
          <table:table-cell office:value-type="string" table:style-name="ce34">
            <text:p>A10<text:s/></text:p>
          </table:table-cell>
          <table:table-cell office:value-type="string" office:string-value="월" table:formula="of:=IF(ISERROR(SEARCH(&quot;*분기*&quot;;[.K9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29">
            <text:p>KR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10])" table:style-name="ce1">
            <text:p>NetApp</text:p>
          </table:table-cell>
          <table:table-cell office:value-type="string" table:style-name="ce33">
            <text:p>KR&gt; NetApp : <text:s/>(월별) 월별 내수 CCS 정기점검 netapp(1월).pdf</text:p>
          </table:table-cell>
          <table:table-cell office:value-type="string" table:style-name="ce35">
            <text:p><text:s/>NetApp<text:s/></text:p>
          </table:table-cell>
          <table:table-cell office:value-type="string" office:string-value="월" table:formula="of:=IF(ISERROR(SEARCH(&quot;*분기*&quot;;[.K10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29">
            <text:p>KR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F5" table:formula="of:=TRIM([.L11])" table:style-name="ce1">
            <text:p>F5</text:p>
          </table:table-cell>
          <table:table-cell office:value-type="string" table:style-name="ce33">
            <text:p>KR&gt;F5 : (월별) <text:s/>월별 점검 krcloud CCS 정기점검 F5(12월).ppt</text:p>
          </table:table-cell>
          <table:table-cell office:value-type="string" table:style-name="ce36">
            <text:p>F5<text:s/></text:p>
          </table:table-cell>
          <table:table-cell office:value-type="string" office:string-value="월" table:formula="of:=IF(ISERROR(SEARCH(&quot;*분기*&quot;;[.K11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29">
            <text:p>KR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Dell" table:formula="of:=TRIM([.L12])" table:style-name="ce1">
            <text:p>Dell</text:p>
          </table:table-cell>
          <table:table-cell office:value-type="string" table:style-name="ce33">
            <text:p>KR&gt;Dell : (분기) 분기점검_Dell_내수 점검문서(21년4분기).pdf</text:p>
          </table:table-cell>
          <table:table-cell office:value-type="string" table:style-name="ce36">
            <text:p>Dell<text:s/></text:p>
          </table:table-cell>
          <table:table-cell office:value-type="string" office:string-value="분기" table:formula="of:=IF(ISERROR(SEARCH(&quot;*분기*&quot;;[.K12]));&quot;월&quot;;&quot;분기&quot;)" table:style-name="ce27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29">
            <text:p>KR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HP" table:formula="of:=TRIM([.L13])" table:style-name="ce1">
            <text:p>HP</text:p>
          </table:table-cell>
          <table:table-cell office:value-type="string" table:style-name="ce33">
            <text:p>KR &gt; HP : (월별) 월별점검 내수 CCS 정기점검 HP(12월).xlsx</text:p>
          </table:table-cell>
          <table:table-cell office:value-type="string" table:style-name="ce36">
            <text:p><text:s/>HP<text:s/></text:p>
          </table:table-cell>
          <table:table-cell office:value-type="string" office:string-value="월" table:formula="of:=IF(ISERROR(SEARCH(&quot;*분기*&quot;;[.K13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37">
            <text:p>KR</text:p>
          </table:table-cell>
          <table:table-cell office:value-type="string" table:style-name="ce38">
            <text:p>1센터</text:p>
          </table:table-cell>
          <table:table-cell office:value-type="string" table:style-name="ce39">
            <text:p>CCS</text:p>
          </table:table-cell>
          <table:table-cell office:value-type="string" table:style-name="ce39">
            <text:p>완료</text:p>
          </table:table-cell>
          <table:table-cell office:value-type="string" table:style-name="ce39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Arista" table:formula="of:=TRIM([.L14])" table:style-name="ce1">
            <text:p>Arista</text:p>
          </table:table-cell>
          <table:table-cell office:value-type="string" table:style-name="ce40">
            <text:p>KR&gt;Arista : (분기) 분기 점검 CCS_KR Arista(21년 4분기).ods</text:p>
          </table:table-cell>
          <table:table-cell office:value-type="string" table:style-name="ce36">
            <text:p>Arista<text:s/></text:p>
          </table:table-cell>
          <table:table-cell office:value-type="string" office:string-value="분기" table:formula="of:=IF(ISERROR(SEARCH(&quot;*분기*&quot;;[.K14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41">
            <text:p>KR</text:p>
          </table:table-cell>
          <table:table-cell office:value-type="string" table:style-name="ce42">
            <text:p>1센터</text:p>
          </table:table-cell>
          <table:table-cell office:value-type="string" table:style-name="ce43">
            <text:p>CCS</text:p>
          </table:table-cell>
          <table:table-cell office:value-type="string" table:style-name="ce43">
            <text:p>완료</text:p>
          </table:table-cell>
          <table:table-cell office:value-type="string" table:style-name="ce43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QCT" table:formula="of:=TRIM([.L15])" table:style-name="ce1">
            <text:p>QCT</text:p>
          </table:table-cell>
          <table:table-cell office:value-type="string" table:style-name="ce44">
            <text:p>BigData &gt; QCT : (분기) 분기점검_KR-Bigdata_QCT(21년4분기).pptx</text:p>
          </table:table-cell>
          <table:table-cell office:value-type="string" table:style-name="ce36">
            <text:p><text:s/>QCT<text:s/></text:p>
          </table:table-cell>
          <table:table-cell office:value-type="string" office:string-value="분기" table:formula="of:=IF(ISERROR(SEARCH(&quot;*분기*&quot;;[.K15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29">
            <text:p>KR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16])" table:style-name="ce1">
            <text:p>NetApp</text:p>
          </table:table-cell>
          <table:table-cell office:value-type="string" table:style-name="ce33">
            <text:p>BigData&gt;NetApp : <text:s/>(월별) 월별 점검 KR-Bigdata_netapp(1월).pdf</text:p>
          </table:table-cell>
          <table:table-cell office:value-type="string" table:style-name="ce45">
            <text:p>NetApp<text:s/></text:p>
          </table:table-cell>
          <table:table-cell office:value-type="string" office:string-value="월" table:formula="of:=IF(ISERROR(SEARCH(&quot;*분기*&quot;;[.K16]));&quot;월&quot;;&quot;분기&quot;)" table:style-name="ce27">
            <text:p>월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46">
            <text:p>KR</text:p>
          </table:table-cell>
          <table:table-cell office:value-type="string" table:style-name="ce47">
            <text:p>1센터</text:p>
          </table:table-cell>
          <table:table-cell office:value-type="string" table:style-name="ce48">
            <text:p>CCS</text:p>
          </table:table-cell>
          <table:table-cell office:value-type="string" table:style-name="ce48">
            <text:p>완료</text:p>
          </table:table-cell>
          <table:table-cell office:value-type="string" table:style-name="ce48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Dell" table:formula="of:=TRIM([.L17])" table:style-name="ce1">
            <text:p>Dell</text:p>
          </table:table-cell>
          <table:table-cell office:value-type="string" table:style-name="ce49">
            <text:p>BigData&gt;Dell : (분기) 분기점검_Dell_KR-Bigdata 점검문서(21년4분기).pdf</text:p>
          </table:table-cell>
          <table:table-cell office:value-type="string" table:style-name="ce50">
            <text:p>Dell<text:s/></text:p>
          </table:table-cell>
          <table:table-cell office:value-type="string" office:string-value="분기" table:formula="of:=IF(ISERROR(SEARCH(&quot;*분기*&quot;;[.K17]));&quot;월&quot;;&quot;분기&quot;)" table:style-name="ce27">
            <text:p>분기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23">
            <text:p>KR</text:p>
          </table:table-cell>
          <table:table-cell office:value-type="string" table:style-name="ce25">
            <text:p>1센터</text:p>
          </table:table-cell>
          <table:table-cell office:value-type="string" table:style-name="ce26">
            <text:p>CCS</text:p>
          </table:table-cell>
          <table:table-cell office:value-type="string" table:style-name="ce26">
            <text:p>완료</text:p>
          </table:table-cell>
          <table:table-cell office:value-type="string" table:style-name="ce26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18])" table:style-name="ce1">
            <text:p>NetApp</text:p>
          </table:table-cell>
          <table:table-cell office:value-type="string" table:style-name="ce51">
            <text:p>RND&gt;NetApp : (월별) 월별 점검 RND_netapp(1월).pdf</text:p>
          </table:table-cell>
          <table:table-cell office:value-type="string" table:style-name="ce36">
            <text:p>NetApp<text:s/></text:p>
          </table:table-cell>
          <table:table-cell office:value-type="string" office:string-value="월" table:formula="of:=IF(ISERROR(SEARCH(&quot;*분기*&quot;;[.K18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52">
            <text:p>KR</text:p>
          </table:table-cell>
          <table:table-cell office:value-type="string" table:style-name="ce53">
            <text:p>1센터</text:p>
          </table:table-cell>
          <table:table-cell office:value-type="string" table:style-name="ce54">
            <text:p>CCS</text:p>
          </table:table-cell>
          <table:table-cell office:value-type="string" table:style-name="ce54">
            <text:p>완료</text:p>
          </table:table-cell>
          <table:table-cell office:value-type="string" table:style-name="ce54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Dell" table:formula="of:=TRIM([.L19])" table:style-name="ce1">
            <text:p>Dell</text:p>
          </table:table-cell>
          <table:table-cell office:value-type="string" table:style-name="ce55">
            <text:p>RND&gt;Dell : (분기) 분기점검_Dell_RND 점검문서(21년4분기).pdf</text:p>
          </table:table-cell>
          <table:table-cell office:value-type="string" table:style-name="ce56">
            <text:p>Dell<text:s/></text:p>
          </table:table-cell>
          <table:table-cell office:value-type="string" office:string-value="분기" table:formula="of:=IF(ISERROR(SEARCH(&quot;*분기*&quot;;[.K19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57">
            <text:p>NA</text:p>
          </table:table-cell>
          <table:table-cell office:value-type="string" table:style-name="ce58">
            <text:p>1센터</text:p>
          </table:table-cell>
          <table:table-cell office:value-type="string" table:style-name="ce59">
            <text:p>CCS</text:p>
          </table:table-cell>
          <table:table-cell office:value-type="string" table:style-name="ce59">
            <text:p>완료</text:p>
          </table:table-cell>
          <table:table-cell office:value-type="string" table:style-name="ce59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Arista" table:formula="of:=TRIM([.L20])" table:style-name="ce1">
            <text:p>Arista</text:p>
          </table:table-cell>
          <table:table-cell office:value-type="string" table:style-name="ce60">
            <text:p>NA&gt;Arista : (분기) 분기 점검 CCS_NA Arista(21년 4분기).ods</text:p>
          </table:table-cell>
          <table:table-cell office:value-type="string" table:style-name="ce61">
            <text:p>Arista<text:s/></text:p>
          </table:table-cell>
          <table:table-cell office:value-type="string" office:string-value="분기" table:formula="of:=IF(ISERROR(SEARCH(&quot;*분기*&quot;;[.K20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29">
            <text:p>NA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10" table:formula="of:=TRIM([.L21])" table:style-name="ce1">
            <text:p>A10</text:p>
          </table:table-cell>
          <table:table-cell office:value-type="string" table:style-name="ce33">
            <text:p>NA&gt;A10 : (월별) 월별 점검 NA CCS 정기점검 A10(12월).pptx</text:p>
          </table:table-cell>
          <table:table-cell office:value-type="string" table:style-name="ce62">
            <text:p>A10<text:s/></text:p>
          </table:table-cell>
          <table:table-cell office:value-type="string" office:string-value="월" table:formula="of:=IF(ISERROR(SEARCH(&quot;*분기*&quot;;[.K21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29">
            <text:p>NA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22])" table:style-name="ce1">
            <text:p>NetApp</text:p>
          </table:table-cell>
          <table:table-cell office:value-type="string" table:style-name="ce33">
            <text:p>NA&gt;NetApp : (월별) 월별 점검 북미_netapp(1월).pdf</text:p>
          </table:table-cell>
          <table:table-cell office:value-type="string" table:style-name="ce35">
            <text:p>NetApp<text:s/></text:p>
          </table:table-cell>
          <table:table-cell office:value-type="string" office:string-value="월" table:formula="of:=IF(ISERROR(SEARCH(&quot;*분기*&quot;;[.K22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29">
            <text:p>NA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Paloalto" table:formula="of:=TRIM([.L23])" table:style-name="ce1">
            <text:p>Paloalto</text:p>
          </table:table-cell>
          <table:table-cell office:value-type="string" table:style-name="ce33">
            <text:p>NA&gt;Paloalto : (월별) 월별_점검_북미-PA-3220_(21년12월).docx , 월별_점검_북미-PA-5220_(21년12월).docx</text:p>
          </table:table-cell>
          <table:table-cell office:value-type="string" table:style-name="ce36">
            <text:p>Paloalto<text:s/></text:p>
          </table:table-cell>
          <table:table-cell office:value-type="string" office:string-value="월" table:formula="of:=IF(ISERROR(SEARCH(&quot;*분기*&quot;;[.K23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29">
            <text:p>NA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HP" table:formula="of:=TRIM([.L24])" table:style-name="ce1">
            <text:p>HP</text:p>
          </table:table-cell>
          <table:table-cell office:value-type="string" table:style-name="ce33">
            <text:p>NA&gt;HP : (월별) 월별 점검_북미_CCS_hp(12월).xlsx</text:p>
          </table:table-cell>
          <table:table-cell office:value-type="string" table:style-name="ce36">
            <text:p>HP<text:s/></text:p>
          </table:table-cell>
          <table:table-cell office:value-type="string" office:string-value="월" table:formula="of:=IF(ISERROR(SEARCH(&quot;*분기*&quot;;[.K24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52">
            <text:p>NA</text:p>
          </table:table-cell>
          <table:table-cell office:value-type="string" table:style-name="ce53">
            <text:p>1센터</text:p>
          </table:table-cell>
          <table:table-cell office:value-type="string" table:style-name="ce54">
            <text:p>CCS</text:p>
          </table:table-cell>
          <table:table-cell office:value-type="string" table:style-name="ce54">
            <text:p>완료</text:p>
          </table:table-cell>
          <table:table-cell office:value-type="string" table:style-name="ce54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Dell" table:formula="of:=TRIM([.L25])" table:style-name="ce1">
            <text:p>Dell</text:p>
          </table:table-cell>
          <table:table-cell office:value-type="string" table:style-name="ce55">
            <text:p>NA&gt;Dell : (분기) 분기점검_Dell_북미 점검문서(21년4분기).pdf</text:p>
          </table:table-cell>
          <table:table-cell office:value-type="string" table:style-name="ce36">
            <text:p>Dell<text:s/></text:p>
          </table:table-cell>
          <table:table-cell office:value-type="string" office:string-value="분기" table:formula="of:=IF(ISERROR(SEARCH(&quot;*분기*&quot;;[.K25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57">
            <text:p>EU</text:p>
          </table:table-cell>
          <table:table-cell office:value-type="string" table:style-name="ce58">
            <text:p>1센터</text:p>
          </table:table-cell>
          <table:table-cell office:value-type="string" table:style-name="ce59">
            <text:p>CCS</text:p>
          </table:table-cell>
          <table:table-cell office:value-type="string" table:style-name="ce59">
            <text:p>완료</text:p>
          </table:table-cell>
          <table:table-cell office:value-type="string" table:style-name="ce59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10" table:formula="of:=TRIM([.L26])" table:style-name="ce1">
            <text:p>A10</text:p>
          </table:table-cell>
          <table:table-cell office:value-type="string" table:style-name="ce60">
            <text:p>EU&gt;A10 : (월별) 월별 점검 EU CCS 정기점검 A10(12월).pptx</text:p>
          </table:table-cell>
          <table:table-cell office:value-type="string" table:style-name="ce36">
            <text:p>A10<text:s/></text:p>
          </table:table-cell>
          <table:table-cell office:value-type="string" office:string-value="월" table:formula="of:=IF(ISERROR(SEARCH(&quot;*분기*&quot;;[.K26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29">
            <text:p>EU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Arista" table:formula="of:=TRIM([.L27])" table:style-name="ce1">
            <text:p>Arista</text:p>
          </table:table-cell>
          <table:table-cell office:value-type="string" table:style-name="ce33">
            <text:p>EU&gt;Arista : (분기) 분기 점검 CCS_EU Arista(21년 4분기).ods</text:p>
          </table:table-cell>
          <table:table-cell office:value-type="string" table:style-name="ce62">
            <text:p>Arista<text:s/></text:p>
          </table:table-cell>
          <table:table-cell office:value-type="string" office:string-value="분기" table:formula="of:=IF(ISERROR(SEARCH(&quot;*분기*&quot;;[.K27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29">
            <text:p>EU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28])" table:style-name="ce1">
            <text:p>NetApp</text:p>
          </table:table-cell>
          <table:table-cell office:value-type="string" table:style-name="ce33">
            <text:p>EU&gt;NetApp : (월별) 월별 점검 유럽_netapp(1월).pdf</text:p>
          </table:table-cell>
          <table:table-cell office:value-type="string" table:style-name="ce35">
            <text:p>NetApp<text:s/></text:p>
          </table:table-cell>
          <table:table-cell office:value-type="string" office:string-value="월" table:formula="of:=IF(ISERROR(SEARCH(&quot;*분기*&quot;;[.K28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29">
            <text:p>EU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WAF" table:formula="of:=TRIM([.L29])" table:style-name="ce1">
            <text:p>WAF</text:p>
          </table:table-cell>
          <table:table-cell office:value-type="string" table:style-name="ce33">
            <text:p>EU&gt;WAF : (월별) 월별_점검_유럽_CCS_정기점검_웹방화벽WAF_(21년 12월).xlsx</text:p>
          </table:table-cell>
          <table:table-cell office:value-type="string" table:style-name="ce36">
            <text:p>WAF<text:s/></text:p>
          </table:table-cell>
          <table:table-cell office:value-type="string" office:string-value="월" table:formula="of:=IF(ISERROR(SEARCH(&quot;*분기*&quot;;[.K29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29">
            <text:p>EU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SAC" table:formula="of:=TRIM([.L30])" table:style-name="ce1">
            <text:p>SAC</text:p>
          </table:table-cell>
          <table:table-cell office:value-type="string" table:style-name="ce33">
            <text:p>EU&gt;SAC : (분기) 분기 점검 CCS_EU NodeSafer 정기점검(4분기).pdf</text:p>
          </table:table-cell>
          <table:table-cell office:value-type="string" table:style-name="ce36">
            <text:p>SAC<text:s/></text:p>
          </table:table-cell>
          <table:table-cell office:value-type="string" office:string-value="분기" table:formula="of:=IF(ISERROR(SEARCH(&quot;*분기*&quot;;[.K30]));&quot;월&quot;;&quot;분기&quot;)" table:style-name="ce27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29">
            <text:p>EU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HP" table:formula="of:=TRIM([.L31])" table:style-name="ce1">
            <text:p>HP</text:p>
          </table:table-cell>
          <table:table-cell office:value-type="string" table:style-name="ce33">
            <text:p>EU&gt;HP : (월별) 월별_유럽_CCS_정기점검_hp(12월).xlsx</text:p>
          </table:table-cell>
          <table:table-cell office:value-type="string" table:style-name="ce36">
            <text:p>HP<text:s/></text:p>
          </table:table-cell>
          <table:table-cell office:value-type="string" office:string-value="월" table:formula="of:=IF(ISERROR(SEARCH(&quot;*분기*&quot;;[.K31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29">
            <text:p>EU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GFW" table:formula="of:=TRIM([.L32])" table:style-name="ce1">
            <text:p>NGFW</text:p>
          </table:table-cell>
          <table:table-cell office:value-type="string" table:style-name="ce33">
            <text:p>EU&gt;NGFW : (월별) 현대자동차_독일법인_시스코방화벽(21년12월)_정기점검서_20211222.xlsx</text:p>
          </table:table-cell>
          <table:table-cell office:value-type="string" table:style-name="ce36">
            <text:p>NGFW<text:s/></text:p>
          </table:table-cell>
          <table:table-cell office:value-type="string" office:string-value="월" table:formula="of:=IF(ISERROR(SEARCH(&quot;*분기*&quot;;[.K32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52">
            <text:p>EU</text:p>
          </table:table-cell>
          <table:table-cell office:value-type="string" table:style-name="ce53">
            <text:p>1센터</text:p>
          </table:table-cell>
          <table:table-cell office:value-type="string" table:style-name="ce54">
            <text:p>CCS</text:p>
          </table:table-cell>
          <table:table-cell office:value-type="string" table:style-name="ce54">
            <text:p>완료</text:p>
          </table:table-cell>
          <table:table-cell office:value-type="string" table:style-name="ce54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Dell" table:formula="of:=TRIM([.L33])" table:style-name="ce1">
            <text:p>Dell</text:p>
          </table:table-cell>
          <table:table-cell office:value-type="string" table:style-name="ce55">
            <text:p>EU&gt;Dell : (분기) 분기점검_Dell_유럽 점검문서(21년4분기).pdf</text:p>
          </table:table-cell>
          <table:table-cell office:value-type="string" table:style-name="ce36">
            <text:p>Dell<text:s/></text:p>
          </table:table-cell>
          <table:table-cell office:value-type="string" office:string-value="분기" table:formula="of:=IF(ISERROR(SEARCH(&quot;*분기*&quot;;[.K33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57">
            <text:p>IN</text:p>
          </table:table-cell>
          <table:table-cell office:value-type="string" table:style-name="ce58">
            <text:p>1센터</text:p>
          </table:table-cell>
          <table:table-cell office:value-type="string" table:style-name="ce59">
            <text:p>CCS</text:p>
          </table:table-cell>
          <table:table-cell office:value-type="string" table:style-name="ce59">
            <text:p>완료</text:p>
          </table:table-cell>
          <table:table-cell office:value-type="string" table:style-name="ce59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Arista" table:formula="of:=TRIM([.L34])" table:style-name="ce1">
            <text:p>Arista</text:p>
          </table:table-cell>
          <table:table-cell office:value-type="string" table:style-name="ce60">
            <text:p>IN&gt;Arista : (분기) 분기 점검 CCS_IN Arista(21년 4분기).ods</text:p>
          </table:table-cell>
          <table:table-cell office:value-type="string" table:style-name="ce36">
            <text:p>Arista<text:s/></text:p>
          </table:table-cell>
          <table:table-cell office:value-type="string" office:string-value="분기" table:formula="of:=IF(ISERROR(SEARCH(&quot;*분기*&quot;;[.K34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29">
            <text:p>I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10" table:formula="of:=TRIM([.L35])" table:style-name="ce1">
            <text:p>A10</text:p>
          </table:table-cell>
          <table:table-cell office:value-type="string" table:style-name="ce33">
            <text:p>IN&gt;A10 : (월별) 월별 점검 IN CCS 정기점검 A10(12월).pptx</text:p>
          </table:table-cell>
          <table:table-cell office:value-type="string" table:style-name="ce62">
            <text:p>A10<text:s/></text:p>
          </table:table-cell>
          <table:table-cell office:value-type="string" office:string-value="월" table:formula="of:=IF(ISERROR(SEARCH(&quot;*분기*&quot;;[.K35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29">
            <text:p>I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36])" table:style-name="ce1">
            <text:p>NetApp</text:p>
          </table:table-cell>
          <table:table-cell office:value-type="string" table:style-name="ce33">
            <text:p>IN&gt;NetApp : (월별) 월별 점검 인도_netapp(1월).pdf</text:p>
          </table:table-cell>
          <table:table-cell office:value-type="string" table:style-name="ce35">
            <text:p>NetApp<text:s/></text:p>
          </table:table-cell>
          <table:table-cell office:value-type="string" office:string-value="월" table:formula="of:=IF(ISERROR(SEARCH(&quot;*분기*&quot;;[.K36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29">
            <text:p>I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Paloalto" table:formula="of:=TRIM([.L37])" table:style-name="ce1">
            <text:p>Paloalto</text:p>
          </table:table-cell>
          <table:table-cell office:value-type="string" table:style-name="ce33">
            <text:p>IN&gt;Paloalto : (월별) 월별_점검_인도-PA-5220_(21년12월).docx</text:p>
          </table:table-cell>
          <table:table-cell office:value-type="string" table:style-name="ce36">
            <text:p>Paloalto<text:s/></text:p>
          </table:table-cell>
          <table:table-cell office:value-type="string" office:string-value="월" table:formula="of:=IF(ISERROR(SEARCH(&quot;*분기*&quot;;[.K37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52">
            <text:p>IN</text:p>
          </table:table-cell>
          <table:table-cell office:value-type="string" table:style-name="ce53">
            <text:p>1센터</text:p>
          </table:table-cell>
          <table:table-cell office:value-type="string" table:style-name="ce54">
            <text:p>CCS</text:p>
          </table:table-cell>
          <table:table-cell office:value-type="string" table:style-name="ce54">
            <text:p>완료</text:p>
          </table:table-cell>
          <table:table-cell office:value-type="string" table:style-name="ce54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Dell" table:formula="of:=TRIM([.L38])" table:style-name="ce1">
            <text:p>Dell</text:p>
          </table:table-cell>
          <table:table-cell office:value-type="string" table:style-name="ce55">
            <text:p>IN&gt;Dell : (분기) 분기점검_Dell_인도 점검문서(21년4분기).pdf</text:p>
          </table:table-cell>
          <table:table-cell office:value-type="string" table:style-name="ce36">
            <text:p>Dell<text:s/></text:p>
          </table:table-cell>
          <table:table-cell office:value-type="string" office:string-value="분기" table:formula="of:=IF(ISERROR(SEARCH(&quot;*분기*&quot;;[.K38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57">
            <text:p>CN</text:p>
          </table:table-cell>
          <table:table-cell office:value-type="string" table:style-name="ce58">
            <text:p>1센터</text:p>
          </table:table-cell>
          <table:table-cell office:value-type="string" table:style-name="ce59">
            <text:p>CCS</text:p>
          </table:table-cell>
          <table:table-cell office:value-type="string" table:style-name="ce59">
            <text:p>완료</text:p>
          </table:table-cell>
          <table:table-cell office:value-type="string" table:style-name="ce59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Arista" table:formula="of:=TRIM([.L39])" table:style-name="ce1">
            <text:p>Arista</text:p>
          </table:table-cell>
          <table:table-cell office:value-type="string" table:style-name="ce60">
            <text:p>CN&gt;Arista : (분기) 분기 점검 CCS_CN Arista(21년 4분기).ods</text:p>
          </table:table-cell>
          <table:table-cell office:value-type="string" table:style-name="ce36">
            <text:p>Arista<text:s/></text:p>
          </table:table-cell>
          <table:table-cell office:value-type="string" office:string-value="분기" table:formula="of:=IF(ISERROR(SEARCH(&quot;*분기*&quot;;[.K39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29">
            <text:p>C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10" table:formula="of:=TRIM([.L40])" table:style-name="ce1">
            <text:p>A10</text:p>
          </table:table-cell>
          <table:table-cell office:value-type="string" table:style-name="ce33">
            <text:p>CN&gt;A10 : (월별) 월별 점검 CN CCS 정기점검 A10(12월).pptx</text:p>
          </table:table-cell>
          <table:table-cell office:value-type="string" table:style-name="ce62">
            <text:p>A10<text:s/></text:p>
          </table:table-cell>
          <table:table-cell office:value-type="string" office:string-value="월" table:formula="of:=IF(ISERROR(SEARCH(&quot;*분기*&quot;;[.K40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29">
            <text:p>C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41])" table:style-name="ce1">
            <text:p>NetApp</text:p>
          </table:table-cell>
          <table:table-cell office:value-type="string" table:style-name="ce33">
            <text:p>CN&gt;NetApp : (월별) 월별 점검 중국_netapp(1월).pdf</text:p>
          </table:table-cell>
          <table:table-cell office:value-type="string" table:style-name="ce35">
            <text:p>NetApp<text:s/></text:p>
          </table:table-cell>
          <table:table-cell office:value-type="string" office:string-value="월" table:formula="of:=IF(ISERROR(SEARCH(&quot;*분기*&quot;;[.K41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29">
            <text:p>C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Paloalto" table:formula="of:=TRIM([.L42])" table:style-name="ce1">
            <text:p>Paloalto</text:p>
          </table:table-cell>
          <table:table-cell office:value-type="string" table:style-name="ce33">
            <text:p>CN&gt;Paloalto : (월별) 중국-PA-5220_2021.12월.docx</text:p>
          </table:table-cell>
          <table:table-cell office:value-type="string" table:style-name="ce36">
            <text:p>Paloalto<text:s/></text:p>
          </table:table-cell>
          <table:table-cell office:value-type="string" office:string-value="월" table:formula="of:=IF(ISERROR(SEARCH(&quot;*분기*&quot;;[.K42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52">
            <text:p>CN</text:p>
          </table:table-cell>
          <table:table-cell office:value-type="string" table:style-name="ce53">
            <text:p>1센터</text:p>
          </table:table-cell>
          <table:table-cell office:value-type="string" table:style-name="ce54">
            <text:p>CCS</text:p>
          </table:table-cell>
          <table:table-cell office:value-type="string" table:style-name="ce54">
            <text:p>완료</text:p>
          </table:table-cell>
          <table:table-cell office:value-type="string" table:style-name="ce54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Dell" table:formula="of:=TRIM([.L43])" table:style-name="ce1">
            <text:p>Dell</text:p>
          </table:table-cell>
          <table:table-cell office:value-type="string" table:style-name="ce55">
            <text:p>CN&gt;Dell : (분기) 분기점검_Dell_중국 점검문서(21년4분기).pdf</text:p>
          </table:table-cell>
          <table:table-cell office:value-type="string" table:style-name="ce36">
            <text:p>Dell<text:s/></text:p>
          </table:table-cell>
          <table:table-cell office:value-type="string" office:string-value="분기" table:formula="of:=IF(ISERROR(SEARCH(&quot;*분기*&quot;;[.K43]));&quot;월&quot;;&quot;분기&quot;)" table:style-name="ce27">
            <text:p>분기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63">
            <text:p>SG</text:p>
          </table:table-cell>
          <table:table-cell office:value-type="string" table:style-name="ce64">
            <text:p>1센터</text:p>
          </table:table-cell>
          <table:table-cell office:value-type="string" table:style-name="ce65">
            <text:p>CCS</text:p>
          </table:table-cell>
          <table:table-cell office:value-type="string" table:style-name="ce65">
            <text:p>완료</text:p>
          </table:table-cell>
          <table:table-cell office:value-type="string" table:style-name="ce65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Paloalto" table:formula="of:=TRIM([.L44])" table:style-name="ce1">
            <text:p>Paloalto</text:p>
          </table:table-cell>
          <table:table-cell office:value-type="string" table:style-name="ce66">
            <text:p>SG&gt;Paloalto : (월별) 월별_점검_싱가폴-PA-5220(21년12월).docx</text:p>
          </table:table-cell>
          <table:table-cell office:value-type="string" table:style-name="ce36">
            <text:p>Paloalto<text:s/></text:p>
          </table:table-cell>
          <table:table-cell office:value-type="string" office:string-value="월" table:formula="of:=IF(ISERROR(SEARCH(&quot;*분기*&quot;;[.K44]));&quot;월&quot;;&quot;분기&quot;)" table:style-name="ce27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9">
            <text:p>22년</text:p>
          </table:table-cell>
          <table:table-cell office:value-type="string" table:style-name="ce30">
            <text:p>1월</text:p>
          </table:table-cell>
          <table:table-cell office:value-type="string" table:style-name="ce57">
            <text:p>RU</text:p>
          </table:table-cell>
          <table:table-cell office:value-type="string" table:style-name="ce58">
            <text:p>1센터</text:p>
          </table:table-cell>
          <table:table-cell office:value-type="string" table:style-name="ce59">
            <text:p>CCS</text:p>
          </table:table-cell>
          <table:table-cell office:value-type="string" table:style-name="ce59">
            <text:p>완료</text:p>
          </table:table-cell>
          <table:table-cell office:value-type="string" table:style-name="ce59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10" table:formula="of:=TRIM([.L45])" table:style-name="ce1">
            <text:p>A10</text:p>
          </table:table-cell>
          <table:table-cell office:value-type="string" table:style-name="ce60">
            <text:p>RU&gt;A10 : (월별) 월별 점검 RU CCS 정기점검 A10(12월).pptx</text:p>
          </table:table-cell>
          <table:table-cell office:value-type="string" table:style-name="ce62">
            <text:p>A10<text:s/></text:p>
          </table:table-cell>
          <table:table-cell office:value-type="string" office:string-value="월" table:formula="of:=IF(ISERROR(SEARCH(&quot;*분기*&quot;;[.K45]));&quot;월&quot;;&quot;분기&quot;)" table:style-name="ce27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9">
            <text:p>22년</text:p>
          </table:table-cell>
          <table:table-cell office:value-type="string" table:style-name="ce67">
            <text:p>1월</text:p>
          </table:table-cell>
          <table:table-cell office:value-type="string" table:style-name="ce52">
            <text:p>RU</text:p>
          </table:table-cell>
          <table:table-cell office:value-type="string" table:style-name="ce53">
            <text:p>1센터</text:p>
          </table:table-cell>
          <table:table-cell office:value-type="string" table:style-name="ce54">
            <text:p>CCS</text:p>
          </table:table-cell>
          <table:table-cell office:value-type="string" table:style-name="ce54">
            <text:p>완료</text:p>
          </table:table-cell>
          <table:table-cell office:value-type="string" table:style-name="ce54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Dell" table:formula="of:=TRIM([.L46])" table:style-name="ce1">
            <text:p>Dell</text:p>
          </table:table-cell>
          <table:table-cell office:value-type="string" table:style-name="ce55">
            <text:p>RU&gt;Dell : (분기) 분기점검_Dell_RU 점검문서(21년4분기).pdf</text:p>
          </table:table-cell>
          <table:table-cell office:value-type="string" table:style-name="ce68">
            <text:p>Dell<text:s/></text:p>
          </table:table-cell>
          <table:table-cell office:value-type="string" office:string-value="분기" table:formula="of:=IF(ISERROR(SEARCH(&quot;*분기*&quot;;[.K46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69">
            <text:p>2월</text:p>
          </table:table-cell>
          <table:table-cell office:value-type="string" table:style-name="ce23">
            <text:p>KR</text:p>
          </table:table-cell>
          <table:table-cell office:value-type="string" table:style-name="ce25">
            <text:p>1센터</text:p>
          </table:table-cell>
          <table:table-cell office:value-type="string" table:style-name="ce26">
            <text:p>CCS</text:p>
          </table:table-cell>
          <table:table-cell office:value-type="string" table:style-name="ce26">
            <text:p>완료</text:p>
          </table:table-cell>
          <table:table-cell office:value-type="string" table:style-name="ce59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Cisco" table:formula="of:=TRIM([.L47])" table:style-name="ce1">
            <text:p>Cisco</text:p>
          </table:table-cell>
          <table:table-cell office:value-type="string" table:style-name="ce60">
            <text:p>KR &gt; Cisco : <text:s/>(월별) 월별 점검 내수 CCS 정기점검 cisco(2월).pdf</text:p>
          </table:table-cell>
          <table:table-cell office:value-type="string" table:style-name="ce35">
            <text:p><text:s/>Cisco<text:s/></text:p>
          </table:table-cell>
          <table:table-cell office:value-type="string" office:string-value="월" table:formula="of:=IF(ISERROR(SEARCH(&quot;*분기*&quot;;[.K47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29">
            <text:p>KR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10" table:formula="of:=TRIM([.L48])" table:style-name="ce1">
            <text:p>A10</text:p>
          </table:table-cell>
          <table:table-cell office:value-type="string" table:style-name="ce33">
            <text:p>KR&gt;A10 : <text:s/>(월별) 월별 점검 내수 CCS 정기점검 A10(2월).pptx</text:p>
          </table:table-cell>
          <table:table-cell office:value-type="string" table:style-name="ce62">
            <text:p>A10<text:s/></text:p>
          </table:table-cell>
          <table:table-cell office:value-type="string" office:string-value="월" table:formula="of:=IF(ISERROR(SEARCH(&quot;*분기*&quot;;[.K48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29">
            <text:p>KR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49])" table:style-name="ce1">
            <text:p>NetApp</text:p>
          </table:table-cell>
          <table:table-cell office:value-type="string" table:style-name="ce33">
            <text:p>KR&gt; NetApp : <text:s/>(월별) 월별 내수 CCS 정기점검 netapp(2월).pdf</text:p>
          </table:table-cell>
          <table:table-cell office:value-type="string" table:style-name="ce35">
            <text:p><text:s/>NetApp<text:s/></text:p>
          </table:table-cell>
          <table:table-cell office:value-type="string" office:string-value="월" table:formula="of:=IF(ISERROR(SEARCH(&quot;*분기*&quot;;[.K49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29">
            <text:p>KR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F5" table:formula="of:=TRIM([.L50])" table:style-name="ce1">
            <text:p>F5</text:p>
          </table:table-cell>
          <table:table-cell office:value-type="string" table:style-name="ce33">
            <text:p>KR&gt;F5 : (월별) <text:s/>월별 점검 krcloud CCS 정기점검 F5(2월).ppt</text:p>
          </table:table-cell>
          <table:table-cell office:value-type="string" table:style-name="ce36">
            <text:p>F5<text:s/></text:p>
          </table:table-cell>
          <table:table-cell office:value-type="string" office:string-value="월" table:formula="of:=IF(ISERROR(SEARCH(&quot;*분기*&quot;;[.K50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37">
            <text:p>KR</text:p>
          </table:table-cell>
          <table:table-cell office:value-type="string" table:style-name="ce38">
            <text:p>1센터</text:p>
          </table:table-cell>
          <table:table-cell office:value-type="string" table:style-name="ce39">
            <text:p>CCS</text:p>
          </table:table-cell>
          <table:table-cell office:value-type="string" table:style-name="ce39">
            <text:p>완료</text:p>
          </table:table-cell>
          <table:table-cell office:value-type="string" table:style-name="ce39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Arista" table:formula="of:=TRIM([.L51])" table:style-name="ce1">
            <text:p>Arista</text:p>
          </table:table-cell>
          <table:table-cell office:value-type="string" table:style-name="ce40">
            <text:p>KR&gt;Arista : (분기) 분기 점검 CCS_KR Arista(22년 1분기).pdf</text:p>
          </table:table-cell>
          <table:table-cell office:value-type="string" table:style-name="ce36">
            <text:p>Arista<text:s/></text:p>
          </table:table-cell>
          <table:table-cell office:value-type="string" office:string-value="분기" table:formula="of:=IF(ISERROR(SEARCH(&quot;*분기*&quot;;[.K51]));&quot;월&quot;;&quot;분기&quot;)" table:style-name="ce27">
            <text:p>분기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71">
            <text:p>KR</text:p>
          </table:table-cell>
          <table:table-cell office:value-type="string" table:style-name="ce72">
            <text:p>1센터</text:p>
          </table:table-cell>
          <table:table-cell office:value-type="string" table:style-name="ce73">
            <text:p>CCS</text:p>
          </table:table-cell>
          <table:table-cell office:value-type="string" table:style-name="ce73">
            <text:p>완료</text:p>
          </table:table-cell>
          <table:table-cell office:value-type="string" table:style-name="ce73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52])" table:style-name="ce1">
            <text:p>NetApp</text:p>
          </table:table-cell>
          <table:table-cell office:value-type="string" table:style-name="ce74">
            <text:p>BigData&gt;NetApp : <text:s/>(월별) 월별 점검 KR-Bigdata_netapp(2월).pdf</text:p>
          </table:table-cell>
          <table:table-cell office:value-type="string" table:style-name="ce36">
            <text:p>NetApp<text:s/></text:p>
          </table:table-cell>
          <table:table-cell office:value-type="string" office:string-value="월" table:formula="of:=IF(ISERROR(SEARCH(&quot;*분기*&quot;;[.K52]));&quot;월&quot;;&quot;분기&quot;)" table:style-name="ce27">
            <text:p>월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75">
            <text:p>KR</text:p>
          </table:table-cell>
          <table:table-cell office:value-type="string" table:style-name="ce76">
            <text:p>1센터</text:p>
          </table:table-cell>
          <table:table-cell office:value-type="string" table:style-name="ce77">
            <text:p>CCS</text:p>
          </table:table-cell>
          <table:table-cell office:value-type="string" table:style-name="ce77">
            <text:p>완료</text:p>
          </table:table-cell>
          <table:table-cell office:value-type="string" table:style-name="ce77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53])" table:style-name="ce1">
            <text:p>NetApp</text:p>
          </table:table-cell>
          <table:table-cell office:value-type="string" table:style-name="ce78">
            <text:p>RND&gt;NetApp : (월별) 월별 점검 RND_netapp(2월).pdf</text:p>
          </table:table-cell>
          <table:table-cell office:value-type="string" table:style-name="ce45">
            <text:p>NetApp<text:s/></text:p>
          </table:table-cell>
          <table:table-cell office:value-type="string" office:string-value="월" table:formula="of:=IF(ISERROR(SEARCH(&quot;*분기*&quot;;[.K53]));&quot;월&quot;;&quot;분기&quot;)" table:style-name="ce27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23">
            <text:p>NA</text:p>
          </table:table-cell>
          <table:table-cell office:value-type="string" table:style-name="ce25">
            <text:p>1센터</text:p>
          </table:table-cell>
          <table:table-cell office:value-type="string" table:style-name="ce26">
            <text:p>CCS</text:p>
          </table:table-cell>
          <table:table-cell office:value-type="string" table:style-name="ce26">
            <text:p>완료</text:p>
          </table:table-cell>
          <table:table-cell office:value-type="string" table:style-name="ce26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10" table:formula="of:=TRIM([.L54])" table:style-name="ce1">
            <text:p>A10</text:p>
          </table:table-cell>
          <table:table-cell office:value-type="string" table:style-name="ce60">
            <text:p>NA&gt;A10 : (월별) 월별 점검 NA CCS 정기점검 A10(2월).pptx</text:p>
          </table:table-cell>
          <table:table-cell office:value-type="string" table:style-name="ce79">
            <text:p>A10<text:s/></text:p>
          </table:table-cell>
          <table:table-cell office:value-type="string" office:string-value="월" table:formula="of:=IF(ISERROR(SEARCH(&quot;*분기*&quot;;[.K54]));&quot;월&quot;;&quot;분기&quot;)" table:style-name="ce27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29">
            <text:p>NA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55])" table:style-name="ce1">
            <text:p>NetApp</text:p>
          </table:table-cell>
          <table:table-cell office:value-type="string" table:style-name="ce33">
            <text:p>NA&gt;NetApp : (월별) 월별 점검 북미_netapp(2월).pdf</text:p>
          </table:table-cell>
          <table:table-cell office:value-type="string" table:style-name="ce80">
            <text:p>NetApp<text:s/></text:p>
          </table:table-cell>
          <table:table-cell office:value-type="string" office:string-value="월" table:formula="of:=IF(ISERROR(SEARCH(&quot;*분기*&quot;;[.K55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29">
            <text:p>NA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Paloalto" table:formula="of:=TRIM([.L56])" table:style-name="ce1">
            <text:p>Paloalto</text:p>
          </table:table-cell>
          <table:table-cell office:value-type="string" table:style-name="ce33">
            <text:p>NA&gt;Paloalto : (월별) 월별_점검_북미-PA-3220_(22년2월).docx , 월별_점검_북미-PA-5220_(22년2월).docx</text:p>
          </table:table-cell>
          <table:table-cell office:value-type="string" table:style-name="ce35">
            <text:p>Paloalto<text:s/></text:p>
          </table:table-cell>
          <table:table-cell office:value-type="string" office:string-value="월" table:formula="of:=IF(ISERROR(SEARCH(&quot;*분기*&quot;;[.K56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29">
            <text:p>NA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Dell" table:formula="of:=TRIM([.L57])" table:style-name="ce1">
            <text:p>Dell</text:p>
          </table:table-cell>
          <table:table-cell office:value-type="string" table:style-name="ce33">
            <text:p>NA&gt;Dell : (분기) 분기점검_Dell_북미 점검문서(22년1분기).pdf</text:p>
          </table:table-cell>
          <table:table-cell office:value-type="string" table:style-name="ce36">
            <text:p>Dell<text:s/></text:p>
          </table:table-cell>
          <table:table-cell office:value-type="string" office:string-value="분기" table:formula="of:=IF(ISERROR(SEARCH(&quot;*분기*&quot;;[.K57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52">
            <text:p>NA</text:p>
          </table:table-cell>
          <table:table-cell office:value-type="string" table:style-name="ce53">
            <text:p>1센터</text:p>
          </table:table-cell>
          <table:table-cell office:value-type="string" table:style-name="ce54">
            <text:p>CCS</text:p>
          </table:table-cell>
          <table:table-cell office:value-type="string" table:style-name="ce54">
            <text:p>완료</text:p>
          </table:table-cell>
          <table:table-cell office:value-type="string" table:style-name="ce54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HP" table:formula="of:=TRIM([.L58])" table:style-name="ce1">
            <text:p>HP</text:p>
          </table:table-cell>
          <table:table-cell office:value-type="string" table:style-name="ce55">
            <text:p>NA&gt;HP : (분기) 분기점검_HP_북미 점검문서(22년1분기).xlsx</text:p>
          </table:table-cell>
          <table:table-cell office:value-type="string" table:style-name="ce36">
            <text:p>HP<text:s/></text:p>
          </table:table-cell>
          <table:table-cell office:value-type="string" office:string-value="분기" table:formula="of:=IF(ISERROR(SEARCH(&quot;*분기*&quot;;[.K58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57">
            <text:p>EU</text:p>
          </table:table-cell>
          <table:table-cell office:value-type="string" table:style-name="ce58">
            <text:p>1센터</text:p>
          </table:table-cell>
          <table:table-cell office:value-type="string" table:style-name="ce59">
            <text:p>CCS</text:p>
          </table:table-cell>
          <table:table-cell office:value-type="string" table:style-name="ce59">
            <text:p>완료</text:p>
          </table:table-cell>
          <table:table-cell office:value-type="string" table:style-name="ce59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10" table:formula="of:=TRIM([.L59])" table:style-name="ce1">
            <text:p>A10</text:p>
          </table:table-cell>
          <table:table-cell office:value-type="string" table:style-name="ce60">
            <text:p>EU&gt;A10 : (월별) 월별 점검 EU CCS 정기점검 A10(2월).pptx</text:p>
          </table:table-cell>
          <table:table-cell office:value-type="string" table:style-name="ce36">
            <text:p>A10<text:s/></text:p>
          </table:table-cell>
          <table:table-cell office:value-type="string" office:string-value="월" table:formula="of:=IF(ISERROR(SEARCH(&quot;*분기*&quot;;[.K59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29">
            <text:p>EU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Arista" table:formula="of:=TRIM([.L60])" table:style-name="ce1">
            <text:p>Arista</text:p>
          </table:table-cell>
          <table:table-cell office:value-type="string" table:style-name="ce33">
            <text:p>EU&gt;Arista : (분기) 분기 점검 CCS_EU Arista(22년 1분기).ods</text:p>
          </table:table-cell>
          <table:table-cell office:value-type="string" table:style-name="ce62">
            <text:p>Arista<text:s/></text:p>
          </table:table-cell>
          <table:table-cell office:value-type="string" office:string-value="분기" table:formula="of:=IF(ISERROR(SEARCH(&quot;*분기*&quot;;[.K60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29">
            <text:p>EU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61])" table:style-name="ce1">
            <text:p>NetApp</text:p>
          </table:table-cell>
          <table:table-cell office:value-type="string" table:style-name="ce33">
            <text:p>EU&gt;NetApp : (월별) 월별 점검 유럽_netapp(2월).pdf</text:p>
          </table:table-cell>
          <table:table-cell office:value-type="string" table:style-name="ce35">
            <text:p>NetApp<text:s/></text:p>
          </table:table-cell>
          <table:table-cell office:value-type="string" office:string-value="월" table:formula="of:=IF(ISERROR(SEARCH(&quot;*분기*&quot;;[.K61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29">
            <text:p>EU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WAF" table:formula="of:=TRIM([.L62])" table:style-name="ce1">
            <text:p>WAF</text:p>
          </table:table-cell>
          <table:table-cell office:value-type="string" table:style-name="ce33">
            <text:p>EU&gt;WAF : (월별) 월별_점검_유럽_CCS_정기점검_웹방화벽WAF_(22년 2월).xlsx</text:p>
          </table:table-cell>
          <table:table-cell office:value-type="string" table:style-name="ce36">
            <text:p>WAF<text:s/></text:p>
          </table:table-cell>
          <table:table-cell office:value-type="string" office:string-value="월" table:formula="of:=IF(ISERROR(SEARCH(&quot;*분기*&quot;;[.K62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29">
            <text:p>EU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HP" table:formula="of:=TRIM([.L63])" table:style-name="ce1">
            <text:p>HP</text:p>
          </table:table-cell>
          <table:table-cell office:value-type="string" table:style-name="ce55">
            <text:p>EU&gt;HP : (분기) 분기점검_HP_유럽 점검문서(22년1분기).xlsx</text:p>
          </table:table-cell>
          <table:table-cell office:value-type="string" table:style-name="ce36">
            <text:p>HP<text:s/></text:p>
          </table:table-cell>
          <table:table-cell office:value-type="string" office:string-value="분기" table:formula="of:=IF(ISERROR(SEARCH(&quot;*분기*&quot;;[.K63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57">
            <text:p>IN</text:p>
          </table:table-cell>
          <table:table-cell office:value-type="string" table:style-name="ce58">
            <text:p>1센터</text:p>
          </table:table-cell>
          <table:table-cell office:value-type="string" table:style-name="ce59">
            <text:p>CCS</text:p>
          </table:table-cell>
          <table:table-cell office:value-type="string" table:style-name="ce59">
            <text:p>완료</text:p>
          </table:table-cell>
          <table:table-cell office:value-type="string" table:style-name="ce59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Arista" table:formula="of:=TRIM([.L64])" table:style-name="ce1">
            <text:p>Arista</text:p>
          </table:table-cell>
          <table:table-cell office:value-type="string" table:style-name="ce60">
            <text:p>IN&gt;Arista : (분기) 분기 점검 CCS_IN Arista(22년 1분기).ods</text:p>
          </table:table-cell>
          <table:table-cell office:value-type="string" table:style-name="ce36">
            <text:p>Arista<text:s/></text:p>
          </table:table-cell>
          <table:table-cell office:value-type="string" office:string-value="분기" table:formula="of:=IF(ISERROR(SEARCH(&quot;*분기*&quot;;[.K64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29">
            <text:p>I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10" table:formula="of:=TRIM([.L65])" table:style-name="ce1">
            <text:p>A10</text:p>
          </table:table-cell>
          <table:table-cell office:value-type="string" table:style-name="ce33">
            <text:p>IN&gt;A10 : (월별) 월별 점검 IN CCS 정기점검 A10(2월).pptx</text:p>
          </table:table-cell>
          <table:table-cell office:value-type="string" table:style-name="ce62">
            <text:p>A10<text:s/></text:p>
          </table:table-cell>
          <table:table-cell office:value-type="string" office:string-value="월" table:formula="of:=IF(ISERROR(SEARCH(&quot;*분기*&quot;;[.K65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29">
            <text:p>I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66])" table:style-name="ce1">
            <text:p>NetApp</text:p>
          </table:table-cell>
          <table:table-cell office:value-type="string" table:style-name="ce33">
            <text:p>IN&gt;NetApp : (월별) 월별 점검 인도_netapp(2월).pdf</text:p>
          </table:table-cell>
          <table:table-cell office:value-type="string" table:style-name="ce35">
            <text:p>NetApp<text:s/></text:p>
          </table:table-cell>
          <table:table-cell office:value-type="string" office:string-value="월" table:formula="of:=IF(ISERROR(SEARCH(&quot;*분기*&quot;;[.K66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29">
            <text:p>I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Paloalto" table:formula="of:=TRIM([.L67])" table:style-name="ce1">
            <text:p>Paloalto</text:p>
          </table:table-cell>
          <table:table-cell office:value-type="string" table:style-name="ce55">
            <text:p>IN&gt;Paloalto : (월별) 월별_점검_인도-PA-5220_(22년2월).docx</text:p>
          </table:table-cell>
          <table:table-cell office:value-type="string" table:style-name="ce36">
            <text:p>Paloalto<text:s/></text:p>
          </table:table-cell>
          <table:table-cell office:value-type="string" office:string-value="월" table:formula="of:=IF(ISERROR(SEARCH(&quot;*분기*&quot;;[.K67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57">
            <text:p>CN</text:p>
          </table:table-cell>
          <table:table-cell office:value-type="string" table:style-name="ce58">
            <text:p>1센터</text:p>
          </table:table-cell>
          <table:table-cell office:value-type="string" table:style-name="ce59">
            <text:p>CCS</text:p>
          </table:table-cell>
          <table:table-cell office:value-type="string" table:style-name="ce59">
            <text:p>완료</text:p>
          </table:table-cell>
          <table:table-cell office:value-type="string" table:style-name="ce59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Arista" table:formula="of:=TRIM([.L68])" table:style-name="ce1">
            <text:p>Arista</text:p>
          </table:table-cell>
          <table:table-cell office:value-type="string" table:style-name="ce60">
            <text:p>CN&gt;Arista : (분기) 분기 점검 CCS_CN Arista(22년 1분기).ods</text:p>
          </table:table-cell>
          <table:table-cell office:value-type="string" table:style-name="ce36">
            <text:p>Arista<text:s/></text:p>
          </table:table-cell>
          <table:table-cell office:value-type="string" office:string-value="분기" table:formula="of:=IF(ISERROR(SEARCH(&quot;*분기*&quot;;[.K68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29">
            <text:p>C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10" table:formula="of:=TRIM([.L69])" table:style-name="ce1">
            <text:p>A10</text:p>
          </table:table-cell>
          <table:table-cell office:value-type="string" table:style-name="ce33">
            <text:p>CN&gt;A10 : (월별) 월별 점검 CN CCS 정기점검 A10(2월).pptx</text:p>
          </table:table-cell>
          <table:table-cell office:value-type="string" table:style-name="ce62">
            <text:p>A10<text:s/></text:p>
          </table:table-cell>
          <table:table-cell office:value-type="string" office:string-value="월" table:formula="of:=IF(ISERROR(SEARCH(&quot;*분기*&quot;;[.K69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29">
            <text:p>C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70])" table:style-name="ce1">
            <text:p>NetApp</text:p>
          </table:table-cell>
          <table:table-cell office:value-type="string" table:style-name="ce33">
            <text:p>CN&gt;NetApp : (월별) 월별 점검 중국_netapp(2월).pdf</text:p>
          </table:table-cell>
          <table:table-cell office:value-type="string" table:style-name="ce35">
            <text:p>NetApp<text:s/></text:p>
          </table:table-cell>
          <table:table-cell office:value-type="string" office:string-value="월" table:formula="of:=IF(ISERROR(SEARCH(&quot;*분기*&quot;;[.K70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29">
            <text:p>C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Paloalto" table:formula="of:=TRIM([.L71])" table:style-name="ce1">
            <text:p>Paloalto</text:p>
          </table:table-cell>
          <table:table-cell office:value-type="string" table:style-name="ce55">
            <text:p>CN&gt;Paloalto : (월별) 중국-PA-5220_2022.02월.docx</text:p>
          </table:table-cell>
          <table:table-cell office:value-type="string" table:style-name="ce36">
            <text:p>Paloalto<text:s/></text:p>
          </table:table-cell>
          <table:table-cell office:value-type="string" office:string-value="월" table:formula="of:=IF(ISERROR(SEARCH(&quot;*분기*&quot;;[.K71]));&quot;월&quot;;&quot;분기&quot;)" table:style-name="ce27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9">
            <text:p>22년</text:p>
          </table:table-cell>
          <table:table-cell office:value-type="string" table:style-name="ce70">
            <text:p>2월</text:p>
          </table:table-cell>
          <table:table-cell office:value-type="string" table:style-name="ce63">
            <text:p>SG</text:p>
          </table:table-cell>
          <table:table-cell office:value-type="string" table:style-name="ce64">
            <text:p>1센터</text:p>
          </table:table-cell>
          <table:table-cell office:value-type="string" table:style-name="ce65">
            <text:p>CCS</text:p>
          </table:table-cell>
          <table:table-cell office:value-type="string" table:style-name="ce65">
            <text:p>완료</text:p>
          </table:table-cell>
          <table:table-cell office:value-type="string" table:style-name="ce65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Paloalto" table:formula="of:=TRIM([.L72])" table:style-name="ce1">
            <text:p>Paloalto</text:p>
          </table:table-cell>
          <table:table-cell office:value-type="string" table:style-name="ce66">
            <text:p>SG&gt;Paloalto : (월별) 월별_점검_싱가폴-PA-5220(22년2월).docx</text:p>
          </table:table-cell>
          <table:table-cell office:value-type="string" table:style-name="ce36">
            <text:p>Paloalto<text:s/></text:p>
          </table:table-cell>
          <table:table-cell office:value-type="string" office:string-value="월" table:formula="of:=IF(ISERROR(SEARCH(&quot;*분기*&quot;;[.K72]));&quot;월&quot;;&quot;분기&quot;)" table:style-name="ce27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9">
            <text:p>22년</text:p>
          </table:table-cell>
          <table:table-cell office:value-type="string" table:style-name="ce81">
            <text:p>2월</text:p>
          </table:table-cell>
          <table:table-cell office:value-type="string" table:style-name="ce63">
            <text:p>RU</text:p>
          </table:table-cell>
          <table:table-cell office:value-type="string" table:style-name="ce64">
            <text:p>1센터</text:p>
          </table:table-cell>
          <table:table-cell office:value-type="string" table:style-name="ce65">
            <text:p>CCS</text:p>
          </table:table-cell>
          <table:table-cell office:value-type="string" table:style-name="ce65">
            <text:p>완료</text:p>
          </table:table-cell>
          <table:table-cell office:value-type="string" table:style-name="ce65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10" table:formula="of:=TRIM([.L73])" table:style-name="ce1">
            <text:p>A10</text:p>
          </table:table-cell>
          <table:table-cell office:value-type="string" table:style-name="ce66">
            <text:p>RU&gt;A10 : (월별) 월별 점검 RU CCS 정기점검 A10(2월).pptx</text:p>
          </table:table-cell>
          <table:table-cell office:value-type="string" table:style-name="ce62">
            <text:p>A10<text:s/></text:p>
          </table:table-cell>
          <table:table-cell office:value-type="string" office:string-value="월" table:formula="of:=IF(ISERROR(SEARCH(&quot;*분기*&quot;;[.K73]));&quot;월&quot;;&quot;분기&quot;)" table:style-name="ce27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9">
            <text:p>22년</text:p>
          </table:table-cell>
          <table:table-cell office:value-type="string" table:style-name="ce82">
            <text:p>3월</text:p>
          </table:table-cell>
          <table:table-cell office:value-type="string" table:style-name="ce23">
            <text:p>KR</text:p>
          </table:table-cell>
          <table:table-cell office:value-type="string" table:style-name="ce25">
            <text:p>1센터</text:p>
          </table:table-cell>
          <table:table-cell office:value-type="string" table:style-name="ce26">
            <text:p>CCS</text:p>
          </table:table-cell>
          <table:table-cell office:value-type="string" table:style-name="ce26">
            <text:p>완료</text:p>
          </table:table-cell>
          <table:table-cell office:value-type="string" table:style-name="ce59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Cisco" table:formula="of:=TRIM([.L74])" table:style-name="ce1">
            <text:p>Cisco</text:p>
          </table:table-cell>
          <table:table-cell office:value-type="string" table:style-name="ce60">
            <text:p>KR &gt; Cisco : <text:s/>(월별) 월별 점검 내수 CCS 정기점검 cisco(3월).pdf</text:p>
          </table:table-cell>
          <table:table-cell office:value-type="string" table:style-name="ce68">
            <text:p><text:s/>Cisco<text:s/></text:p>
          </table:table-cell>
          <table:table-cell office:value-type="string" office:string-value="월" table:formula="of:=IF(ISERROR(SEARCH(&quot;*분기*&quot;;[.K74]));&quot;월&quot;;&quot;분기&quot;)" table:style-name="ce27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9">
            <text:p>22년</text:p>
          </table:table-cell>
          <table:table-cell office:value-type="string" table:style-name="ce82">
            <text:p>3월</text:p>
          </table:table-cell>
          <table:table-cell office:value-type="string" table:style-name="ce29">
            <text:p>KR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10" table:formula="of:=TRIM([.L75])" table:style-name="ce1">
            <text:p>A10</text:p>
          </table:table-cell>
          <table:table-cell office:value-type="string" table:style-name="ce33">
            <text:p>KR&gt;A10 : <text:s/>(월별) 월별 점검 내수 CCS 정기점검 A10(3월).pptx</text:p>
          </table:table-cell>
          <table:table-cell office:value-type="string" table:style-name="ce68">
            <text:p>A10<text:s/></text:p>
          </table:table-cell>
          <table:table-cell office:value-type="string" office:string-value="월" table:formula="of:=IF(ISERROR(SEARCH(&quot;*분기*&quot;;[.K75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82">
            <text:p>3월</text:p>
          </table:table-cell>
          <table:table-cell office:value-type="string" table:style-name="ce29">
            <text:p>KR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76])" table:style-name="ce1">
            <text:p>NetApp</text:p>
          </table:table-cell>
          <table:table-cell office:value-type="string" table:style-name="ce33">
            <text:p>KR&gt; NetApp : <text:s/>(월별) 월별 내수 CCS 정기점검 netapp(3월).pdf</text:p>
          </table:table-cell>
          <table:table-cell office:value-type="string" table:style-name="ce35">
            <text:p><text:s/>NetApp<text:s/></text:p>
          </table:table-cell>
          <table:table-cell office:value-type="string" office:string-value="월" table:formula="of:=IF(ISERROR(SEARCH(&quot;*분기*&quot;;[.K76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82">
            <text:p>3월</text:p>
          </table:table-cell>
          <table:table-cell office:value-type="string" table:style-name="ce29">
            <text:p>KR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F5" table:formula="of:=TRIM([.L77])" table:style-name="ce1">
            <text:p>F5</text:p>
          </table:table-cell>
          <table:table-cell office:value-type="string" table:style-name="ce40">
            <text:p>KR&gt;F5 : (월별) <text:s/>월별 점검 krcloud CCS 정기점검 F5(3월).ppt</text:p>
          </table:table-cell>
          <table:table-cell office:value-type="string" table:style-name="ce36">
            <text:p>F5<text:s/></text:p>
          </table:table-cell>
          <table:table-cell office:value-type="string" office:string-value="월" table:formula="of:=IF(ISERROR(SEARCH(&quot;*분기*&quot;;[.K77]));&quot;월&quot;;&quot;분기&quot;)" table:style-name="ce27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9">
            <text:p>22년</text:p>
          </table:table-cell>
          <table:table-cell office:value-type="string" table:style-name="ce82">
            <text:p>3월</text:p>
          </table:table-cell>
          <table:table-cell office:value-type="string" table:style-name="ce71">
            <text:p>KR</text:p>
          </table:table-cell>
          <table:table-cell office:value-type="string" table:style-name="ce72">
            <text:p>1센터</text:p>
          </table:table-cell>
          <table:table-cell office:value-type="string" table:style-name="ce73">
            <text:p>CCS</text:p>
          </table:table-cell>
          <table:table-cell office:value-type="string" table:style-name="ce73">
            <text:p>완료</text:p>
          </table:table-cell>
          <table:table-cell office:value-type="string" table:style-name="ce73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78])" table:style-name="ce1">
            <text:p>NetApp</text:p>
          </table:table-cell>
          <table:table-cell office:value-type="string" table:style-name="ce74">
            <text:p>BigData&gt;NetApp : <text:s/>(월별) 월별 점검 KR-Bigdata_netapp(3월).pdf</text:p>
          </table:table-cell>
          <table:table-cell office:value-type="string" table:style-name="ce36">
            <text:p>NetApp<text:s/></text:p>
          </table:table-cell>
          <table:table-cell office:value-type="string" office:string-value="월" table:formula="of:=IF(ISERROR(SEARCH(&quot;*분기*&quot;;[.K78]));&quot;월&quot;;&quot;분기&quot;)" table:style-name="ce27">
            <text:p>월</text:p>
          </table:table-cell>
          <table:table-cell table:number-columns-repeated="16371"/>
        </table:table-row>
        <table:table-row table:style-name="ro5">
          <table:table-cell/>
          <table:table-cell office:value-type="string" table:style-name="ce29">
            <text:p>22년</text:p>
          </table:table-cell>
          <table:table-cell office:value-type="string" table:style-name="ce82">
            <text:p>3월</text:p>
          </table:table-cell>
          <table:table-cell office:value-type="string" table:style-name="ce75">
            <text:p>KR</text:p>
          </table:table-cell>
          <table:table-cell office:value-type="string" table:style-name="ce76">
            <text:p>1센터</text:p>
          </table:table-cell>
          <table:table-cell office:value-type="string" table:style-name="ce77">
            <text:p>CCS</text:p>
          </table:table-cell>
          <table:table-cell office:value-type="string" table:style-name="ce77">
            <text:p>완료</text:p>
          </table:table-cell>
          <table:table-cell office:value-type="string" table:style-name="ce77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79])" table:style-name="ce1">
            <text:p>NetApp</text:p>
          </table:table-cell>
          <table:table-cell office:value-type="string" table:style-name="ce78">
            <text:p>RND&gt;NetApp : (월별) 월별 점검 RND_netapp(3월).pdf</text:p>
          </table:table-cell>
          <table:table-cell office:value-type="string" table:style-name="ce45">
            <text:p>NetApp<text:s/></text:p>
          </table:table-cell>
          <table:table-cell office:value-type="string" office:string-value="월" table:formula="of:=IF(ISERROR(SEARCH(&quot;*분기*&quot;;[.K79]));&quot;월&quot;;&quot;분기&quot;)" table:style-name="ce27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9">
            <text:p>22년</text:p>
          </table:table-cell>
          <table:table-cell office:value-type="string" table:style-name="ce82">
            <text:p>3월</text:p>
          </table:table-cell>
          <table:table-cell office:value-type="string" table:style-name="ce23">
            <text:p>NA</text:p>
          </table:table-cell>
          <table:table-cell office:value-type="string" table:style-name="ce25">
            <text:p>1센터</text:p>
          </table:table-cell>
          <table:table-cell office:value-type="string" table:style-name="ce26">
            <text:p>CCS</text:p>
          </table:table-cell>
          <table:table-cell office:value-type="string" table:style-name="ce26">
            <text:p>완료</text:p>
          </table:table-cell>
          <table:table-cell office:value-type="string" table:style-name="ce26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10" table:formula="of:=TRIM([.L80])" table:style-name="ce1">
            <text:p>A10</text:p>
          </table:table-cell>
          <table:table-cell office:value-type="string" table:style-name="ce60">
            <text:p>NA&gt;A10 : (월별) 월별 점검 NA CCS 정기점검 A10(3월).pptx</text:p>
          </table:table-cell>
          <table:table-cell office:value-type="string" table:style-name="ce79">
            <text:p>A10<text:s/></text:p>
          </table:table-cell>
          <table:table-cell office:value-type="string" office:string-value="월" table:formula="of:=IF(ISERROR(SEARCH(&quot;*분기*&quot;;[.K80]));&quot;월&quot;;&quot;분기&quot;)" table:style-name="ce27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9">
            <text:p>22년</text:p>
          </table:table-cell>
          <table:table-cell office:value-type="string" table:style-name="ce82">
            <text:p>3월</text:p>
          </table:table-cell>
          <table:table-cell office:value-type="string" table:style-name="ce29">
            <text:p>NA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81])" table:style-name="ce1">
            <text:p>NetApp</text:p>
          </table:table-cell>
          <table:table-cell office:value-type="string" table:style-name="ce33">
            <text:p>NA&gt;NetApp : (월별) 월별 점검 북미_netapp(3월).pdf</text:p>
          </table:table-cell>
          <table:table-cell office:value-type="string" table:style-name="ce80">
            <text:p>NetApp<text:s/></text:p>
          </table:table-cell>
          <table:table-cell office:value-type="string" office:string-value="월" table:formula="of:=IF(ISERROR(SEARCH(&quot;*분기*&quot;;[.K81]));&quot;월&quot;;&quot;분기&quot;)" table:style-name="ce27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9">
            <text:p>22년</text:p>
          </table:table-cell>
          <table:table-cell office:value-type="string" table:style-name="ce83">
            <text:p>3월</text:p>
          </table:table-cell>
          <table:table-cell office:value-type="string" table:style-name="ce37">
            <text:p>NA</text:p>
          </table:table-cell>
          <table:table-cell office:value-type="string" table:style-name="ce38">
            <text:p>1센터</text:p>
          </table:table-cell>
          <table:table-cell office:value-type="string" table:style-name="ce39">
            <text:p>CCS</text:p>
          </table:table-cell>
          <table:table-cell office:value-type="string" table:style-name="ce39">
            <text:p>완료</text:p>
          </table:table-cell>
          <table:table-cell office:value-type="string" table:style-name="ce39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Paloalto" table:formula="of:=TRIM([.L82])" table:style-name="ce1">
            <text:p>Paloalto</text:p>
          </table:table-cell>
          <table:table-cell office:value-type="string" table:style-name="ce55">
            <text:p>NA&gt;Paloalto : (월별) 월별_점검_북미-PA-3220_(22년3월).docx , 월별_점검_북미-PA-5220_(22년3월).docx</text:p>
          </table:table-cell>
          <table:table-cell office:value-type="string" table:style-name="ce35">
            <text:p>Paloalto<text:s/></text:p>
          </table:table-cell>
          <table:table-cell office:value-type="string" office:string-value="월" table:formula="of:=IF(ISERROR(SEARCH(&quot;*분기*&quot;;[.K82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82">
            <text:p>3월</text:p>
          </table:table-cell>
          <table:table-cell office:value-type="string" table:style-name="ce57">
            <text:p>EU</text:p>
          </table:table-cell>
          <table:table-cell office:value-type="string" table:style-name="ce58">
            <text:p>1센터</text:p>
          </table:table-cell>
          <table:table-cell office:value-type="string" table:style-name="ce59">
            <text:p>CCS</text:p>
          </table:table-cell>
          <table:table-cell office:value-type="string" table:style-name="ce59">
            <text:p>완료</text:p>
          </table:table-cell>
          <table:table-cell office:value-type="string" table:style-name="ce59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10" table:formula="of:=TRIM([.L83])" table:style-name="ce1">
            <text:p>A10</text:p>
          </table:table-cell>
          <table:table-cell office:value-type="string" table:style-name="ce60">
            <text:p>EU&gt;A10 : (월별) 월별 점검 EU CCS 정기점검 A10(3월).pptx</text:p>
          </table:table-cell>
          <table:table-cell office:value-type="string" table:style-name="ce36">
            <text:p>A10<text:s/></text:p>
          </table:table-cell>
          <table:table-cell office:value-type="string" office:string-value="월" table:formula="of:=IF(ISERROR(SEARCH(&quot;*분기*&quot;;[.K83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82">
            <text:p>3월</text:p>
          </table:table-cell>
          <table:table-cell office:value-type="string" table:style-name="ce29">
            <text:p>EU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84])" table:style-name="ce1">
            <text:p>NetApp</text:p>
          </table:table-cell>
          <table:table-cell office:value-type="string" table:style-name="ce33">
            <text:p>EU&gt;NetApp : (월별) 월별 점검 유럽_netapp(3월).pdf</text:p>
          </table:table-cell>
          <table:table-cell office:value-type="string" table:style-name="ce62">
            <text:p>NetApp<text:s/></text:p>
          </table:table-cell>
          <table:table-cell office:value-type="string" office:string-value="월" table:formula="of:=IF(ISERROR(SEARCH(&quot;*분기*&quot;;[.K84]));&quot;월&quot;;&quot;분기&quot;)" table:style-name="ce27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9">
            <text:p>22년</text:p>
          </table:table-cell>
          <table:table-cell office:value-type="string" table:style-name="ce82">
            <text:p>3월</text:p>
          </table:table-cell>
          <table:table-cell office:value-type="string" table:style-name="ce37">
            <text:p>EU</text:p>
          </table:table-cell>
          <table:table-cell office:value-type="string" table:style-name="ce38">
            <text:p>1센터</text:p>
          </table:table-cell>
          <table:table-cell office:value-type="string" table:style-name="ce39">
            <text:p>CCS</text:p>
          </table:table-cell>
          <table:table-cell office:value-type="string" table:style-name="ce39">
            <text:p>완료</text:p>
          </table:table-cell>
          <table:table-cell office:value-type="string" table:style-name="ce39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WAF" table:formula="of:=TRIM([.L85])" table:style-name="ce1">
            <text:p>WAF</text:p>
          </table:table-cell>
          <table:table-cell office:value-type="string" table:style-name="ce55">
            <text:p>EU&gt;WAF : (월별) 월별_점검_유럽_CCS_정기점검_웹방화벽WAF_(22년 3월).xlsx</text:p>
          </table:table-cell>
          <table:table-cell office:value-type="string" table:style-name="ce35">
            <text:p>WAF<text:s/></text:p>
          </table:table-cell>
          <table:table-cell office:value-type="string" office:string-value="월" table:formula="of:=IF(ISERROR(SEARCH(&quot;*분기*&quot;;[.K85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82">
            <text:p>3월</text:p>
          </table:table-cell>
          <table:table-cell office:value-type="string" table:style-name="ce57">
            <text:p>IN</text:p>
          </table:table-cell>
          <table:table-cell office:value-type="string" table:style-name="ce58">
            <text:p>1센터</text:p>
          </table:table-cell>
          <table:table-cell office:value-type="string" table:style-name="ce59">
            <text:p>CCS</text:p>
          </table:table-cell>
          <table:table-cell office:value-type="string" table:style-name="ce59">
            <text:p>완료</text:p>
          </table:table-cell>
          <table:table-cell office:value-type="string" table:style-name="ce59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10" table:formula="of:=TRIM([.L86])" table:style-name="ce1">
            <text:p>A10</text:p>
          </table:table-cell>
          <table:table-cell office:value-type="string" table:style-name="ce60">
            <text:p>IN&gt;A10 : (월별) 월별 점검 IN CCS 정기점검 A10(3월).pptx</text:p>
          </table:table-cell>
          <table:table-cell office:value-type="string" table:style-name="ce36">
            <text:p>A10<text:s/></text:p>
          </table:table-cell>
          <table:table-cell office:value-type="string" office:string-value="월" table:formula="of:=IF(ISERROR(SEARCH(&quot;*분기*&quot;;[.K86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82">
            <text:p>3월</text:p>
          </table:table-cell>
          <table:table-cell office:value-type="string" table:style-name="ce29">
            <text:p>I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87])" table:style-name="ce1">
            <text:p>NetApp</text:p>
          </table:table-cell>
          <table:table-cell office:value-type="string" table:style-name="ce33">
            <text:p>IN&gt;NetApp : (월별) 월별 점검 인도_netapp(3월).pdf</text:p>
          </table:table-cell>
          <table:table-cell office:value-type="string" table:style-name="ce62">
            <text:p>NetApp<text:s/></text:p>
          </table:table-cell>
          <table:table-cell office:value-type="string" office:string-value="월" table:formula="of:=IF(ISERROR(SEARCH(&quot;*분기*&quot;;[.K87]));&quot;월&quot;;&quot;분기&quot;)" table:style-name="ce27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9">
            <text:p>22년</text:p>
          </table:table-cell>
          <table:table-cell office:value-type="string" table:style-name="ce82">
            <text:p>3월</text:p>
          </table:table-cell>
          <table:table-cell office:value-type="string" table:style-name="ce37">
            <text:p>IN</text:p>
          </table:table-cell>
          <table:table-cell office:value-type="string" table:style-name="ce38">
            <text:p>1센터</text:p>
          </table:table-cell>
          <table:table-cell office:value-type="string" table:style-name="ce39">
            <text:p>CCS</text:p>
          </table:table-cell>
          <table:table-cell office:value-type="string" table:style-name="ce39">
            <text:p>완료</text:p>
          </table:table-cell>
          <table:table-cell office:value-type="string" table:style-name="ce39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Paloalto" table:formula="of:=TRIM([.L88])" table:style-name="ce1">
            <text:p>Paloalto</text:p>
          </table:table-cell>
          <table:table-cell office:value-type="string" table:style-name="ce55">
            <text:p>IN&gt;Paloalto : (월별) 월별_점검_인도-PA-5220_(22년3월).docx</text:p>
          </table:table-cell>
          <table:table-cell office:value-type="string" table:style-name="ce35">
            <text:p>Paloalto<text:s/></text:p>
          </table:table-cell>
          <table:table-cell office:value-type="string" office:string-value="월" table:formula="of:=IF(ISERROR(SEARCH(&quot;*분기*&quot;;[.K88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82">
            <text:p>3월</text:p>
          </table:table-cell>
          <table:table-cell office:value-type="string" table:style-name="ce57">
            <text:p>CN</text:p>
          </table:table-cell>
          <table:table-cell office:value-type="string" table:style-name="ce58">
            <text:p>1센터</text:p>
          </table:table-cell>
          <table:table-cell office:value-type="string" table:style-name="ce59">
            <text:p>CCS</text:p>
          </table:table-cell>
          <table:table-cell office:value-type="string" table:style-name="ce59">
            <text:p>완료</text:p>
          </table:table-cell>
          <table:table-cell office:value-type="string" table:style-name="ce59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10" table:formula="of:=TRIM([.L89])" table:style-name="ce1">
            <text:p>A10</text:p>
          </table:table-cell>
          <table:table-cell office:value-type="string" table:style-name="ce60">
            <text:p>CN&gt;A10 : (월별) 월별 점검 CN CCS 정기점검 A10(3월).pptx</text:p>
          </table:table-cell>
          <table:table-cell office:value-type="string" table:style-name="ce36">
            <text:p>A10<text:s/></text:p>
          </table:table-cell>
          <table:table-cell office:value-type="string" office:string-value="월" table:formula="of:=IF(ISERROR(SEARCH(&quot;*분기*&quot;;[.K89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82">
            <text:p>3월</text:p>
          </table:table-cell>
          <table:table-cell office:value-type="string" table:style-name="ce29">
            <text:p>C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90])" table:style-name="ce1">
            <text:p>NetApp</text:p>
          </table:table-cell>
          <table:table-cell office:value-type="string" table:style-name="ce33">
            <text:p>CN&gt;NetApp : (월별) 월별 점검 중국_netapp(3월).pdf</text:p>
          </table:table-cell>
          <table:table-cell office:value-type="string" table:style-name="ce62">
            <text:p>NetApp<text:s/></text:p>
          </table:table-cell>
          <table:table-cell office:value-type="string" office:string-value="월" table:formula="of:=IF(ISERROR(SEARCH(&quot;*분기*&quot;;[.K90]));&quot;월&quot;;&quot;분기&quot;)" table:style-name="ce27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9">
            <text:p>22년</text:p>
          </table:table-cell>
          <table:table-cell office:value-type="string" table:style-name="ce82">
            <text:p>3월</text:p>
          </table:table-cell>
          <table:table-cell office:value-type="string" table:style-name="ce29">
            <text:p>C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Paloalto" table:formula="of:=TRIM([.L91])" table:style-name="ce1">
            <text:p>Paloalto</text:p>
          </table:table-cell>
          <table:table-cell office:value-type="string" table:style-name="ce55">
            <text:p>CN&gt;Paloalto : (월별) 중국-PA-5220_2022.03월.docx</text:p>
          </table:table-cell>
          <table:table-cell office:value-type="string" table:style-name="ce35">
            <text:p>Paloalto<text:s/></text:p>
          </table:table-cell>
          <table:table-cell office:value-type="string" office:string-value="월" table:formula="of:=IF(ISERROR(SEARCH(&quot;*분기*&quot;;[.K91]));&quot;월&quot;;&quot;분기&quot;)" table:style-name="ce27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9">
            <text:p>22년</text:p>
          </table:table-cell>
          <table:table-cell office:value-type="string" table:style-name="ce82">
            <text:p>3월</text:p>
          </table:table-cell>
          <table:table-cell office:value-type="string" table:style-name="ce63">
            <text:p>SG</text:p>
          </table:table-cell>
          <table:table-cell office:value-type="string" table:style-name="ce64">
            <text:p>1센터</text:p>
          </table:table-cell>
          <table:table-cell office:value-type="string" table:style-name="ce65">
            <text:p>CCS</text:p>
          </table:table-cell>
          <table:table-cell office:value-type="string" table:style-name="ce65">
            <text:p>완료</text:p>
          </table:table-cell>
          <table:table-cell office:value-type="string" table:style-name="ce65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Paloalto" table:formula="of:=TRIM([.L92])" table:style-name="ce1">
            <text:p>Paloalto</text:p>
          </table:table-cell>
          <table:table-cell office:value-type="string" table:style-name="ce66">
            <text:p>SG&gt;Paloalto : (월별) 월별_점검_싱가폴-PA-5220(22년3월).docx</text:p>
          </table:table-cell>
          <table:table-cell office:value-type="string" table:style-name="ce36">
            <text:p>Paloalto<text:s/></text:p>
          </table:table-cell>
          <table:table-cell office:value-type="string" office:string-value="월" table:formula="of:=IF(ISERROR(SEARCH(&quot;*분기*&quot;;[.K92]));&quot;월&quot;;&quot;분기&quot;)" table:style-name="ce27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9">
            <text:p>22년</text:p>
          </table:table-cell>
          <table:table-cell office:value-type="string" table:style-name="ce84">
            <text:p>3월</text:p>
          </table:table-cell>
          <table:table-cell office:value-type="string" table:style-name="ce63">
            <text:p>RU</text:p>
          </table:table-cell>
          <table:table-cell office:value-type="string" table:style-name="ce64">
            <text:p>1센터</text:p>
          </table:table-cell>
          <table:table-cell office:value-type="string" table:style-name="ce65">
            <text:p>CCS</text:p>
          </table:table-cell>
          <table:table-cell office:value-type="string" table:style-name="ce65">
            <text:p>완료</text:p>
          </table:table-cell>
          <table:table-cell office:value-type="string" table:style-name="ce65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10" table:formula="of:=TRIM([.L93])" table:style-name="ce1">
            <text:p>A10</text:p>
          </table:table-cell>
          <table:table-cell office:value-type="string" table:style-name="ce66">
            <text:p>RU&gt;A10 : (월별) 월별 점검 RU CCS 정기점검 A10(3월).pptx</text:p>
          </table:table-cell>
          <table:table-cell office:value-type="string" table:style-name="ce62">
            <text:p>A10<text:s/></text:p>
          </table:table-cell>
          <table:table-cell office:value-type="string" office:string-value="월" table:formula="of:=IF(ISERROR(SEARCH(&quot;*분기*&quot;;[.K93]));&quot;월&quot;;&quot;분기&quot;)" table:style-name="ce27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9">
            <text:p>22년</text:p>
          </table:table-cell>
          <table:table-cell office:value-type="string" table:style-name="ce85">
            <text:p>4월</text:p>
          </table:table-cell>
          <table:table-cell office:value-type="string" table:style-name="ce57">
            <text:p>KR</text:p>
          </table:table-cell>
          <table:table-cell office:value-type="string" table:style-name="ce58">
            <text:p>1센터</text:p>
          </table:table-cell>
          <table:table-cell office:value-type="string" table:style-name="ce59">
            <text:p>CCS</text:p>
          </table:table-cell>
          <table:table-cell office:value-type="string" table:style-name="ce59">
            <text:p>완료</text:p>
          </table:table-cell>
          <table:table-cell office:value-type="string" table:style-name="ce59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Cisco" table:formula="of:=TRIM([.L94])" table:style-name="ce1">
            <text:p>Cisco</text:p>
          </table:table-cell>
          <table:table-cell office:value-type="string" table:style-name="ce60">
            <text:p>KR &gt; Cisco : <text:s/>(월별) 월별 점검 내수 CCS 정기점검 cisco(4월).pdf</text:p>
          </table:table-cell>
          <table:table-cell office:value-type="string" table:style-name="ce68">
            <text:p><text:s/>Cisco<text:s/></text:p>
          </table:table-cell>
          <table:table-cell office:value-type="string" office:string-value="월" table:formula="of:=IF(ISERROR(SEARCH(&quot;*분기*&quot;;[.K94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29">
            <text:p>KR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F5" table:formula="of:=TRIM([.L95])" table:style-name="ce1">
            <text:p>F5</text:p>
          </table:table-cell>
          <table:table-cell office:value-type="string" table:style-name="ce33">
            <text:p>현대오토에버_A10_22년_4월 정기점검서_클라우드운영센터-CCSCloud.pptx<text:s text:c="2"/></text:p>
          </table:table-cell>
          <table:table-cell office:value-type="string" table:style-name="ce36">
            <text:p>F5<text:s/></text:p>
          </table:table-cell>
          <table:table-cell office:value-type="string" office:string-value="월" table:formula="of:=IF(ISERROR(SEARCH(&quot;*분기*&quot;;[.K95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29">
            <text:p>KR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rista" table:formula="of:=TRIM([.L96])" table:style-name="ce1">
            <text:p>Arista</text:p>
          </table:table-cell>
          <table:table-cell office:value-type="string" table:style-name="ce33">
            <text:p>KR&gt; NetApp : <text:s/>(월별) 월별 내수 CCS 정기점검 netapp(4월).pdf</text:p>
          </table:table-cell>
          <table:table-cell office:value-type="string" table:style-name="ce36">
            <text:p>Arista<text:s/></text:p>
          </table:table-cell>
          <table:table-cell office:value-type="string" office:string-value="월" table:formula="of:=IF(ISERROR(SEARCH(&quot;*분기*&quot;;[.K96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29">
            <text:p>KR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97])" table:style-name="ce1">
            <text:p>NetApp</text:p>
          </table:table-cell>
          <table:table-cell office:value-type="string" table:style-name="ce33">
            <text:p>KR&gt;F5 : (월별) <text:s/>월별 점검 krcloud CCS 정기점검 F5(4월).ppt</text:p>
          </table:table-cell>
          <table:table-cell office:value-type="string" table:style-name="ce36">
            <text:p>NetApp<text:s/></text:p>
          </table:table-cell>
          <table:table-cell office:value-type="string" office:string-value="월" table:formula="of:=IF(ISERROR(SEARCH(&quot;*분기*&quot;;[.K97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37">
            <text:p>KR</text:p>
          </table:table-cell>
          <table:table-cell office:value-type="string" table:style-name="ce38">
            <text:p>1센터</text:p>
          </table:table-cell>
          <table:table-cell office:value-type="string" table:style-name="ce39">
            <text:p>CCS</text:p>
          </table:table-cell>
          <table:table-cell office:value-type="string" table:style-name="ce39">
            <text:p>완료</text:p>
          </table:table-cell>
          <table:table-cell office:value-type="string" table:style-name="ce39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NetApp" table:formula="of:=TRIM([.L98])" table:style-name="ce1">
            <text:p>NetApp</text:p>
          </table:table-cell>
          <table:table-cell office:value-type="string" table:style-name="ce40">
            <text:p>KR&gt;Arista : (분기) 분기 점검 CCS_KR Arista(22년 2분기).ods</text:p>
          </table:table-cell>
          <table:table-cell office:value-type="string" table:style-name="ce45">
            <text:p>NetApp<text:s/></text:p>
          </table:table-cell>
          <table:table-cell office:value-type="string" office:string-value="분기" table:formula="of:=IF(ISERROR(SEARCH(&quot;*분기*&quot;;[.K98]));&quot;월&quot;;&quot;분기&quot;)" table:style-name="ce27">
            <text:p>분기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71">
            <text:p>KR</text:p>
          </table:table-cell>
          <table:table-cell office:value-type="string" table:style-name="ce72">
            <text:p>1센터</text:p>
          </table:table-cell>
          <table:table-cell office:value-type="string" table:style-name="ce73">
            <text:p>CCS</text:p>
          </table:table-cell>
          <table:table-cell office:value-type="string" table:style-name="ce73">
            <text:p>완료</text:p>
          </table:table-cell>
          <table:table-cell office:value-type="string" table:style-name="ce73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rista" table:formula="of:=TRIM([.L99])" table:style-name="ce1">
            <text:p>Arista</text:p>
          </table:table-cell>
          <table:table-cell office:value-type="string" table:style-name="ce74">
            <text:p>BigData&gt;NetApp : <text:s/>(월별) 월별 점검 KR-Bigdata_netapp(4월).pdf</text:p>
          </table:table-cell>
          <table:table-cell office:value-type="string" table:style-name="ce79">
            <text:p>Arista<text:s/></text:p>
          </table:table-cell>
          <table:table-cell office:value-type="string" office:string-value="월" table:formula="of:=IF(ISERROR(SEARCH(&quot;*분기*&quot;;[.K99]));&quot;월&quot;;&quot;분기&quot;)" table:style-name="ce27">
            <text:p>월</text:p>
          </table:table-cell>
          <table:table-cell table:number-columns-repeated="16371"/>
        </table:table-row>
        <table:table-row table:style-name="ro5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23">
            <text:p>KR</text:p>
          </table:table-cell>
          <table:table-cell office:value-type="string" table:style-name="ce25">
            <text:p>1센터</text:p>
          </table:table-cell>
          <table:table-cell office:value-type="string" table:style-name="ce26">
            <text:p>CCS</text:p>
          </table:table-cell>
          <table:table-cell office:value-type="string" table:style-name="ce26">
            <text:p>완료</text:p>
          </table:table-cell>
          <table:table-cell office:value-type="string" table:style-name="ce26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10" table:formula="of:=TRIM([.L100])" table:style-name="ce1">
            <text:p>A10</text:p>
          </table:table-cell>
          <table:table-cell office:value-type="string" table:style-name="ce78">
            <text:p>RND&gt;NetApp : (월별) 월별 점검 RND_netapp(4월).pdf</text:p>
          </table:table-cell>
          <table:table-cell office:value-type="string" table:style-name="ce80">
            <text:p>A10<text:s/></text:p>
          </table:table-cell>
          <table:table-cell office:value-type="string" office:string-value="월" table:formula="of:=IF(ISERROR(SEARCH(&quot;*분기*&quot;;[.K100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57">
            <text:p>NA</text:p>
          </table:table-cell>
          <table:table-cell office:value-type="string" table:style-name="ce58">
            <text:p>1센터</text:p>
          </table:table-cell>
          <table:table-cell office:value-type="string" table:style-name="ce59">
            <text:p>CCS</text:p>
          </table:table-cell>
          <table:table-cell office:value-type="string" table:style-name="ce59">
            <text:p>완료</text:p>
          </table:table-cell>
          <table:table-cell office:value-type="string" table:style-name="ce59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NetApp" table:formula="of:=TRIM([.L101])" table:style-name="ce1">
            <text:p>NetApp</text:p>
          </table:table-cell>
          <table:table-cell office:value-type="string" table:style-name="ce60">
            <text:p>NA&gt;Arista : (분기) 분기 점검 CCS_NA Arista(22년 2분기).ods</text:p>
          </table:table-cell>
          <table:table-cell office:value-type="string" table:style-name="ce35">
            <text:p>NetApp<text:s/></text:p>
          </table:table-cell>
          <table:table-cell office:value-type="string" office:string-value="분기" table:formula="of:=IF(ISERROR(SEARCH(&quot;*분기*&quot;;[.K101]));&quot;월&quot;;&quot;분기&quot;)" table:style-name="ce27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29">
            <text:p>NA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Paloalto" table:formula="of:=TRIM([.L102])" table:style-name="ce1">
            <text:p>Paloalto</text:p>
          </table:table-cell>
          <table:table-cell office:value-type="string" table:style-name="ce33">
            <text:p>NA&gt;A10 : (월별) 현대오토에버_A10_22년_4월 정기점검서_클라우드운영센터-NACloud.pptx</text:p>
          </table:table-cell>
          <table:table-cell office:value-type="string" table:style-name="ce36">
            <text:p>Paloalto<text:s/></text:p>
          </table:table-cell>
          <table:table-cell office:value-type="string" office:string-value="월" table:formula="of:=IF(ISERROR(SEARCH(&quot;*분기*&quot;;[.K102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29">
            <text:p>NA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10" table:formula="of:=TRIM([.L103])" table:style-name="ce1">
            <text:p>A10</text:p>
          </table:table-cell>
          <table:table-cell office:value-type="string" table:style-name="ce33">
            <text:p>NA&gt;NetApp : (월별) 월별 점검 북미_netapp(4월).pdf</text:p>
          </table:table-cell>
          <table:table-cell office:value-type="string" table:style-name="ce36">
            <text:p>A10<text:s/></text:p>
          </table:table-cell>
          <table:table-cell office:value-type="string" office:string-value="월" table:formula="of:=IF(ISERROR(SEARCH(&quot;*분기*&quot;;[.K103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29">
            <text:p>NA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rista" table:formula="of:=TRIM([.L104])" table:style-name="ce1">
            <text:p>Arista</text:p>
          </table:table-cell>
          <table:table-cell office:value-type="string" table:style-name="ce55">
            <text:p>NA&gt;Paloalto : (월별) 월별_점검_북미-PA-3220_(22년5월).docx , 월별_점검_북미-PA-5220_(22년5월).docx</text:p>
          </table:table-cell>
          <table:table-cell office:value-type="string" table:style-name="ce62">
            <text:p>Arista<text:s/></text:p>
          </table:table-cell>
          <table:table-cell office:value-type="string" office:string-value="월" table:formula="of:=IF(ISERROR(SEARCH(&quot;*분기*&quot;;[.K104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57">
            <text:p>EU</text:p>
          </table:table-cell>
          <table:table-cell office:value-type="string" table:style-name="ce58">
            <text:p>1센터</text:p>
          </table:table-cell>
          <table:table-cell office:value-type="string" table:style-name="ce59">
            <text:p>CCS</text:p>
          </table:table-cell>
          <table:table-cell office:value-type="string" table:style-name="ce59">
            <text:p>완료</text:p>
          </table:table-cell>
          <table:table-cell office:value-type="string" table:style-name="ce59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105])" table:style-name="ce1">
            <text:p>NetApp</text:p>
          </table:table-cell>
          <table:table-cell office:value-type="string" table:style-name="ce60">
            <text:p>EU&gt;A10 : (월별) 현대오토에버_A10_22년_4월 정기점검서_클라우드운영센터-EUCloud.pptx</text:p>
          </table:table-cell>
          <table:table-cell office:value-type="string" table:style-name="ce35">
            <text:p>NetApp<text:s/></text:p>
          </table:table-cell>
          <table:table-cell office:value-type="string" office:string-value="월" table:formula="of:=IF(ISERROR(SEARCH(&quot;*분기*&quot;;[.K105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29">
            <text:p>EU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WAF" table:formula="of:=TRIM([.L106])" table:style-name="ce1">
            <text:p>WAF</text:p>
          </table:table-cell>
          <table:table-cell office:value-type="string" table:style-name="ce33">
            <text:p>EU&gt;Arista : (분기) 분기 점검 CCS_EU Arista(22년 2분기).ods</text:p>
          </table:table-cell>
          <table:table-cell office:value-type="string" table:style-name="ce36">
            <text:p>WAF<text:s/></text:p>
          </table:table-cell>
          <table:table-cell office:value-type="string" office:string-value="분기" table:formula="of:=IF(ISERROR(SEARCH(&quot;*분기*&quot;;[.K106]));&quot;월&quot;;&quot;분기&quot;)" table:style-name="ce27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29">
            <text:p>EU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SAC" table:formula="of:=TRIM([.L107])" table:style-name="ce1">
            <text:p>SAC</text:p>
          </table:table-cell>
          <table:table-cell office:value-type="string" table:style-name="ce33">
            <text:p>EU&gt;NetApp : (월별) 월별 점검 유럽_netapp(4월).pdf</text:p>
          </table:table-cell>
          <table:table-cell office:value-type="string" table:style-name="ce36">
            <text:p>SAC<text:s/></text:p>
          </table:table-cell>
          <table:table-cell office:value-type="string" office:string-value="월" table:formula="of:=IF(ISERROR(SEARCH(&quot;*분기*&quot;;[.K107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29">
            <text:p>EU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GFW" table:formula="of:=TRIM([.L108])" table:style-name="ce1">
            <text:p>NGFW</text:p>
          </table:table-cell>
          <table:table-cell office:value-type="string" table:style-name="ce33">
            <text:p>EU&gt;WAF : (월별) 월별_점검_유럽_CCS_정기점검_웹방화벽WAF_(22년 04월).xlsx</text:p>
          </table:table-cell>
          <table:table-cell office:value-type="string" table:style-name="ce36">
            <text:p>NGFW<text:s/></text:p>
          </table:table-cell>
          <table:table-cell office:value-type="string" office:string-value="월" table:formula="of:=IF(ISERROR(SEARCH(&quot;*분기*&quot;;[.K108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29">
            <text:p>EU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Dell" table:formula="of:=TRIM([.L109])" table:style-name="ce1">
            <text:p>Dell</text:p>
          </table:table-cell>
          <table:table-cell office:value-type="string" table:style-name="ce33">
            <text:p>EU&gt;SAC : (분기) NodeSafer 2022년 1분기 정기점검.pdf</text:p>
          </table:table-cell>
          <table:table-cell office:value-type="string" table:style-name="ce36">
            <text:p>Dell<text:s/></text:p>
          </table:table-cell>
          <table:table-cell office:value-type="string" office:string-value="분기" table:formula="of:=IF(ISERROR(SEARCH(&quot;*분기*&quot;;[.K109]));&quot;월&quot;;&quot;분기&quot;)" table:style-name="ce27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29">
            <text:p>EU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rista" table:formula="of:=TRIM([.L110])" table:style-name="ce1">
            <text:p>Arista</text:p>
          </table:table-cell>
          <table:table-cell office:value-type="string" table:style-name="ce33">
            <text:p>EU&gt;NGFW : (월별) 현대자동차_독일법인_시스코방화벽(22년04월)_정기점검서_20220428.xlsx</text:p>
          </table:table-cell>
          <table:table-cell office:value-type="string" table:style-name="ce36">
            <text:p>Arista<text:s/></text:p>
          </table:table-cell>
          <table:table-cell office:value-type="string" office:string-value="월" table:formula="of:=IF(ISERROR(SEARCH(&quot;*분기*&quot;;[.K110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52">
            <text:p>EU</text:p>
          </table:table-cell>
          <table:table-cell office:value-type="string" table:style-name="ce53">
            <text:p>1센터</text:p>
          </table:table-cell>
          <table:table-cell office:value-type="string" table:style-name="ce54">
            <text:p>CCS</text:p>
          </table:table-cell>
          <table:table-cell office:value-type="string" table:style-name="ce54">
            <text:p>완료</text:p>
          </table:table-cell>
          <table:table-cell office:value-type="string" table:style-name="ce54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A10" table:formula="of:=TRIM([.L111])" table:style-name="ce1">
            <text:p>A10</text:p>
          </table:table-cell>
          <table:table-cell office:value-type="string" table:style-name="ce55">
            <text:p>EU&gt;Dell : (분기) 분기점검_Dell_유럽 점검문서(22년1분기).pdf</text:p>
          </table:table-cell>
          <table:table-cell office:value-type="string" table:style-name="ce62">
            <text:p>A10<text:s/></text:p>
          </table:table-cell>
          <table:table-cell office:value-type="string" office:string-value="분기" table:formula="of:=IF(ISERROR(SEARCH(&quot;*분기*&quot;;[.K111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57">
            <text:p>IN</text:p>
          </table:table-cell>
          <table:table-cell office:value-type="string" table:style-name="ce58">
            <text:p>1센터</text:p>
          </table:table-cell>
          <table:table-cell office:value-type="string" table:style-name="ce59">
            <text:p>CCS</text:p>
          </table:table-cell>
          <table:table-cell office:value-type="string" table:style-name="ce59">
            <text:p>완료</text:p>
          </table:table-cell>
          <table:table-cell office:value-type="string" table:style-name="ce59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NetApp" table:formula="of:=TRIM([.L112])" table:style-name="ce1">
            <text:p>NetApp</text:p>
          </table:table-cell>
          <table:table-cell office:value-type="string" table:style-name="ce60">
            <text:p>IN&gt;Arista : (분기) 분기 점검 CCS_IN Arista(22년 2분기).ods</text:p>
          </table:table-cell>
          <table:table-cell office:value-type="string" table:style-name="ce35">
            <text:p>NetApp<text:s/></text:p>
          </table:table-cell>
          <table:table-cell office:value-type="string" office:string-value="분기" table:formula="of:=IF(ISERROR(SEARCH(&quot;*분기*&quot;;[.K112]));&quot;월&quot;;&quot;분기&quot;)" table:style-name="ce27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29">
            <text:p>I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Paloalto" table:formula="of:=TRIM([.L113])" table:style-name="ce1">
            <text:p>Paloalto</text:p>
          </table:table-cell>
          <table:table-cell office:value-type="string" table:style-name="ce33">
            <text:p>IN&gt;A10 : (월별) 현대오토에버_A10_22년_4월 정기점검서_클라우드운영센터-INCloud.pptx</text:p>
          </table:table-cell>
          <table:table-cell office:value-type="string" table:style-name="ce36">
            <text:p>Paloalto<text:s/></text:p>
          </table:table-cell>
          <table:table-cell office:value-type="string" office:string-value="월" table:formula="of:=IF(ISERROR(SEARCH(&quot;*분기*&quot;;[.K113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29">
            <text:p>I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Dell" table:formula="of:=TRIM([.L114])" table:style-name="ce1">
            <text:p>Dell</text:p>
          </table:table-cell>
          <table:table-cell office:value-type="string" table:style-name="ce33">
            <text:p>IN&gt;NetApp : (월별) 월별 점검 인도_netapp(4월).pdf</text:p>
          </table:table-cell>
          <table:table-cell office:value-type="string" table:style-name="ce36">
            <text:p>Dell<text:s/></text:p>
          </table:table-cell>
          <table:table-cell office:value-type="string" office:string-value="월" table:formula="of:=IF(ISERROR(SEARCH(&quot;*분기*&quot;;[.K114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29">
            <text:p>I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rista" table:formula="of:=TRIM([.L115])" table:style-name="ce1">
            <text:p>Arista</text:p>
          </table:table-cell>
          <table:table-cell office:value-type="string" table:style-name="ce33">
            <text:p>IN&gt;Paloalto : (월별) 월별_점검_인도-PA-5220_(22년5월).docx</text:p>
          </table:table-cell>
          <table:table-cell office:value-type="string" table:style-name="ce36">
            <text:p>Arista<text:s/></text:p>
          </table:table-cell>
          <table:table-cell office:value-type="string" office:string-value="월" table:formula="of:=IF(ISERROR(SEARCH(&quot;*분기*&quot;;[.K115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52">
            <text:p>IN</text:p>
          </table:table-cell>
          <table:table-cell office:value-type="string" table:style-name="ce53">
            <text:p>1센터</text:p>
          </table:table-cell>
          <table:table-cell office:value-type="string" table:style-name="ce54">
            <text:p>CCS</text:p>
          </table:table-cell>
          <table:table-cell office:value-type="string" table:style-name="ce54">
            <text:p>완료</text:p>
          </table:table-cell>
          <table:table-cell office:value-type="string" table:style-name="ce54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A10" table:formula="of:=TRIM([.L116])" table:style-name="ce1">
            <text:p>A10</text:p>
          </table:table-cell>
          <table:table-cell office:value-type="string" table:style-name="ce55">
            <text:p>IN&gt;Dell : (분기) 분기점검_Dell_인도 점검문서(22년1분기).pdf</text:p>
          </table:table-cell>
          <table:table-cell office:value-type="string" table:style-name="ce62">
            <text:p>A10<text:s/></text:p>
          </table:table-cell>
          <table:table-cell office:value-type="string" office:string-value="분기" table:formula="of:=IF(ISERROR(SEARCH(&quot;*분기*&quot;;[.K116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57">
            <text:p>CN</text:p>
          </table:table-cell>
          <table:table-cell office:value-type="string" table:style-name="ce58">
            <text:p>1센터</text:p>
          </table:table-cell>
          <table:table-cell office:value-type="string" table:style-name="ce59">
            <text:p>CCS</text:p>
          </table:table-cell>
          <table:table-cell office:value-type="string" table:style-name="ce59">
            <text:p>완료</text:p>
          </table:table-cell>
          <table:table-cell office:value-type="string" table:style-name="ce59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NetApp" table:formula="of:=TRIM([.L117])" table:style-name="ce1">
            <text:p>NetApp</text:p>
          </table:table-cell>
          <table:table-cell office:value-type="string" table:style-name="ce60">
            <text:p>CN&gt;Arista : (분기) 분기 점검 CCS_CN Arista(22년 2분기).ods</text:p>
          </table:table-cell>
          <table:table-cell office:value-type="string" table:style-name="ce35">
            <text:p>NetApp<text:s/></text:p>
          </table:table-cell>
          <table:table-cell office:value-type="string" office:string-value="분기" table:formula="of:=IF(ISERROR(SEARCH(&quot;*분기*&quot;;[.K117]));&quot;월&quot;;&quot;분기&quot;)" table:style-name="ce27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29">
            <text:p>C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Paloalto" table:formula="of:=TRIM([.L118])" table:style-name="ce1">
            <text:p>Paloalto</text:p>
          </table:table-cell>
          <table:table-cell office:value-type="string" table:style-name="ce33">
            <text:p>CN&gt;A10 : (월별) 현대오토에버_A10_22년_4월 정기점검서_클라우드운영센터-CNCloud.pptx</text:p>
          </table:table-cell>
          <table:table-cell office:value-type="string" table:style-name="ce36">
            <text:p>Paloalto<text:s/></text:p>
          </table:table-cell>
          <table:table-cell office:value-type="string" office:string-value="월" table:formula="of:=IF(ISERROR(SEARCH(&quot;*분기*&quot;;[.K118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29">
            <text:p>C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Dell" table:formula="of:=TRIM([.L119])" table:style-name="ce1">
            <text:p>Dell</text:p>
          </table:table-cell>
          <table:table-cell office:value-type="string" table:style-name="ce33">
            <text:p>CN&gt;NetApp : (월별) 월별 점검 중국_netapp(4월).pdf</text:p>
          </table:table-cell>
          <table:table-cell office:value-type="string" table:style-name="ce36">
            <text:p>Dell<text:s/></text:p>
          </table:table-cell>
          <table:table-cell office:value-type="string" office:string-value="월" table:formula="of:=IF(ISERROR(SEARCH(&quot;*분기*&quot;;[.K119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29">
            <text:p>C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Paloalto" table:formula="of:=TRIM([.L120])" table:style-name="ce1">
            <text:p>Paloalto</text:p>
          </table:table-cell>
          <table:table-cell office:value-type="string" table:style-name="ce33">
            <text:p>CN&gt;Paloalto : (월별) 중국-PA-5220_2022.5월.docx</text:p>
          </table:table-cell>
          <table:table-cell office:value-type="string" table:style-name="ce36">
            <text:p>Paloalto<text:s/></text:p>
          </table:table-cell>
          <table:table-cell office:value-type="string" office:string-value="월" table:formula="of:=IF(ISERROR(SEARCH(&quot;*분기*&quot;;[.K120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86">
            <text:p>4월</text:p>
          </table:table-cell>
          <table:table-cell office:value-type="string" table:style-name="ce52">
            <text:p>CN</text:p>
          </table:table-cell>
          <table:table-cell office:value-type="string" table:style-name="ce53">
            <text:p>1센터</text:p>
          </table:table-cell>
          <table:table-cell office:value-type="string" table:style-name="ce54">
            <text:p>CCS</text:p>
          </table:table-cell>
          <table:table-cell office:value-type="string" table:style-name="ce54">
            <text:p>완료</text:p>
          </table:table-cell>
          <table:table-cell office:value-type="string" table:style-name="ce54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A10" table:formula="of:=TRIM([.L121])" table:style-name="ce1">
            <text:p>A10</text:p>
          </table:table-cell>
          <table:table-cell office:value-type="string" table:style-name="ce55">
            <text:p>CN&gt;Dell : (분기) 분기점검_Dell_중국 점검문서(22년1분기).pdf</text:p>
          </table:table-cell>
          <table:table-cell office:value-type="string" table:style-name="ce62">
            <text:p>A10<text:s/></text:p>
          </table:table-cell>
          <table:table-cell office:value-type="string" office:string-value="분기" table:formula="of:=IF(ISERROR(SEARCH(&quot;*분기*&quot;;[.K121]));&quot;월&quot;;&quot;분기&quot;)" table:style-name="ce27">
            <text:p>분기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9">
            <text:p>22년</text:p>
          </table:table-cell>
          <table:table-cell office:value-type="string" table:style-name="ce87">
            <text:p>4월</text:p>
          </table:table-cell>
          <table:table-cell office:value-type="string" table:style-name="ce88">
            <text:p>SG</text:p>
          </table:table-cell>
          <table:table-cell office:value-type="string" table:style-name="ce89">
            <text:p>1센터</text:p>
          </table:table-cell>
          <table:table-cell office:value-type="string" table:style-name="ce90">
            <text:p>CCS</text:p>
          </table:table-cell>
          <table:table-cell office:value-type="string" table:style-name="ce90">
            <text:p>완료</text:p>
          </table:table-cell>
          <table:table-cell office:value-type="string" table:style-name="ce90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Paloalto" table:formula="of:=TRIM([.L122])" table:style-name="ce1">
            <text:p>Paloalto</text:p>
          </table:table-cell>
          <table:table-cell office:value-type="string" table:style-name="ce66">
            <text:p>SG&gt;Paloalto : (월별) 월별_점검_싱가폴-PA-5220(22년5월).docx</text:p>
          </table:table-cell>
          <table:table-cell office:value-type="string" table:style-name="ce68">
            <text:p>Paloalto<text:s/></text:p>
          </table:table-cell>
          <table:table-cell office:value-type="string" office:string-value="월" table:formula="of:=IF(ISERROR(SEARCH(&quot;*분기*&quot;;[.K122]));&quot;월&quot;;&quot;분기&quot;)" table:style-name="ce27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9">
            <text:p>22년</text:p>
          </table:table-cell>
          <table:table-cell office:value-type="string" table:style-name="ce91">
            <text:p>4월</text:p>
          </table:table-cell>
          <table:table-cell office:value-type="string" table:style-name="ce63">
            <text:p>RU</text:p>
          </table:table-cell>
          <table:table-cell office:value-type="string" table:style-name="ce64">
            <text:p>1센터</text:p>
          </table:table-cell>
          <table:table-cell office:value-type="string" table:style-name="ce65">
            <text:p>CCS</text:p>
          </table:table-cell>
          <table:table-cell office:value-type="string" table:style-name="ce65">
            <text:p>완료</text:p>
          </table:table-cell>
          <table:table-cell office:value-type="string" table:style-name="ce65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Cisco" table:formula="of:=TRIM([.L123])" table:style-name="ce1">
            <text:p>Cisco</text:p>
          </table:table-cell>
          <table:table-cell office:value-type="string" table:style-name="ce66">
            <text:p>RU&gt;A10 : (월별) 현대오토에버_A10_22년_4월 정기점검서_클라우드운영센터-RUCloud.pptx</text:p>
          </table:table-cell>
          <table:table-cell office:value-type="string" table:style-name="ce68">
            <text:p><text:s/>Cisco<text:s/></text:p>
          </table:table-cell>
          <table:table-cell office:value-type="string" office:string-value="월" table:formula="of:=IF(ISERROR(SEARCH(&quot;*분기*&quot;;[.K123]));&quot;월&quot;;&quot;분기&quot;)" table:style-name="ce27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9">
            <text:p>22년</text:p>
          </table:table-cell>
          <table:table-cell office:value-type="string" table:style-name="ce92">
            <text:p>5월</text:p>
          </table:table-cell>
          <table:table-cell office:value-type="string" table:style-name="ce63">
            <text:p>NA</text:p>
          </table:table-cell>
          <table:table-cell office:value-type="string" table:style-name="ce64">
            <text:p>1센터</text:p>
          </table:table-cell>
          <table:table-cell office:value-type="string" table:style-name="ce65">
            <text:p>CCS</text:p>
          </table:table-cell>
          <table:table-cell office:value-type="string" table:style-name="ce65">
            <text:p>완료</text:p>
          </table:table-cell>
          <table:table-cell office:value-type="string" table:style-name="ce65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A10" table:formula="of:=TRIM([.L124])" table:style-name="ce1">
            <text:p>A10</text:p>
          </table:table-cell>
          <table:table-cell office:value-type="string" table:style-name="ce66">
            <text:p>NA&gt;Paloalto : (월별) 월별_점검_북미-PA-3220_(22년5월).docx , 월별_점검_북미-PA-5220_(22년5월).docx</text:p>
          </table:table-cell>
          <table:table-cell office:value-type="string" table:style-name="ce68">
            <text:p>A10<text:s/></text:p>
          </table:table-cell>
          <table:table-cell office:value-type="string" office:string-value="월" table:formula="of:=IF(ISERROR(SEARCH(&quot;*분기*&quot;;[.K124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93">
            <text:p>6월</text:p>
          </table:table-cell>
          <table:table-cell office:value-type="string" table:style-name="ce57">
            <text:p>KR</text:p>
          </table:table-cell>
          <table:table-cell office:value-type="string" table:style-name="ce58">
            <text:p>1센터</text:p>
          </table:table-cell>
          <table:table-cell office:value-type="string" table:style-name="ce59">
            <text:p>CCS</text:p>
          </table:table-cell>
          <table:table-cell office:value-type="string" table:style-name="ce59">
            <text:p>완료</text:p>
          </table:table-cell>
          <table:table-cell office:value-type="string" table:style-name="ce59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125])" table:style-name="ce1">
            <text:p>NetApp</text:p>
          </table:table-cell>
          <table:table-cell office:value-type="string" table:style-name="ce60">
            <text:p>KR &gt; Cisco : <text:s/>(월별) 월별 점검 내수 CCS 정기점검 cisco(6월).pdf</text:p>
          </table:table-cell>
          <table:table-cell office:value-type="string" table:style-name="ce35">
            <text:p><text:s/>NetApp<text:s/></text:p>
          </table:table-cell>
          <table:table-cell office:value-type="string" office:string-value="월" table:formula="of:=IF(ISERROR(SEARCH(&quot;*분기*&quot;;[.K125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29">
            <text:p>KR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F5" table:formula="of:=TRIM([.L126])" table:style-name="ce1">
            <text:p>F5</text:p>
          </table:table-cell>
          <table:table-cell office:value-type="string" table:style-name="ce33">
            <text:p>KR&gt;A10 : (월별) 현대오토에버_A10_22년_6월 정기점검서_클라우드운영센터-CCSCloud.pptx</text:p>
          </table:table-cell>
          <table:table-cell office:value-type="string" table:style-name="ce36">
            <text:p>F5<text:s/></text:p>
          </table:table-cell>
          <table:table-cell office:value-type="string" office:string-value="월" table:formula="of:=IF(ISERROR(SEARCH(&quot;*분기*&quot;;[.K126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29">
            <text:p>KR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진행</text:p>
          </table:table-cell>
          <table:table-cell office:value-type="string" table:style-name="ce32">
            <text:p>진행중</text:p>
          </table:table-cell>
          <table:table-cell office:value-type="string" table:style-name="ce27">
            <text:p>월</text:p>
          </table:table-cell>
          <table:table-cell office:value-type="string" office:string-value="Dell" table:formula="of:=TRIM([.L127])" table:style-name="ce1">
            <text:p>Dell</text:p>
          </table:table-cell>
          <table:table-cell office:value-type="string" table:style-name="ce33">
            <text:p>KR&gt; NetApp : <text:s/>(월별) 월별 내수 CCS 정기점검 netapp(5월).pdf</text:p>
          </table:table-cell>
          <table:table-cell office:value-type="string" table:style-name="ce36">
            <text:p>Dell<text:s/></text:p>
          </table:table-cell>
          <table:table-cell office:value-type="string" office:string-value="월" table:formula="of:=IF(ISERROR(SEARCH(&quot;*분기*&quot;;[.K127]));&quot;월&quot;;&quot;분기&quot;)" table:style-name="ce27">
            <text:p>월</text:p>
          </table:table-cell>
          <table:table-cell table:number-columns-repeated="16371"/>
        </table:table-row>
        <table:table-row table:style-name="ro5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29">
            <text:p>KR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Dell" table:formula="of:=TRIM([.L128])" table:style-name="ce1">
            <text:p>Dell</text:p>
          </table:table-cell>
          <table:table-cell office:value-type="string" table:style-name="ce33">
            <text:p>KR&gt;F5 : (월별) F5 현대오토에버 정기점검 6월 결과보고서(CCS).ppt</text:p>
          </table:table-cell>
          <table:table-cell office:value-type="string" table:style-name="ce36">
            <text:p>Dell<text:s/></text:p>
          </table:table-cell>
          <table:table-cell office:value-type="string" office:string-value="월" table:formula="of:=IF(ISERROR(SEARCH(&quot;*분기*&quot;;[.K128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29">
            <text:p>KR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HP" table:formula="of:=TRIM([.L129])" table:style-name="ce1">
            <text:p>HP</text:p>
          </table:table-cell>
          <table:table-cell office:value-type="string" table:style-name="ce33">
            <text:p>KR&gt;Dell : (분기) 분기점검_Dell_내수 점검문서(22년2분기).pdf</text:p>
          </table:table-cell>
          <table:table-cell office:value-type="string" table:style-name="ce36">
            <text:p>HP<text:s/></text:p>
          </table:table-cell>
          <table:table-cell office:value-type="string" office:string-value="분기" table:formula="of:=IF(ISERROR(SEARCH(&quot;*분기*&quot;;[.K129]));&quot;월&quot;;&quot;분기&quot;)" table:style-name="ce27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29">
            <text:p>KR</text:p>
          </table:table-cell>
          <table:table-cell office:value-type="string" table:style-name="ce31">
            <text:p>2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Arista" table:formula="of:=TRIM([.L130])" table:style-name="ce1">
            <text:p>Arista</text:p>
          </table:table-cell>
          <table:table-cell office:value-type="string" table:style-name="ce33">
            <text:p>KR&gt;Dell : (분기) 분기점검_Dell_내수2센터 점검문서(22년2분기).pdf</text:p>
          </table:table-cell>
          <table:table-cell office:value-type="string" table:style-name="ce36">
            <text:p>Arista<text:s/></text:p>
          </table:table-cell>
          <table:table-cell office:value-type="string" office:string-value="분기" table:formula="of:=IF(ISERROR(SEARCH(&quot;*분기*&quot;;[.K130]));&quot;월&quot;;&quot;분기&quot;)" table:style-name="ce27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29">
            <text:p>KR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QCT" table:formula="of:=TRIM([.L131])" table:style-name="ce1">
            <text:p>QCT</text:p>
          </table:table-cell>
          <table:table-cell office:value-type="string" table:style-name="ce33">
            <text:p>KR&gt;HP : (분기) 분기점검_HP_내수 점검문서(22년2분기).xlsx</text:p>
          </table:table-cell>
          <table:table-cell office:value-type="string" table:style-name="ce36">
            <text:p><text:s/>QCT<text:s/></text:p>
          </table:table-cell>
          <table:table-cell office:value-type="string" office:string-value="분기" table:formula="of:=IF(ISERROR(SEARCH(&quot;*분기*&quot;;[.K131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37">
            <text:p>KR</text:p>
          </table:table-cell>
          <table:table-cell office:value-type="string" table:style-name="ce38">
            <text:p>1센터</text:p>
          </table:table-cell>
          <table:table-cell office:value-type="string" table:style-name="ce39">
            <text:p>CCS</text:p>
          </table:table-cell>
          <table:table-cell office:value-type="string" table:style-name="ce39">
            <text:p>완료</text:p>
          </table:table-cell>
          <table:table-cell office:value-type="string" table:style-name="ce39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NetApp" table:formula="of:=TRIM([.L132])" table:style-name="ce1">
            <text:p>NetApp</text:p>
          </table:table-cell>
          <table:table-cell office:value-type="string" table:style-name="ce40">
            <text:p>KR&gt;Arista : (분기) 분기 점검 CCS_KR Arista(22년 2분기).ods</text:p>
          </table:table-cell>
          <table:table-cell office:value-type="string" table:style-name="ce45">
            <text:p>NetApp<text:s/></text:p>
          </table:table-cell>
          <table:table-cell office:value-type="string" office:string-value="분기" table:formula="of:=IF(ISERROR(SEARCH(&quot;*분기*&quot;;[.K132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41">
            <text:p>KR</text:p>
          </table:table-cell>
          <table:table-cell office:value-type="string" table:style-name="ce42">
            <text:p>1센터</text:p>
          </table:table-cell>
          <table:table-cell office:value-type="string" table:style-name="ce43">
            <text:p>CCS</text:p>
          </table:table-cell>
          <table:table-cell office:value-type="string" table:style-name="ce43">
            <text:p>진행</text:p>
          </table:table-cell>
          <table:table-cell office:value-type="string" table:style-name="ce43">
            <text:p>진행중</text:p>
          </table:table-cell>
          <table:table-cell office:value-type="string" table:style-name="ce27">
            <text:p>분기</text:p>
          </table:table-cell>
          <table:table-cell office:value-type="string" office:string-value="Dell" table:formula="of:=TRIM([.L133])" table:style-name="ce1">
            <text:p>Dell</text:p>
          </table:table-cell>
          <table:table-cell office:value-type="string" table:style-name="ce44">
            <text:p>BigData &gt; QCT : (분기) 분기점검_KR-Bigdata_QCT(22년1분기).pptx</text:p>
          </table:table-cell>
          <table:table-cell office:value-type="string" table:style-name="ce50">
            <text:p>Dell<text:s/></text:p>
          </table:table-cell>
          <table:table-cell office:value-type="string" office:string-value="분기" table:formula="of:=IF(ISERROR(SEARCH(&quot;*분기*&quot;;[.K133]));&quot;월&quot;;&quot;분기&quot;)" table:style-name="ce27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29">
            <text:p>KR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진행</text:p>
          </table:table-cell>
          <table:table-cell office:value-type="string" table:style-name="ce32">
            <text:p>진행중</text:p>
          </table:table-cell>
          <table:table-cell office:value-type="string" table:style-name="ce27">
            <text:p>월</text:p>
          </table:table-cell>
          <table:table-cell office:value-type="string" office:string-value="HP" table:formula="of:=TRIM([.L134])" table:style-name="ce1">
            <text:p>HP</text:p>
          </table:table-cell>
          <table:table-cell office:value-type="string" table:style-name="ce33">
            <text:p>BigData&gt;NetApp : <text:s/>(월별) 월별 점검 KR-Bigdata_netapp(5월).pdf</text:p>
          </table:table-cell>
          <table:table-cell office:value-type="string" table:style-name="ce36">
            <text:p>HP<text:s/></text:p>
          </table:table-cell>
          <table:table-cell office:value-type="string" office:string-value="월" table:formula="of:=IF(ISERROR(SEARCH(&quot;*분기*&quot;;[.K134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29">
            <text:p>KR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NetApp" table:formula="of:=TRIM([.L135])" table:style-name="ce1">
            <text:p>NetApp</text:p>
          </table:table-cell>
          <table:table-cell office:value-type="string" table:style-name="ce33">
            <text:p>BigData&gt;Dell : (분기) 분기점검_Dell_KR-Bigdata 점검문서(22년2분기).pdf</text:p>
          </table:table-cell>
          <table:table-cell office:value-type="string" table:style-name="ce36">
            <text:p>NetApp<text:s/></text:p>
          </table:table-cell>
          <table:table-cell office:value-type="string" office:string-value="분기" table:formula="of:=IF(ISERROR(SEARCH(&quot;*분기*&quot;;[.K135]));&quot;월&quot;;&quot;분기&quot;)" table:style-name="ce27">
            <text:p>분기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46">
            <text:p>KR</text:p>
          </table:table-cell>
          <table:table-cell office:value-type="string" table:style-name="ce47">
            <text:p>1센터</text:p>
          </table:table-cell>
          <table:table-cell office:value-type="string" table:style-name="ce39">
            <text:p>CCS</text:p>
          </table:table-cell>
          <table:table-cell office:value-type="string" table:style-name="ce39">
            <text:p>완료</text:p>
          </table:table-cell>
          <table:table-cell office:value-type="string" table:style-name="ce39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Dell" table:formula="of:=TRIM([.L136])" table:style-name="ce1">
            <text:p>Dell</text:p>
          </table:table-cell>
          <table:table-cell office:value-type="string" table:style-name="ce49">
            <text:p>BigData&gt;HP : (분기) 분기점검_HP_KR-Bigdata 점검문서(22년2분기).xlsx</text:p>
          </table:table-cell>
          <table:table-cell office:value-type="string" table:style-name="ce56">
            <text:p>Dell<text:s/></text:p>
          </table:table-cell>
          <table:table-cell office:value-type="string" office:string-value="분기" table:formula="of:=IF(ISERROR(SEARCH(&quot;*분기*&quot;;[.K136]));&quot;월&quot;;&quot;분기&quot;)" table:style-name="ce27">
            <text:p>분기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5">
            <text:p>1센터</text:p>
          </table:table-cell>
          <table:table-cell office:value-type="string" table:style-name="ce43">
            <text:p>CCS</text:p>
          </table:table-cell>
          <table:table-cell office:value-type="string" table:style-name="ce43">
            <text:p>진행</text:p>
          </table:table-cell>
          <table:table-cell office:value-type="string" table:style-name="ce43">
            <text:p>진행중</text:p>
          </table:table-cell>
          <table:table-cell office:value-type="string" table:style-name="ce27">
            <text:p>월</text:p>
          </table:table-cell>
          <table:table-cell office:value-type="string" office:string-value="Arista" table:formula="of:=TRIM([.L137])" table:style-name="ce1">
            <text:p>Arista</text:p>
          </table:table-cell>
          <table:table-cell office:value-type="string" table:style-name="ce51">
            <text:p>RND&gt;NetApp : (월별) 월별 점검 RND_netapp(5월).pdf</text:p>
          </table:table-cell>
          <table:table-cell office:value-type="string" table:style-name="ce61">
            <text:p>Arista<text:s/></text:p>
          </table:table-cell>
          <table:table-cell office:value-type="string" office:string-value="월" table:formula="of:=IF(ISERROR(SEARCH(&quot;*분기*&quot;;[.K137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52">
            <text:p>KR</text:p>
          </table:table-cell>
          <table:table-cell office:value-type="string" table:style-name="ce53">
            <text:p>1센터</text:p>
          </table:table-cell>
          <table:table-cell office:value-type="string" table:style-name="ce54">
            <text:p>CCS</text:p>
          </table:table-cell>
          <table:table-cell office:value-type="string" table:style-name="ce26">
            <text:p>완료</text:p>
          </table:table-cell>
          <table:table-cell office:value-type="string" table:style-name="ce26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A10" table:formula="of:=TRIM([.L138])" table:style-name="ce1">
            <text:p>A10</text:p>
          </table:table-cell>
          <table:table-cell office:value-type="string" table:style-name="ce55">
            <text:p>RND&gt;Dell : (분기) 분기점검_Dell_RND 점검문서(22년2분기).pdf</text:p>
          </table:table-cell>
          <table:table-cell office:value-type="string" table:style-name="ce62">
            <text:p>A10<text:s/></text:p>
          </table:table-cell>
          <table:table-cell office:value-type="string" office:string-value="분기" table:formula="of:=IF(ISERROR(SEARCH(&quot;*분기*&quot;;[.K138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57">
            <text:p>NA</text:p>
          </table:table-cell>
          <table:table-cell office:value-type="string" table:style-name="ce58">
            <text:p>1센터</text:p>
          </table:table-cell>
          <table:table-cell office:value-type="string" table:style-name="ce59">
            <text:p>CCS</text:p>
          </table:table-cell>
          <table:table-cell office:value-type="string" table:style-name="ce59">
            <text:p>완료</text:p>
          </table:table-cell>
          <table:table-cell office:value-type="string" table:style-name="ce59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NetApp" table:formula="of:=TRIM([.L139])" table:style-name="ce1">
            <text:p>NetApp</text:p>
          </table:table-cell>
          <table:table-cell office:value-type="string" table:style-name="ce60">
            <text:p>NA&gt;Arista : (분기) 분기 점검 CCS_NA Arista(22년 2분기).ods</text:p>
          </table:table-cell>
          <table:table-cell office:value-type="string" table:style-name="ce35">
            <text:p>NetApp<text:s/></text:p>
          </table:table-cell>
          <table:table-cell office:value-type="string" office:string-value="분기" table:formula="of:=IF(ISERROR(SEARCH(&quot;*분기*&quot;;[.K139]));&quot;월&quot;;&quot;분기&quot;)" table:style-name="ce27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29">
            <text:p>NA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진행</text:p>
          </table:table-cell>
          <table:table-cell office:value-type="string" table:style-name="ce32">
            <text:p>진행중</text:p>
          </table:table-cell>
          <table:table-cell office:value-type="string" table:style-name="ce27">
            <text:p>월</text:p>
          </table:table-cell>
          <table:table-cell office:value-type="string" office:string-value="Netbackup" table:formula="of:=TRIM([.L140])" table:style-name="ce1">
            <text:p>Netbackup</text:p>
          </table:table-cell>
          <table:table-cell office:value-type="string" table:style-name="ce33">
            <text:p>NA&gt;A10 : (월별) 현대오토에버_A10_22년_5월 정기점검서_클라우드운영센터-NACloud.pptx</text:p>
          </table:table-cell>
          <table:table-cell office:value-type="string" table:style-name="ce36">
            <text:p>Netbackup<text:s/></text:p>
          </table:table-cell>
          <table:table-cell office:value-type="string" office:string-value="월" table:formula="of:=IF(ISERROR(SEARCH(&quot;*분기*&quot;;[.K140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29">
            <text:p>NA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진행</text:p>
          </table:table-cell>
          <table:table-cell office:value-type="string" table:style-name="ce32">
            <text:p>진행중</text:p>
          </table:table-cell>
          <table:table-cell office:value-type="string" table:style-name="ce27">
            <text:p>월</text:p>
          </table:table-cell>
          <table:table-cell office:value-type="string" office:string-value="Paloalto" table:formula="of:=TRIM([.L141])" table:style-name="ce1">
            <text:p>Paloalto</text:p>
          </table:table-cell>
          <table:table-cell office:value-type="string" table:style-name="ce33">
            <text:p>NA&gt;NetApp : (월별) 월별 점검 북미_netapp(4월).pdf</text:p>
          </table:table-cell>
          <table:table-cell office:value-type="string" table:style-name="ce36">
            <text:p>Paloalto<text:s/></text:p>
          </table:table-cell>
          <table:table-cell office:value-type="string" office:string-value="월" table:formula="of:=IF(ISERROR(SEARCH(&quot;*분기*&quot;;[.K141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29">
            <text:p>NA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진행</text:p>
          </table:table-cell>
          <table:table-cell office:value-type="string" table:style-name="ce32">
            <text:p>진행중</text:p>
          </table:table-cell>
          <table:table-cell office:value-type="string" table:style-name="ce27">
            <text:p>월</text:p>
          </table:table-cell>
          <table:table-cell office:value-type="string" office:string-value="Dell" table:formula="of:=TRIM([.L142])" table:style-name="ce1">
            <text:p>Dell</text:p>
          </table:table-cell>
          <table:table-cell office:value-type="string" table:style-name="ce33">
            <text:p>NA&gt;Netbackup : (월별) 월별 점검 북미 정기점검 netbackup 5월.pdf</text:p>
          </table:table-cell>
          <table:table-cell office:value-type="string" table:style-name="ce36">
            <text:p>Dell<text:s/></text:p>
          </table:table-cell>
          <table:table-cell office:value-type="string" office:string-value="월" table:formula="of:=IF(ISERROR(SEARCH(&quot;*분기*&quot;;[.K142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29">
            <text:p>NA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진행</text:p>
          </table:table-cell>
          <table:table-cell office:value-type="string" table:style-name="ce32">
            <text:p>진행중</text:p>
          </table:table-cell>
          <table:table-cell office:value-type="string" table:style-name="ce27">
            <text:p>월</text:p>
          </table:table-cell>
          <table:table-cell office:value-type="string" office:string-value="HP" table:formula="of:=TRIM([.L143])" table:style-name="ce1">
            <text:p>HP</text:p>
          </table:table-cell>
          <table:table-cell office:value-type="string" table:style-name="ce33">
            <text:p>NA&gt;Paloalto : (월별) 월별_점검_북미-PA-3220_(22년4월).docx , 월별_점검_북미-PA-5220_(22년4월).docx</text:p>
          </table:table-cell>
          <table:table-cell office:value-type="string" table:style-name="ce36">
            <text:p>HP<text:s/></text:p>
          </table:table-cell>
          <table:table-cell office:value-type="string" office:string-value="월" table:formula="of:=IF(ISERROR(SEARCH(&quot;*분기*&quot;;[.K143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29">
            <text:p>NA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A10" table:formula="of:=TRIM([.L144])" table:style-name="ce1">
            <text:p>A10</text:p>
          </table:table-cell>
          <table:table-cell office:value-type="string" table:style-name="ce33">
            <text:p>NA&gt;Dell : (분기) 분기점검_Dell_북미 점검문서(22년2분기).pdf</text:p>
          </table:table-cell>
          <table:table-cell office:value-type="string" table:style-name="ce36">
            <text:p>A10<text:s/></text:p>
          </table:table-cell>
          <table:table-cell office:value-type="string" office:string-value="분기" table:formula="of:=IF(ISERROR(SEARCH(&quot;*분기*&quot;;[.K144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52">
            <text:p>NA</text:p>
          </table:table-cell>
          <table:table-cell office:value-type="string" table:style-name="ce53">
            <text:p>1센터</text:p>
          </table:table-cell>
          <table:table-cell office:value-type="string" table:style-name="ce54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Arista" table:formula="of:=TRIM([.L145])" table:style-name="ce1">
            <text:p>Arista</text:p>
          </table:table-cell>
          <table:table-cell office:value-type="string" table:style-name="ce55">
            <text:p>NA&gt;HP : (분기) 분기점검_HP_북미 점검문서(22년2분기).xlsx</text:p>
          </table:table-cell>
          <table:table-cell office:value-type="string" table:style-name="ce62">
            <text:p>Arista<text:s/></text:p>
          </table:table-cell>
          <table:table-cell office:value-type="string" office:string-value="분기" table:formula="of:=IF(ISERROR(SEARCH(&quot;*분기*&quot;;[.K145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57">
            <text:p>EU</text:p>
          </table:table-cell>
          <table:table-cell office:value-type="string" table:style-name="ce58">
            <text:p>1센터</text:p>
          </table:table-cell>
          <table:table-cell office:value-type="string" table:style-name="ce59">
            <text:p>CCS</text:p>
          </table:table-cell>
          <table:table-cell office:value-type="string" table:style-name="ce59">
            <text:p>완료</text:p>
          </table:table-cell>
          <table:table-cell office:value-type="string" table:style-name="ce59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NetApp" table:formula="of:=TRIM([.L146])" table:style-name="ce1">
            <text:p>NetApp</text:p>
          </table:table-cell>
          <table:table-cell office:value-type="string" table:style-name="ce60">
            <text:p>EU&gt;A10 : (월별) 현대오토에버_A10_22년_6월 정기점검서_클라우드운영센터-EUCloud.pptx</text:p>
          </table:table-cell>
          <table:table-cell office:value-type="string" table:style-name="ce35">
            <text:p>NetApp<text:s/></text:p>
          </table:table-cell>
          <table:table-cell office:value-type="string" office:string-value="월" table:formula="of:=IF(ISERROR(SEARCH(&quot;*분기*&quot;;[.K146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29">
            <text:p>EU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WAF" table:formula="of:=TRIM([.L147])" table:style-name="ce1">
            <text:p>WAF</text:p>
          </table:table-cell>
          <table:table-cell office:value-type="string" table:style-name="ce33">
            <text:p>EU&gt;Arista : (분기) 분기 점검 CCS_EU Arista(22년 2분기).pdf</text:p>
          </table:table-cell>
          <table:table-cell office:value-type="string" table:style-name="ce36">
            <text:p>WAF<text:s/></text:p>
          </table:table-cell>
          <table:table-cell office:value-type="string" office:string-value="분기" table:formula="of:=IF(ISERROR(SEARCH(&quot;*분기*&quot;;[.K147]));&quot;월&quot;;&quot;분기&quot;)" table:style-name="ce27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29">
            <text:p>EU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진행</text:p>
          </table:table-cell>
          <table:table-cell office:value-type="string" table:style-name="ce32">
            <text:p>진행중</text:p>
          </table:table-cell>
          <table:table-cell office:value-type="string" table:style-name="ce27">
            <text:p>월</text:p>
          </table:table-cell>
          <table:table-cell office:value-type="string" office:string-value="NGFW" table:formula="of:=TRIM([.L148])" table:style-name="ce1">
            <text:p>NGFW</text:p>
          </table:table-cell>
          <table:table-cell office:value-type="string" table:style-name="ce33">
            <text:p>EU&gt;NetApp : (월별) 월별 점검 유럽_netapp(4월).pdf</text:p>
          </table:table-cell>
          <table:table-cell office:value-type="string" table:style-name="ce36">
            <text:p>NGFW<text:s/></text:p>
          </table:table-cell>
          <table:table-cell office:value-type="string" office:string-value="월" table:formula="of:=IF(ISERROR(SEARCH(&quot;*분기*&quot;;[.K148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29">
            <text:p>EU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진행</text:p>
          </table:table-cell>
          <table:table-cell office:value-type="string" table:style-name="ce32">
            <text:p>진행중</text:p>
          </table:table-cell>
          <table:table-cell office:value-type="string" table:style-name="ce27">
            <text:p>월</text:p>
          </table:table-cell>
          <table:table-cell office:value-type="string" office:string-value="HP" table:formula="of:=TRIM([.L149])" table:style-name="ce1">
            <text:p>HP</text:p>
          </table:table-cell>
          <table:table-cell office:value-type="string" table:style-name="ce33">
            <text:p>EU&gt;WAF : (월별) 현대오토에버_웹방화벽 분석 보고서 - 22년 05월.xlsx</text:p>
          </table:table-cell>
          <table:table-cell office:value-type="string" table:style-name="ce36">
            <text:p>HP<text:s/></text:p>
          </table:table-cell>
          <table:table-cell office:value-type="string" office:string-value="월" table:formula="of:=IF(ISERROR(SEARCH(&quot;*분기*&quot;;[.K149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29">
            <text:p>EU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진행</text:p>
          </table:table-cell>
          <table:table-cell office:value-type="string" table:style-name="ce32">
            <text:p>진행중</text:p>
          </table:table-cell>
          <table:table-cell office:value-type="string" table:style-name="ce27">
            <text:p>월</text:p>
          </table:table-cell>
          <table:table-cell office:value-type="string" office:string-value="Arista" table:formula="of:=TRIM([.L150])" table:style-name="ce1">
            <text:p>Arista</text:p>
          </table:table-cell>
          <table:table-cell office:value-type="string" table:style-name="ce33">
            <text:p>EU&gt;NGFW : (월별) 현대자동차_독일법인_시스코방화벽(22년05월)_정기점검서_20220428.xlsx</text:p>
          </table:table-cell>
          <table:table-cell office:value-type="string" table:style-name="ce36">
            <text:p>Arista<text:s/></text:p>
          </table:table-cell>
          <table:table-cell office:value-type="string" office:string-value="월" table:formula="of:=IF(ISERROR(SEARCH(&quot;*분기*&quot;;[.K150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52">
            <text:p>EU</text:p>
          </table:table-cell>
          <table:table-cell office:value-type="string" table:style-name="ce53">
            <text:p>1센터</text:p>
          </table:table-cell>
          <table:table-cell office:value-type="string" table:style-name="ce54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A10" table:formula="of:=TRIM([.L151])" table:style-name="ce1">
            <text:p>A10</text:p>
          </table:table-cell>
          <table:table-cell office:value-type="string" table:style-name="ce55">
            <text:p>EU&gt;HP : (분기) 분기점검_HP_유럽 점검문서(22년2분기).xlsx</text:p>
          </table:table-cell>
          <table:table-cell office:value-type="string" table:style-name="ce62">
            <text:p>A10<text:s/></text:p>
          </table:table-cell>
          <table:table-cell office:value-type="string" office:string-value="분기" table:formula="of:=IF(ISERROR(SEARCH(&quot;*분기*&quot;;[.K151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57">
            <text:p>IN</text:p>
          </table:table-cell>
          <table:table-cell office:value-type="string" table:style-name="ce58">
            <text:p>1센터</text:p>
          </table:table-cell>
          <table:table-cell office:value-type="string" table:style-name="ce59">
            <text:p>CCS</text:p>
          </table:table-cell>
          <table:table-cell office:value-type="string" table:style-name="ce59">
            <text:p>완료</text:p>
          </table:table-cell>
          <table:table-cell office:value-type="string" table:style-name="ce59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NetApp" table:formula="of:=TRIM([.L152])" table:style-name="ce1">
            <text:p>NetApp</text:p>
          </table:table-cell>
          <table:table-cell office:value-type="string" table:style-name="ce60">
            <text:p>IN&gt;Arista : (분기) 분기 점검 CCS_IN Arista(22년 2분기).ods</text:p>
          </table:table-cell>
          <table:table-cell office:value-type="string" table:style-name="ce35">
            <text:p>NetApp<text:s/></text:p>
          </table:table-cell>
          <table:table-cell office:value-type="string" office:string-value="분기" table:formula="of:=IF(ISERROR(SEARCH(&quot;*분기*&quot;;[.K152]));&quot;월&quot;;&quot;분기&quot;)" table:style-name="ce27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29">
            <text:p>I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Paloalto" table:formula="of:=TRIM([.L153])" table:style-name="ce1">
            <text:p>Paloalto</text:p>
          </table:table-cell>
          <table:table-cell office:value-type="string" table:style-name="ce33">
            <text:p>IN&gt;A10 : (월별) 현대오토에버_A10_22년_6월 정기점검서_클라우드운영센터-INCloud.pptx</text:p>
          </table:table-cell>
          <table:table-cell office:value-type="string" table:style-name="ce36">
            <text:p>Paloalto<text:s/></text:p>
          </table:table-cell>
          <table:table-cell office:value-type="string" office:string-value="월" table:formula="of:=IF(ISERROR(SEARCH(&quot;*분기*&quot;;[.K153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29">
            <text:p>I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진행</text:p>
          </table:table-cell>
          <table:table-cell office:value-type="string" table:style-name="ce32">
            <text:p>진행중</text:p>
          </table:table-cell>
          <table:table-cell office:value-type="string" table:style-name="ce27">
            <text:p>월</text:p>
          </table:table-cell>
          <table:table-cell office:value-type="string" office:string-value="Dell" table:formula="of:=TRIM([.L154])" table:style-name="ce1">
            <text:p>Dell</text:p>
          </table:table-cell>
          <table:table-cell office:value-type="string" table:style-name="ce33">
            <text:p>IN&gt;NetApp : (월별) 월별 점검 인도_netapp(4월).pdf</text:p>
          </table:table-cell>
          <table:table-cell office:value-type="string" table:style-name="ce36">
            <text:p>Dell<text:s/></text:p>
          </table:table-cell>
          <table:table-cell office:value-type="string" office:string-value="월" table:formula="of:=IF(ISERROR(SEARCH(&quot;*분기*&quot;;[.K154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29">
            <text:p>I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진행</text:p>
          </table:table-cell>
          <table:table-cell office:value-type="string" table:style-name="ce32">
            <text:p>진행중</text:p>
          </table:table-cell>
          <table:table-cell office:value-type="string" table:style-name="ce27">
            <text:p>월</text:p>
          </table:table-cell>
          <table:table-cell office:value-type="string" office:string-value="Arista" table:formula="of:=TRIM([.L155])" table:style-name="ce1">
            <text:p>Arista</text:p>
          </table:table-cell>
          <table:table-cell office:value-type="string" table:style-name="ce33">
            <text:p>IN&gt;Paloalto : (월별) 월별_점검_인도-PA-5220_(22년4월).docx</text:p>
          </table:table-cell>
          <table:table-cell office:value-type="string" table:style-name="ce36">
            <text:p>Arista<text:s/></text:p>
          </table:table-cell>
          <table:table-cell office:value-type="string" office:string-value="월" table:formula="of:=IF(ISERROR(SEARCH(&quot;*분기*&quot;;[.K155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52">
            <text:p>IN</text:p>
          </table:table-cell>
          <table:table-cell office:value-type="string" table:style-name="ce53">
            <text:p>1센터</text:p>
          </table:table-cell>
          <table:table-cell office:value-type="string" table:style-name="ce54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A10" table:formula="of:=TRIM([.L156])" table:style-name="ce1">
            <text:p>A10</text:p>
          </table:table-cell>
          <table:table-cell office:value-type="string" table:style-name="ce55">
            <text:p>IN&gt;Dell : (분기) 분기점검_Dell_인도 점검문서(22년2분기).pdf</text:p>
          </table:table-cell>
          <table:table-cell office:value-type="string" table:style-name="ce62">
            <text:p>A10<text:s/></text:p>
          </table:table-cell>
          <table:table-cell office:value-type="string" office:string-value="분기" table:formula="of:=IF(ISERROR(SEARCH(&quot;*분기*&quot;;[.K156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57">
            <text:p>CN</text:p>
          </table:table-cell>
          <table:table-cell office:value-type="string" table:style-name="ce58">
            <text:p>1센터</text:p>
          </table:table-cell>
          <table:table-cell office:value-type="string" table:style-name="ce59">
            <text:p>CCS</text:p>
          </table:table-cell>
          <table:table-cell office:value-type="string" table:style-name="ce59">
            <text:p>완료</text:p>
          </table:table-cell>
          <table:table-cell office:value-type="string" table:style-name="ce59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NetApp" table:formula="of:=TRIM([.L157])" table:style-name="ce1">
            <text:p>NetApp</text:p>
          </table:table-cell>
          <table:table-cell office:value-type="string" table:style-name="ce60">
            <text:p>CN&gt;Arista : (분기) 분기 점검 CCS_CN Arista(22년 2분기).ods</text:p>
          </table:table-cell>
          <table:table-cell office:value-type="string" table:style-name="ce35">
            <text:p>NetApp<text:s/></text:p>
          </table:table-cell>
          <table:table-cell office:value-type="string" office:string-value="분기" table:formula="of:=IF(ISERROR(SEARCH(&quot;*분기*&quot;;[.K157]));&quot;월&quot;;&quot;분기&quot;)" table:style-name="ce27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29">
            <text:p>C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월</text:p>
          </table:table-cell>
          <table:table-cell office:value-type="string" office:string-value="Paloalto" table:formula="of:=TRIM([.L158])" table:style-name="ce1">
            <text:p>Paloalto</text:p>
          </table:table-cell>
          <table:table-cell office:value-type="string" table:style-name="ce33">
            <text:p>CN&gt;A10 : (월별) 현대오토에버_A10_22년_6월 정기점검서_클라우드운영센터-CNCloud.pptx</text:p>
          </table:table-cell>
          <table:table-cell office:value-type="string" table:style-name="ce36">
            <text:p>Paloalto<text:s/></text:p>
          </table:table-cell>
          <table:table-cell office:value-type="string" office:string-value="월" table:formula="of:=IF(ISERROR(SEARCH(&quot;*분기*&quot;;[.K158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29">
            <text:p>C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진행</text:p>
          </table:table-cell>
          <table:table-cell office:value-type="string" table:style-name="ce32">
            <text:p>진행중</text:p>
          </table:table-cell>
          <table:table-cell office:value-type="string" table:style-name="ce27">
            <text:p>월</text:p>
          </table:table-cell>
          <table:table-cell office:value-type="string" office:string-value="Dell" table:formula="of:=TRIM([.L159])" table:style-name="ce1">
            <text:p>Dell</text:p>
          </table:table-cell>
          <table:table-cell office:value-type="string" table:style-name="ce33">
            <text:p>CN&gt;NetApp : (월별) 월별 점검 중국_netapp(4월).pdf</text:p>
          </table:table-cell>
          <table:table-cell office:value-type="string" table:style-name="ce36">
            <text:p>Dell<text:s/></text:p>
          </table:table-cell>
          <table:table-cell office:value-type="string" office:string-value="월" table:formula="of:=IF(ISERROR(SEARCH(&quot;*분기*&quot;;[.K159]));&quot;월&quot;;&quot;분기&quot;)" table:style-name="ce27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29">
            <text:p>CN</text:p>
          </table:table-cell>
          <table:table-cell office:value-type="string" table:style-name="ce31">
            <text:p>1센터</text:p>
          </table:table-cell>
          <table:table-cell office:value-type="string" table:style-name="ce32">
            <text:p>CCS</text:p>
          </table:table-cell>
          <table:table-cell office:value-type="string" table:style-name="ce32">
            <text:p>진행</text:p>
          </table:table-cell>
          <table:table-cell office:value-type="string" table:style-name="ce32">
            <text:p>진행중</text:p>
          </table:table-cell>
          <table:table-cell office:value-type="string" table:style-name="ce27">
            <text:p>월</text:p>
          </table:table-cell>
          <table:table-cell office:value-type="string" office:string-value="Paloalto" table:formula="of:=TRIM([.L160])" table:style-name="ce1">
            <text:p>Paloalto</text:p>
          </table:table-cell>
          <table:table-cell office:value-type="string" table:style-name="ce33">
            <text:p>CN&gt;Paloalto : (월별) 중국-PA-5220_2022.4월.docx</text:p>
          </table:table-cell>
          <table:table-cell office:value-type="string" table:style-name="ce36">
            <text:p>Paloalto<text:s/></text:p>
          </table:table-cell>
          <table:table-cell office:value-type="string" office:string-value="월" table:formula="of:=IF(ISERROR(SEARCH(&quot;*분기*&quot;;[.K160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52">
            <text:p>CN</text:p>
          </table:table-cell>
          <table:table-cell office:value-type="string" table:style-name="ce53">
            <text:p>1센터</text:p>
          </table:table-cell>
          <table:table-cell office:value-type="string" table:style-name="ce54">
            <text:p>CCS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27">
            <text:p>분기</text:p>
          </table:table-cell>
          <table:table-cell office:value-type="string" office:string-value="F5" table:formula="of:=TRIM([.L161])" table:style-name="ce1">
            <text:p>F5</text:p>
          </table:table-cell>
          <table:table-cell office:value-type="string" table:style-name="ce55">
            <text:p>CN&gt;Dell : (분기) 분기점검_Dell_중국 점검문서(22년2분기).pdf</text:p>
          </table:table-cell>
          <table:table-cell office:value-type="string" table:style-name="ce62">
            <text:p>F5<text:s/></text:p>
          </table:table-cell>
          <table:table-cell office:value-type="string" office:string-value="분기" table:formula="of:=IF(ISERROR(SEARCH(&quot;*분기*&quot;;[.K161]));&quot;월&quot;;&quot;분기&quot;)" table:style-name="ce27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57">
            <text:p>SG</text:p>
          </table:table-cell>
          <table:table-cell office:value-type="string" table:style-name="ce58">
            <text:p>1센터</text:p>
          </table:table-cell>
          <table:table-cell office:value-type="string" table:style-name="ce59">
            <text:p>CCS</text:p>
          </table:table-cell>
          <table:table-cell office:value-type="string" table:style-name="ce59">
            <text:p>진행</text:p>
          </table:table-cell>
          <table:table-cell office:value-type="string" table:style-name="ce59">
            <text:p>진행중</text:p>
          </table:table-cell>
          <table:table-cell office:value-type="string" table:style-name="ce27">
            <text:p>월</text:p>
          </table:table-cell>
          <table:table-cell office:value-type="string" table:style-name="ce27">
            <text:p>Paloalto</text:p>
          </table:table-cell>
          <table:table-cell office:value-type="string" table:style-name="ce60">
            <text:p>SG&gt;Paloalto : (월별) 월별_점검_싱가폴-PA-5220(22년4월).docx</text:p>
          </table:table-cell>
          <table:table-cell office:value-type="string" table:style-name="ce27">
            <text:p>Paloalto</text:p>
          </table:table-cell>
          <table:table-cell office:value-type="string" office:string-value="월" table:formula="of:=IF(ISERROR(SEARCH(&quot;*분기*&quot;;[.K162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9">
            <text:p>22년</text:p>
          </table:table-cell>
          <table:table-cell office:value-type="string" table:style-name="ce94">
            <text:p>6월</text:p>
          </table:table-cell>
          <table:table-cell office:value-type="string" table:style-name="ce52">
            <text:p>SG</text:p>
          </table:table-cell>
          <table:table-cell office:value-type="string" table:style-name="ce53">
            <text:p>1센터</text:p>
          </table:table-cell>
          <table:table-cell office:value-type="string" table:style-name="ce54">
            <text:p>CCS</text:p>
          </table:table-cell>
          <table:table-cell office:value-type="string" table:style-name="ce54">
            <text:p>완료</text:p>
          </table:table-cell>
          <table:table-cell office:value-type="string" table:style-name="ce54">
            <text:p>성공</text:p>
          </table:table-cell>
          <table:table-cell office:value-type="string" table:style-name="ce27">
            <text:p>월</text:p>
          </table:table-cell>
          <table:table-cell office:value-type="string" table:style-name="ce27">
            <text:p>F5</text:p>
          </table:table-cell>
          <table:table-cell office:value-type="string" table:style-name="ce55">
            <text:p>SG&gt;F5 : (월별) F5 현대오토에버 6월 정기점검(싱가폴_i5800).ppt</text:p>
          </table:table-cell>
          <table:table-cell office:value-type="string" table:style-name="ce27">
            <text:p>F5</text:p>
          </table:table-cell>
          <table:table-cell office:value-type="string" office:string-value="월" table:formula="of:=IF(ISERROR(SEARCH(&quot;*분기*&quot;;[.K163]));&quot;월&quot;;&quot;분기&quot;)" table:style-name="ce27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52">
            <text:p>22년</text:p>
          </table:table-cell>
          <table:table-cell office:value-type="string" table:style-name="ce95">
            <text:p>6월</text:p>
          </table:table-cell>
          <table:table-cell office:value-type="string" table:style-name="ce52">
            <text:p>RU</text:p>
          </table:table-cell>
          <table:table-cell office:value-type="string" table:style-name="ce53">
            <text:p>1센터</text:p>
          </table:table-cell>
          <table:table-cell office:value-type="string" table:style-name="ce54">
            <text:p>CCS</text:p>
          </table:table-cell>
          <table:table-cell office:value-type="string" table:style-name="ce96">
            <text:p>완료</text:p>
          </table:table-cell>
          <table:table-cell office:value-type="string" table:style-name="ce96">
            <text:p>성공</text:p>
          </table:table-cell>
          <table:table-cell office:value-type="string" table:style-name="ce27">
            <text:p>월</text:p>
          </table:table-cell>
          <table:table-cell office:value-type="string" table:style-name="ce27">
            <text:p>A10</text:p>
          </table:table-cell>
          <table:table-cell office:value-type="string" table:style-name="ce66">
            <text:p>현대오토에버_A10_22년_6월 정기점검서_클라우드운영센터-RUCloud.pptx</text:p>
          </table:table-cell>
          <table:table-cell office:value-type="string" table:style-name="ce27">
            <text:p>A10</text:p>
          </table:table-cell>
          <table:table-cell office:value-type="string" office:string-value="월" table:formula="of:=IF(ISERROR(SEARCH(&quot;*분기*&quot;;[.K164]));&quot;월&quot;;&quot;분기&quot;)" table:style-name="ce27">
            <text:p>월</text:p>
          </table:table-cell>
          <table:table-cell table:number-columns-repeated="16371"/>
        </table:table-row>
        <table:table-row table:style-name="ro2">
          <table:table-cell/>
          <table:table-cell table:number-columns-repeated="3" table:style-name="ce1"/>
          <table:table-cell table:style-name="ce97"/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table:style-name="ce97"/>
          <table:table-cell table:number-columns-repeated="16379" table:style-name="ce1"/>
        </table:table-row>
        <table:table-row table:number-rows-repeated="1048410" table:style-name="ro1">
          <table:table-cell table:number-columns-repeated="16384"/>
        </table:table-row>
      </table:table>
      <table:table table:name="HW_정기점검_주기" table:style-name="ta1">
        <table:table-column table:style-name="co25" table:default-cell-style-name="ce98"/>
        <table:table-column table:style-name="co26" table:default-cell-style-name="ce98"/>
        <table:table-column table:style-name="co27" table:default-cell-style-name="ce98"/>
        <table:table-column table:style-name="co28" table:default-cell-style-name="ce98"/>
        <table:table-column table:style-name="co29" table:default-cell-style-name="ce98"/>
        <table:table-column table:style-name="co5" table:number-columns-repeated="16379" table:default-cell-style-name="ce98"/>
        <table:table-row table:style-name="ro2">
          <table:table-cell table:number-columns-repeated="16384" table:style-name="ce98"/>
        </table:table-row>
        <table:table-row table:style-name="ro4">
          <table:table-cell office:value-type="string" table:number-columns-spanned="1" table:number-rows-spanned="2" table:style-name="ce115">
            <text:p>구분(DIVISION)</text:p>
          </table:table-cell>
          <table:table-cell office:value-type="string" table:number-columns-spanned="1" table:number-rows-spanned="2" table:style-name="ce115">
            <text:p>벤더(vendor)</text:p>
          </table:table-cell>
          <table:table-cell office:value-type="string" table:number-columns-spanned="1" table:number-rows-spanned="2" table:style-name="ce115">
            <text:p>업체명(comapany name)</text:p>
          </table:table-cell>
          <table:table-cell office:value-type="string" table:number-columns-spanned="1" table:number-rows-spanned="2" table:style-name="ce115">
            <text:p>영업대표(sales representative)</text:p>
          </table:table-cell>
          <table:table-cell office:value-type="string" table:number-columns-spanned="1" table:number-rows-spanned="2" table:style-name="ce115">
            <text:p>정기점검주기(periodic inspection)</text:p>
          </table:table-cell>
          <table:table-cell office:value-type="string" table:number-columns-spanned="2" table:number-rows-spanned="2" table:style-name="ce115">
            <text:p>비고(note)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6">
          <table:table-cell office:value-type="string" table:style-name="ce99">
            <text:p>서버</text:p>
            <text:p/>
            <text:p>(server)</text:p>
          </table:table-cell>
          <table:table-cell office:value-type="string" table:style-name="ce98">
            <text:p>DELL</text:p>
          </table:table-cell>
          <table:table-cell office:value-type="string" table:style-name="ce98">
            <text:p>우리올제</text:p>
          </table:table-cell>
          <table:table-cell office:value-type="string" table:style-name="ce98">
            <text:p>김준성</text:p>
          </table:table-cell>
          <table:table-cell office:value-type="string" table:style-name="ce100">
            <text:p>분기</text:p>
            <text:p/>
            <text:p>(quarter)</text:p>
          </table:table-cell>
          <table:table-cell table:number-columns-repeated="16379" table:style-name="ce98"/>
        </table:table-row>
        <table:table-row table:style-name="ro7">
          <table:table-cell table:style-name="ce101"/>
          <table:table-cell office:value-type="string" table:style-name="ce98">
            <text:p>HP</text:p>
          </table:table-cell>
          <table:table-cell office:value-type="string" table:style-name="ce98">
            <text:p>에임투지</text:p>
          </table:table-cell>
          <table:table-cell office:value-type="string" table:style-name="ce98">
            <text:p>이홍주</text:p>
          </table:table-cell>
          <table:table-cell office:value-type="string" table:style-name="ce102">
            <text:p>월</text:p>
            <text:p/>
            <text:p>(month)</text:p>
          </table:table-cell>
          <table:table-cell table:number-columns-repeated="16379" table:style-name="ce98"/>
        </table:table-row>
        <table:table-row table:style-name="ro7">
          <table:table-cell table:style-name="ce101"/>
          <table:table-cell office:value-type="string" table:style-name="ce98">
            <text:p>Cisco</text:p>
          </table:table-cell>
          <table:table-cell office:value-type="string" table:style-name="ce98">
            <text:p>스파크(이테크)</text:p>
          </table:table-cell>
          <table:table-cell office:value-type="string" table:style-name="ce98">
            <text:p>정명훈</text:p>
          </table:table-cell>
          <table:table-cell office:value-type="string" table:style-name="ce102">
            <text:p>월</text:p>
            <text:p/>
            <text:p>(month)</text:p>
          </table:table-cell>
          <table:table-cell table:number-columns-repeated="16379" table:style-name="ce98"/>
        </table:table-row>
        <table:table-row table:style-name="ro6">
          <table:table-cell table:style-name="ce103"/>
          <table:table-cell office:value-type="string" table:style-name="ce104">
            <text:p>Quanta</text:p>
          </table:table-cell>
          <table:table-cell office:value-type="string" table:style-name="ce104">
            <text:p>SPK</text:p>
          </table:table-cell>
          <table:table-cell office:value-type="string" table:style-name="ce104">
            <text:p>이정윤</text:p>
          </table:table-cell>
          <table:table-cell office:value-type="string" table:style-name="ce105">
            <text:p>분기</text:p>
            <text:p/>
            <text:p>(quarter)</text:p>
          </table:table-cell>
          <table:table-cell table:number-columns-repeated="16379" table:style-name="ce98"/>
        </table:table-row>
        <table:table-row table:style-name="ro6">
          <table:table-cell office:value-type="string" table:style-name="ce106">
            <text:p>스토리지</text:p>
            <text:p/>
            <text:p>(storage)</text:p>
          </table:table-cell>
          <table:table-cell office:value-type="string" table:style-name="ce107">
            <text:p>Netapp</text:p>
          </table:table-cell>
          <table:table-cell office:value-type="string" table:style-name="ce107">
            <text:p>이테크</text:p>
          </table:table-cell>
          <table:table-cell office:value-type="string" table:style-name="ce107">
            <text:p>임영민</text:p>
          </table:table-cell>
          <table:table-cell office:value-type="string" table:style-name="ce108">
            <text:p>월</text:p>
            <text:p/>
            <text:p>(month)</text:p>
          </table:table-cell>
          <table:table-cell table:number-columns-repeated="16379" table:style-name="ce98"/>
        </table:table-row>
        <table:table-row table:style-name="ro7">
          <table:table-cell table:style-name="ce101"/>
          <table:table-cell office:value-type="string" table:style-name="ce98">
            <text:p>HP</text:p>
          </table:table-cell>
          <table:table-cell office:value-type="string" table:style-name="ce98">
            <text:p>에임투지</text:p>
          </table:table-cell>
          <table:table-cell office:value-type="string" table:style-name="ce98">
            <text:p>이홍주</text:p>
          </table:table-cell>
          <table:table-cell office:value-type="string" table:style-name="ce102">
            <text:p>월</text:p>
            <text:p/>
            <text:p>(month)</text:p>
          </table:table-cell>
          <table:table-cell table:number-columns-repeated="16379" table:style-name="ce98"/>
        </table:table-row>
        <table:table-row table:style-name="ro6">
          <table:table-cell table:style-name="ce103"/>
          <table:table-cell office:value-type="string" table:style-name="ce104">
            <text:p>Hitachi</text:p>
          </table:table-cell>
          <table:table-cell office:value-type="string" table:style-name="ce104">
            <text:p>효성</text:p>
          </table:table-cell>
          <table:table-cell office:value-type="string" table:style-name="ce104">
            <text:p>박재찬</text:p>
          </table:table-cell>
          <table:table-cell office:value-type="string" table:style-name="ce109">
            <text:p>월</text:p>
            <text:p/>
            <text:p>(month)</text:p>
          </table:table-cell>
          <table:table-cell table:number-columns-repeated="16379" table:style-name="ce98"/>
        </table:table-row>
        <table:table-row table:style-name="ro6">
          <table:table-cell office:value-type="string" table:style-name="ce110">
            <text:p>LB</text:p>
          </table:table-cell>
          <table:table-cell office:value-type="string" table:style-name="ce107">
            <text:p>A10</text:p>
          </table:table-cell>
          <table:table-cell office:value-type="string" table:style-name="ce107">
            <text:p>위버</text:p>
          </table:table-cell>
          <table:table-cell office:value-type="string" table:style-name="ce107">
            <text:p>김병모</text:p>
          </table:table-cell>
          <table:table-cell office:value-type="string" table:style-name="ce108">
            <text:p>월</text:p>
            <text:p/>
            <text:p>(month)</text:p>
          </table:table-cell>
          <table:table-cell table:number-columns-repeated="16379" table:style-name="ce98"/>
        </table:table-row>
        <table:table-row table:style-name="ro6">
          <table:table-cell table:style-name="ce103"/>
          <table:table-cell office:value-type="string" table:style-name="ce104">
            <text:p>F5</text:p>
          </table:table-cell>
          <table:table-cell office:value-type="string" table:style-name="ce104">
            <text:p>오픈베이스</text:p>
          </table:table-cell>
          <table:table-cell office:value-type="string" table:style-name="ce104">
            <text:p>박석환</text:p>
          </table:table-cell>
          <table:table-cell office:value-type="string" table:style-name="ce109">
            <text:p>월</text:p>
            <text:p/>
            <text:p>(month)</text:p>
          </table:table-cell>
          <table:table-cell table:number-columns-repeated="16379" table:style-name="ce98"/>
        </table:table-row>
        <table:table-row table:style-name="ro6">
          <table:table-cell office:value-type="string" table:style-name="ce110">
            <text:p>Switch</text:p>
          </table:table-cell>
          <table:table-cell office:value-type="string" table:style-name="ce107">
            <text:p>Arista</text:p>
          </table:table-cell>
          <table:table-cell office:value-type="string" table:style-name="ce107">
            <text:p>SPK</text:p>
          </table:table-cell>
          <table:table-cell office:value-type="string" table:style-name="ce107">
            <text:p>이정윤</text:p>
          </table:table-cell>
          <table:table-cell office:value-type="string" table:style-name="ce111">
            <text:p>분기</text:p>
            <text:p/>
            <text:p>(quarter)</text:p>
          </table:table-cell>
          <table:table-cell table:number-columns-repeated="16379" table:style-name="ce98"/>
        </table:table-row>
        <table:table-row table:style-name="ro7">
          <table:table-cell table:style-name="ce101"/>
          <table:table-cell office:value-type="string" table:style-name="ce98">
            <text:p>Cisco</text:p>
          </table:table-cell>
          <table:table-cell office:value-type="string" table:style-name="ce98">
            <text:p>스파크(이테크)</text:p>
          </table:table-cell>
          <table:table-cell office:value-type="string" table:style-name="ce98">
            <text:p>정명훈</text:p>
          </table:table-cell>
          <table:table-cell office:value-type="string" table:style-name="ce102">
            <text:p>월</text:p>
            <text:p/>
            <text:p>(month)</text:p>
          </table:table-cell>
          <table:table-cell table:number-columns-repeated="16379" table:style-name="ce98"/>
        </table:table-row>
        <table:table-row table:style-name="ro6">
          <table:table-cell table:style-name="ce103"/>
          <table:table-cell office:value-type="string" table:style-name="ce104">
            <text:p>Quanta</text:p>
          </table:table-cell>
          <table:table-cell office:value-type="string" table:style-name="ce104">
            <text:p>SPK</text:p>
          </table:table-cell>
          <table:table-cell office:value-type="string" table:style-name="ce104">
            <text:p>이정윤</text:p>
          </table:table-cell>
          <table:table-cell office:value-type="string" table:style-name="ce105">
            <text:p>분기</text:p>
            <text:p/>
            <text:p>(quarter)</text:p>
          </table:table-cell>
          <table:table-cell table:number-columns-repeated="16379" table:style-name="ce98"/>
        </table:table-row>
        <table:table-row table:style-name="ro6">
          <table:table-cell office:value-type="string" table:style-name="ce110">
            <text:p>F/W</text:p>
          </table:table-cell>
          <table:table-cell office:value-type="string" table:style-name="ce107">
            <text:p>Paloalto</text:p>
          </table:table-cell>
          <table:table-cell office:value-type="string" table:style-name="ce107">
            <text:p>위버</text:p>
          </table:table-cell>
          <table:table-cell office:value-type="string" table:style-name="ce107">
            <text:p>김병모</text:p>
          </table:table-cell>
          <table:table-cell office:value-type="string" table:style-name="ce108">
            <text:p>월</text:p>
            <text:p/>
            <text:p>(month)</text:p>
          </table:table-cell>
          <table:table-cell table:number-columns-repeated="16379" table:style-name="ce98"/>
        </table:table-row>
        <table:table-row table:style-name="ro7">
          <table:table-cell table:style-name="ce101"/>
          <table:table-cell office:value-type="string" table:style-name="ce98">
            <text:p>SAC</text:p>
          </table:table-cell>
          <table:table-cell office:value-type="string" table:style-name="ce98">
            <text:p>피앤피시큐어</text:p>
          </table:table-cell>
          <table:table-cell office:value-type="string" table:style-name="ce98">
            <text:p>김주혁</text:p>
          </table:table-cell>
          <table:table-cell office:value-type="string" table:style-name="ce100">
            <text:p>분기</text:p>
            <text:p/>
            <text:p>(quarter)</text:p>
          </table:table-cell>
          <table:table-cell table:number-columns-repeated="16379"/>
        </table:table-row>
        <table:table-row table:style-name="ro6">
          <table:table-cell table:style-name="ce103"/>
          <table:table-cell office:value-type="string" table:style-name="ce104">
            <text:p>NGFW</text:p>
          </table:table-cell>
          <table:table-cell office:value-type="string" table:style-name="ce104">
            <text:p>이테크시스템</text:p>
          </table:table-cell>
          <table:table-cell office:value-type="string" table:style-name="ce104">
            <text:p>이학주</text:p>
          </table:table-cell>
          <table:table-cell office:value-type="string" table:style-name="ce109">
            <text:p>월</text:p>
            <text:p/>
            <text:p>(month)</text:p>
          </table:table-cell>
          <table:table-cell table:number-columns-repeated="16379"/>
        </table:table-row>
        <table:table-row table:style-name="ro8">
          <table:table-cell office:value-type="string" table:style-name="ce112">
            <text:p>백업</text:p>
            <text:p/>
            <text:p>(backup)</text:p>
          </table:table-cell>
          <table:table-cell office:value-type="string" table:style-name="ce113">
            <text:p>Netbackup</text:p>
          </table:table-cell>
          <table:table-cell office:value-type="string" table:style-name="ce113">
            <text:p>비트라이스</text:p>
          </table:table-cell>
          <table:table-cell office:value-type="string" table:style-name="ce113">
            <text:p>이경래</text:p>
          </table:table-cell>
          <table:table-cell office:value-type="string" table:style-name="ce114">
            <text:p>월</text:p>
            <text:p/>
            <text:p>(month)</text:p>
          </table:table-cell>
          <table:table-cell table:number-columns-repeated="16379"/>
        </table:table-row>
        <table:table-row table:style-name="ro2">
          <table:table-cell table:number-columns-repeated="16384" table:style-name="ce98"/>
        </table:table-row>
        <table:table-row table:number-rows-repeated="1048556" table:style-name="ro1">
          <table:table-cell table:number-columns-repeated="16384"/>
        </table:table-row>
      </table:table>
      <table:data-pilot-tables>
        <table:data-pilot-table table:name="피벗 테이블28" table:target-range-address="요약_전체_벤더별.A4:요약_전체_벤더별.C39" table:show-filter-button="false" table:buttons="요약_전체_벤더별.A4 요약_전체_벤더별.A5 요약_전체_벤더별.A7 요약_전체_벤더별.B7">
          <table:source-cell-range table:cell-range-address="자료포멧.B7:자료포멧.K164"/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KR.A1:요약_KR.C22" table:show-filter-button="false" table:buttons="요약_KR.A1 요약_KR.A2 요약_KR.A4 요약_KR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KR.A23:요약_KR.D32" table:show-filter-button="false" table:buttons="요약_KR.A23 요약_KR.A26 요약_KR.B25">
          <table:source-cell-range table:cell-range-address="자료포멧.B7:자료포멧.M164"/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NA.A23:요약_NA.D33" table:show-filter-button="false" table:buttons="요약_NA.A23 요약_NA.A26 요약_NA.B25">
          <table:source-cell-range table:cell-range-address="자료포멧.B7:자료포멧.M164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NA.A1:요약_NA.C19" table:show-filter-button="false" table:buttons="요약_NA.A1 요약_NA.A2 요약_NA.A4 요약_NA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EU.A1:요약_EU.C17" table:show-filter-button="false" table:buttons="요약_EU.A1 요약_EU.A2 요약_EU.A4 요약_EU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EU.A23:요약_EU.D32" table:show-filter-button="false" table:buttons="요약_EU.A23 요약_EU.A26 요약_EU.B25">
          <table:source-cell-range table:cell-range-address="자료포멧.B7:자료포멧.M164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CN.A1:요약_CN.C14" table:show-filter-button="false" table:buttons="요약_CN.A1 요약_CN.A2 요약_CN.A4 요약_CN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CN.A23:요약_CN.D32" table:show-filter-button="false" table:buttons="요약_CN.A23 요약_CN.A26 요약_CN.B25">
          <table:source-cell-range table:cell-range-address="자료포멧.B7:자료포멧.M164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IN.A23:요약_IN.D32" table:show-filter-button="false" table:buttons="요약_IN.A23 요약_IN.A26 요약_IN.B25">
          <table:source-cell-range table:cell-range-address="자료포멧.B7:자료포멧.M164"/>
          <table:data-pilot-field table:source-field-name="리전" table:orientation="page" table:selected-page="I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IN.A1:요약_IN.C15" table:show-filter-button="false" table:buttons="요약_IN.A1 요약_IN.A2 요약_IN.A4 요약_IN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I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RU.A1:요약_RU.C7" table:show-filter-button="false" table:buttons="요약_RU.A1 요약_RU.A2 요약_RU.A4 요약_RU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RU.A23:요약_RU.C32" table:show-filter-button="false" table:buttons="요약_RU.A23 요약_RU.A26 요약_RU.B25">
          <table:source-cell-range table:cell-range-address="자료포멧.B7:자료포멧.M164"/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SG.A23:요약_SG.D32" table:show-filter-button="false" table:buttons="요약_SG.A23 요약_SG.A26 요약_SG.B25">
          <table:source-cell-range table:cell-range-address="자료포멧.B7:자료포멧.M164"/>
          <table:data-pilot-field table:source-field-name="리전" table:orientation="page" table:selected-page="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SG.A1:요약_SG.C9" table:show-filter-button="false" table:buttons="요약_SG.A1 요약_SG.A2 요약_SG.A4 요약_SG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style style:name="_54364__51456__32_2" style:display-name="표준 2" style:family="table-cell" style:data-style-name="N0">
      <style:table-cell-properties style:vertical-align="middle" fo:background-color="transparent"/>
    </style:style>
    <style:style style:name="_54364__51456__32_3" style:display-name="표준 3" style:family="table-cell" style:data-style-name="N0">
      <style:table-cell-properties style:vertical-align="automatic" fo:background-color="transparent"/>
    </style:style>
    <style:style style:name="_54616__51060__54140__47553__53356_" style:display-name="하이퍼링크" style:family="table-cell" style:data-style-name="N0">
      <style:text-properties fo:color="#0563C1" style:text-underline-style="solid" style:text-underline-type="single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AE_GE</meta:initial-creator>
    <dc:creator>스파크엔어소시에이츠/김의현-클라우드플랫폼팀/신우영</dc:creator>
    <meta:creation-date>2022-07-12T04:57:19Z</meta:creation-date>
    <dc:date>2022-07-13T05:55:4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0694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0694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6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255e9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304.5002362204725pt" svg:width="437.9996850393701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svg:x="151.536062992126pt" svg:y="9.99543307086614pt"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 6월</text:p>
            </table:table-cell>
            <table:table-cell office:value-type="float" office:value="14"/>
          </table:table-row>
          <table:table-row>
            <table:table-cell office:value-type="string">
              <text:p>CN 6월</text:p>
            </table:table-cell>
            <table:table-cell office:value-type="float" office:value="5"/>
          </table:table-row>
          <table:table-row>
            <table:table-cell office:value-type="string">
              <text:p>EU 6월</text:p>
            </table:table-cell>
            <table:table-cell office:value-type="float" office:value="6"/>
          </table:table-row>
          <table:table-row>
            <table:table-cell office:value-type="string">
              <text:p>IN 6월</text:p>
            </table:table-cell>
            <table:table-cell office:value-type="float" office:value="5"/>
          </table:table-row>
          <table:table-row>
            <table:table-cell office:value-type="string">
              <text:p>NA 6월</text:p>
            </table:table-cell>
            <table:table-cell office:value-type="float" office:value="7"/>
          </table:table-row>
          <table:table-row>
            <table:table-cell office:value-type="string">
              <text:p>RU 6월</text:p>
            </table:table-cell>
            <table:table-cell office:value-type="float" office:value="1"/>
          </table:table-row>
          <table:table-row>
            <table:table-cell office:value-type="string">
              <text:p>SG 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Dell 진행</text:p>
            </table:table-cell>
            <table:table-cell office:value-type="float" office:value="1"/>
          </table:table-row>
          <table:table-row>
            <table:table-cell office:value-type="string">
              <text:p>F5 완료</text:p>
            </table:table-cell>
            <table:table-cell office:value-type="float" office:value="1"/>
          </table:table-row>
          <table:table-row>
            <table:table-cell office:value-type="string">
              <text:p>NetApp 완료</text:p>
            </table:table-cell>
            <table:table-cell office:value-type="float" office:value="1"/>
          </table:table-row>
          <table:table-row>
            <table:table-cell office:value-type="string">
              <text:p>Paloalto 완료</text:p>
            </table:table-cell>
            <table:table-cell office:value-type="float" office:value="1"/>
          </table:table-row>
          <table:table-row>
            <table:table-cell office:value-type="string">
              <text:p>Paloalto 진행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3"/>
            <table:table-cell office:value-type="float" office:value="2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A10 완료</text:p>
            </table:table-cell>
            <table:table-cell office:value-type="float" office:value="1"/>
          </table:table-row>
          <table:table-row>
            <table:table-cell office:value-type="string">
              <text:p>Arista 진행</text:p>
            </table:table-cell>
            <table:table-cell office:value-type="float" office:value="1"/>
          </table:table-row>
          <table:table-row>
            <table:table-cell office:value-type="string">
              <text:p>Dell 진행</text:p>
            </table:table-cell>
            <table:table-cell office:value-type="float" office:value="1"/>
          </table:table-row>
          <table:table-row>
            <table:table-cell office:value-type="string">
              <text:p>NetApp 완료</text:p>
            </table:table-cell>
            <table:table-cell office:value-type="float" office:value="1"/>
          </table:table-row>
          <table:table-row>
            <table:table-cell office:value-type="string">
              <text:p>Paloalto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3"/>
            <table:table-cell office:value-type="float" office:value="2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A10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title chart:style-name="CT00">
          <text:p text:style-name="a0" text:class-names="" text:cond-style-name="">완료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</table:table-row>
          <table:table-row>
            <table:table-cell office:value-type="string">
              <text:p>2월</text:p>
            </table:table-cell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F5 완료</text:p>
            </table:table-cell>
            <table:table-cell office:value-type="float" office:value="1"/>
          </table:table-row>
          <table:table-row>
            <table:table-cell office:value-type="string">
              <text:p>Paloalto 진행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1"/>
            <table:table-cell office:value-type="float" office:value="1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bar" svg:height="387.0pt" svg:width="667.1253543307087pt" chart:style-name="Crt0">
        <chart:legend chart:legend-position="end" chart:legend-align="center" chart:style-name="Lgnd"/>
        <chart:plot-area svg:x="0.44pt" svg:y="60.49700787401575pt" svg:width="614.2988188976378pt" svg:height="264.251968503937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6"/>
          </chart:axis>
          <chart:series chart:label-cell-address="local-table.$B$1" chart:values-cell-range-address="local-table.$B$2:.$B$16" chart:class="chart:bar" chart:attached-axis="primary-y" chart:style-name="G0S0">
            <chart:data-label chart:style-name="DL00"/>
            <chart:data-point chart:repeated="15"/>
          </chart:series>
          <chart:series chart:label-cell-address="local-table.$C$1" chart:values-cell-range-address="local-table.$C$2:.$C$16" chart:class="chart:bar" chart:attached-axis="primary-y" chart:style-name="G0S1">
            <chart:data-label chart:style-name="DL01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CN 4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CN 6월</text:p>
            </table:table-cell>
            <table:table-cell office:value-type="float" office:value="3"/>
            <table:table-cell office:value-type="float" office:value="2"/>
          </table:table-row>
          <table:table-row>
            <table:table-cell office:value-type="string">
              <text:p>EU 4월</text:p>
            </table:table-cell>
            <table:table-cell office:value-type="float" office:value="7"/>
            <table:table-cell office:value-type="float" office:value="0"/>
          </table:table-row>
          <table:table-row>
            <table:table-cell office:value-type="string">
              <text:p>EU 6월</text:p>
            </table:table-cell>
            <table:table-cell office:value-type="float" office:value="3"/>
            <table:table-cell office:value-type="float" office:value="3"/>
          </table:table-row>
          <table:table-row>
            <table:table-cell office:value-type="string">
              <text:p>IN 4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IN 6월</text:p>
            </table:table-cell>
            <table:table-cell office:value-type="float" office:value="3"/>
            <table:table-cell office:value-type="float" office:value="2"/>
          </table:table-row>
          <table:table-row>
            <table:table-cell office:value-type="string">
              <text:p>KR 4월</text:p>
            </table:table-cell>
            <table:table-cell office:value-type="float" office:value="7"/>
            <table:table-cell office:value-type="float" office:value="0"/>
          </table:table-row>
          <table:table-row>
            <table:table-cell office:value-type="string">
              <text:p>KR 6월</text:p>
            </table:table-cell>
            <table:table-cell office:value-type="float" office:value="10"/>
            <table:table-cell office:value-type="float" office:value="4"/>
          </table:table-row>
          <table:table-row>
            <table:table-cell office:value-type="string">
              <text:p>NA 4월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NA 5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NA 6월</text:p>
            </table:table-cell>
            <table:table-cell office:value-type="float" office:value="3"/>
            <table:table-cell office:value-type="float" office:value="4"/>
          </table:table-row>
          <table:table-row>
            <table:table-cell office:value-type="string">
              <text:p>RU 4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RU 6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SG 4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SG 6월</text:p>
            </table:table-cell>
            <table:table-cell office:value-type="float" office:value="1"/>
            <table:table-cell office:value-type="float" office:value="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G0S0P9">
      <style:graphic-properties draw:fill="solid" draw:fill-color="#997300" draw:opacity="100%" draw:stroke="solid" svg:stroke-width="0.02083in" svg:stroke-color="#ffffff" svg:stroke-opacity="100%"/>
    </style:style>
    <style:style style:family="chart" style:name="G0S0P10">
      <style:graphic-properties draw:fill="solid" draw:fill-color="#264478" draw:opacity="100%" draw:stroke="solid" svg:stroke-width="0.02083in" svg:stroke-color="#ffffff" svg:stroke-opacity="100%"/>
    </style:style>
    <style:style style:family="chart" style:name="Wal0">
      <style:graphic-properties draw:fill="none" draw:stroke="none"/>
    </style:style>
    <style:style style:family="chart" style:name="G0S0P11">
      <style:graphic-properties draw:fill="solid" draw:fill-color="#43682b" draw:opacity="100%" draw:stroke="solid" svg:stroke-width="0.02083in" svg:stroke-color="#ffffff" svg:stroke-opacity="100%"/>
    </style:style>
    <style:style style:family="chart" style:name="G0S0P12">
      <style:graphic-properties draw:fill="solid" draw:fill-color="#7cafdd" draw:opacity="100%" draw:stroke="solid" svg:stroke-width="0.02083in" svg:stroke-color="#ffffff" svg:stroke-opacity="100%"/>
    </style:style>
    <style:style style:family="chart" style:name="G0S0P13">
      <style:graphic-properties draw:fill="solid" draw:fill-color="#f1975a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4">
      <style:graphic-properties draw:fill="solid" draw:fill-color="#b7b7b7" draw:opacity="100%" draw:stroke="solid" svg:stroke-width="0.02083in" svg:stroke-color="#ffffff" svg:stroke-opacity="100%"/>
    </style:style>
    <style:style style:family="chart" style:name="G0S0P15">
      <style:graphic-properties draw:fill="solid" draw:fill-color="#ffcd33" draw:opacity="100%" draw:stroke="solid" svg:stroke-width="0.02083in" svg:stroke-color="#ffffff" svg:stroke-opacity="100%"/>
    </style:style>
    <style:style style:family="chart" style:name="G0S0P16">
      <style:graphic-properties draw:fill="solid" draw:fill-color="#698ed0" draw:opacity="100%" draw:stroke="solid" svg:stroke-width="0.02083in" svg:stroke-color="#ffffff" svg:stroke-opacity="100%"/>
    </style:style>
    <style:style style:family="chart" style:name="G0S0P17">
      <style:graphic-properties draw:fill="solid" draw:fill-color="#8cc168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000000" svg:stroke-opacity="100%" draw:stroke-linejoin="round" svg:stroke-linecap="butt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Axs0" style:data-style-name="N0">
      <style:chart-properties chart:gap-width="10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</office:automatic-styles>
  <office:body>
    <office:chart>
      <chart:chart chart:class="chart:bar" svg:height="325.8755905511811pt" svg:width="584.2496850393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9"/>
          </chart:axis>
          <chart:series chart:label-cell-address="local-table.$B$1" chart:values-cell-range-address="local-table.$B$2:.$B$19" chart:class="chart:bar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  <chart:data-point chart:style-name="G0S0P12">
              <chart:data-label chart:style-name="DL0012"/>
            </chart:data-point>
            <chart:data-point chart:style-name="G0S0P13">
              <chart:data-label chart:style-name="DL0013"/>
            </chart:data-point>
            <chart:data-point chart:style-name="G0S0P14">
              <chart:data-label chart:style-name="DL0014"/>
            </chart:data-point>
            <chart:data-point chart:style-name="G0S0P15">
              <chart:data-label chart:style-name="DL0015"/>
            </chart:data-point>
            <chart:data-point chart:style-name="G0S0P16">
              <chart:data-label chart:style-name="DL0016"/>
            </chart:data-point>
            <chart:data-point chart:style-name="G0S0P17">
              <chart:data-label chart:style-name="DL0017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A10 완료</text:p>
            </table:table-cell>
            <table:table-cell office:value-type="float" office:value="29"/>
          </table:table-row>
          <table:table-row>
            <table:table-cell office:value-type="string">
              <text:p>Arista 완료</text:p>
            </table:table-cell>
            <table:table-cell office:value-type="float" office:value="16"/>
          </table:table-row>
          <table:table-row>
            <table:table-cell office:value-type="string">
              <text:p>Arista 진행</text:p>
            </table:table-cell>
            <table:table-cell office:value-type="float" office:value="3"/>
          </table:table-row>
          <table:table-row>
            <table:table-cell office:value-type="string">
              <text:p>Cisco 완료</text:p>
            </table:table-cell>
            <table:table-cell office:value-type="float" office:value="5"/>
          </table:table-row>
          <table:table-row>
            <table:table-cell office:value-type="string">
              <text:p>Dell 완료</text:p>
            </table:table-cell>
            <table:table-cell office:value-type="float" office:value="14"/>
          </table:table-row>
          <table:table-row>
            <table:table-cell office:value-type="string">
              <text:p>Dell 진행</text:p>
            </table:table-cell>
            <table:table-cell office:value-type="float" office:value="5"/>
          </table:table-row>
          <table:table-row>
            <table:table-cell office:value-type="string">
              <text:p>F5 완료</text:p>
            </table:table-cell>
            <table:table-cell office:value-type="float" office:value="7"/>
          </table:table-row>
          <table:table-row>
            <table:table-cell office:value-type="string">
              <text:p>HP 완료</text:p>
            </table:table-cell>
            <table:table-cell office:value-type="float" office:value="6"/>
          </table:table-row>
          <table:table-row>
            <table:table-cell office:value-type="string">
              <text:p>HP 진행</text:p>
            </table:table-cell>
            <table:table-cell office:value-type="float" office:value="3"/>
          </table:table-row>
          <table:table-row>
            <table:table-cell office:value-type="string">
              <text:p>NetApp 완료</text:p>
            </table:table-cell>
            <table:table-cell office:value-type="float" office:value="34"/>
          </table:table-row>
          <table:table-row>
            <table:table-cell office:value-type="string">
              <text:p>Netbackup 진행</text:p>
            </table:table-cell>
            <table:table-cell office:value-type="float" office:value="1"/>
          </table:table-row>
          <table:table-row>
            <table:table-cell office:value-type="string">
              <text:p>NGFW 완료</text:p>
            </table:table-cell>
            <table:table-cell office:value-type="float" office:value="2"/>
          </table:table-row>
          <table:table-row>
            <table:table-cell office:value-type="string">
              <text:p>NGFW 진행</text:p>
            </table:table-cell>
            <table:table-cell office:value-type="float" office:value="1"/>
          </table:table-row>
          <table:table-row>
            <table:table-cell office:value-type="string">
              <text:p>Paloalto 완료</text:p>
            </table:table-cell>
            <table:table-cell office:value-type="float" office:value="19"/>
          </table:table-row>
          <table:table-row>
            <table:table-cell office:value-type="string">
              <text:p>Paloalto 진행</text:p>
            </table:table-cell>
            <table:table-cell office:value-type="float" office:value="3"/>
          </table:table-row>
          <table:table-row>
            <table:table-cell office:value-type="string">
              <text:p>QCT 완료</text:p>
            </table:table-cell>
            <table:table-cell office:value-type="float" office:value="2"/>
          </table:table-row>
          <table:table-row>
            <table:table-cell office:value-type="string">
              <text:p>SAC 완료</text:p>
            </table:table-cell>
            <table:table-cell office:value-type="float" office:value="2"/>
          </table:table-row>
          <table:table-row>
            <table:table-cell office:value-type="string">
              <text:p>WAF 완료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G0S0P9">
      <style:graphic-properties draw:fill="solid" draw:fill-color="#997300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11"/>
          </chart:axis>
          <chart:axis chart:dimension="y"/>
          <chart:series chart:label-cell-address="local-table.$B$1" chart:values-cell-range-address="local-table.$B$2:.$B$11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A10 완료</text:p>
            </table:table-cell>
            <table:table-cell office:value-type="float" office:value="1"/>
          </table:table-row>
          <table:table-row>
            <table:table-cell office:value-type="string">
              <text:p>Arista 완료</text:p>
            </table:table-cell>
            <table:table-cell office:value-type="float" office:value="1"/>
          </table:table-row>
          <table:table-row>
            <table:table-cell office:value-type="string">
              <text:p>Arista 진행</text:p>
            </table:table-cell>
            <table:table-cell office:value-type="float" office:value="1"/>
          </table:table-row>
          <table:table-row>
            <table:table-cell office:value-type="string">
              <text:p>Dell 완료</text:p>
            </table:table-cell>
            <table:table-cell office:value-type="float" office:value="2"/>
          </table:table-row>
          <table:table-row>
            <table:table-cell office:value-type="string">
              <text:p>Dell 진행</text:p>
            </table:table-cell>
            <table:table-cell office:value-type="float" office:value="2"/>
          </table:table-row>
          <table:table-row>
            <table:table-cell office:value-type="string">
              <text:p>F5 완료</text:p>
            </table:table-cell>
            <table:table-cell office:value-type="float" office:value="1"/>
          </table:table-row>
          <table:table-row>
            <table:table-cell office:value-type="string">
              <text:p>HP 완료</text:p>
            </table:table-cell>
            <table:table-cell office:value-type="float" office:value="1"/>
          </table:table-row>
          <table:table-row>
            <table:table-cell office:value-type="string">
              <text:p>HP 진행</text:p>
            </table:table-cell>
            <table:table-cell office:value-type="float" office:value="1"/>
          </table:table-row>
          <table:table-row>
            <table:table-cell office:value-type="string">
              <text:p>NetApp 완료</text:p>
            </table:table-cell>
            <table:table-cell office:value-type="float" office:value="3"/>
          </table:table-row>
          <table:table-row>
            <table:table-cell office:value-type="string">
              <text:p>QCT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2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7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6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7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10"/>
            <table:table-cell office:value-type="float" office:value="4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A10 완료</text:p>
            </table:table-cell>
            <table:table-cell office:value-type="float" office:value="1"/>
          </table:table-row>
          <table:table-row>
            <table:table-cell office:value-type="string">
              <text:p>Arista 완료</text:p>
            </table:table-cell>
            <table:table-cell office:value-type="float" office:value="1"/>
          </table:table-row>
          <table:table-row>
            <table:table-cell office:value-type="string">
              <text:p>Dell 진행</text:p>
            </table:table-cell>
            <table:table-cell office:value-type="float" office:value="1"/>
          </table:table-row>
          <table:table-row>
            <table:table-cell office:value-type="string">
              <text:p>HP 진행</text:p>
            </table:table-cell>
            <table:table-cell office:value-type="float" office:value="1"/>
          </table:table-row>
          <table:table-row>
            <table:table-cell office:value-type="string">
              <text:p>NetApp 완료</text:p>
            </table:table-cell>
            <table:table-cell office:value-type="float" office:value="1"/>
          </table:table-row>
          <table:table-row>
            <table:table-cell office:value-type="string">
              <text:p>Netbackup 진행</text:p>
            </table:table-cell>
            <table:table-cell office:value-type="float" office:value="1"/>
          </table:table-row>
          <table:table-row>
            <table:table-cell office:value-type="string">
              <text:p>Paloalto 진행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6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3"/>
            <table:table-cell office:value-type="float" office:value="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7"/>
          </chart:axis>
          <chart:axis chart:dimension="y"/>
          <chart:series chart:label-cell-address="local-table.$B$1" chart:values-cell-range-address="local-table.$B$2:.$B$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A10 완료</text:p>
            </table:table-cell>
            <table:table-cell office:value-type="float" office:value="1"/>
          </table:table-row>
          <table:table-row>
            <table:table-cell office:value-type="string">
              <text:p>Arista 진행</text:p>
            </table:table-cell>
            <table:table-cell office:value-type="float" office:value="1"/>
          </table:table-row>
          <table:table-row>
            <table:table-cell office:value-type="string">
              <text:p>HP 진행</text:p>
            </table:table-cell>
            <table:table-cell office:value-type="float" office:value="1"/>
          </table:table-row>
          <table:table-row>
            <table:table-cell office:value-type="string">
              <text:p>NetApp 완료</text:p>
            </table:table-cell>
            <table:table-cell office:value-type="float" office:value="1"/>
          </table:table-row>
          <table:table-row>
            <table:table-cell office:value-type="string">
              <text:p>NGFW 진행</text:p>
            </table:table-cell>
            <table:table-cell office:value-type="float" office:value="1"/>
          </table:table-row>
          <table:table-row>
            <table:table-cell office:value-type="string">
              <text:p>WAF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8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7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3"/>
            <table:table-cell office:value-type="float" office:value="3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